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437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5937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8563in"/>
    </style:style>
    <style:style style:name="co13" style:family="table-column">
      <style:table-column-properties fo:break-before="auto" style:column-width="0.7161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7063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437in"/>
    </style:style>
    <style:style style:name="co19" style:family="table-column">
      <style:table-column-properties fo:break-before="auto" style:column-width="0.5189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8035in"/>
    </style:style>
    <style:style style:name="co22" style:family="table-column">
      <style:table-column-properties fo:break-before="auto" style:column-width="1.822in"/>
    </style:style>
    <style:style style:name="co23" style:family="table-column">
      <style:table-column-properties fo:break-before="auto" style:column-width="1.8319in"/>
    </style:style>
    <style:style style:name="co24" style:family="table-column">
      <style:table-column-properties fo:break-before="auto" style:column-width="1.7661in"/>
    </style:style>
    <style:style style:name="co25" style:family="table-column">
      <style:table-column-properties fo:break-before="auto" style:column-width="1.7571in"/>
    </style:style>
    <style:style style:name="co26" style:family="table-column">
      <style:table-column-properties fo:break-before="auto" style:column-width="1.7756in"/>
    </style:style>
    <style:style style:name="co27" style:family="table-column">
      <style:table-column-properties fo:break-before="auto" style:column-width="1.7193in"/>
    </style:style>
    <style:style style:name="co28" style:family="table-column">
      <style:table-column-properties fo:break-before="auto" style:column-width="1.7098in"/>
    </style:style>
    <style:style style:name="co29" style:family="table-column">
      <style:table-column-properties fo:break-before="auto" style:column-width="1.7283in"/>
    </style:style>
    <style:style style:name="co30" style:family="table-column">
      <style:table-column-properties fo:break-before="auto" style:column-width="1.8409in"/>
    </style:style>
    <style:style style:name="co31" style:family="table-column">
      <style:table-column-properties fo:break-before="auto" style:column-width="1.7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1.6535in"/>
    </style:style>
    <style:style style:name="co34" style:family="table-column">
      <style:table-column-properties fo:break-before="auto" style:column-width="1.6626in"/>
    </style:style>
    <style:style style:name="co35" style:family="table-column">
      <style:table-column-properties fo:break-before="auto" style:column-width="1.6063in"/>
    </style:style>
    <style:style style:name="co36" style:family="table-column">
      <style:table-column-properties fo:break-before="auto" style:column-width="1.5972in"/>
    </style:style>
    <style:style style:name="co37" style:family="table-column">
      <style:table-column-properties fo:break-before="auto" style:column-width="1.6161in"/>
    </style:style>
    <style:style style:name="co38" style:family="table-column">
      <style:table-column-properties fo:break-before="auto" style:column-width="1.672in"/>
    </style:style>
    <style:style style:name="co39" style:family="table-column">
      <style:table-column-properties fo:break-before="auto" style:column-width="1.6252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Arial Narrow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0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121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3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Red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39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54" style:family="table-cell" style:parent-style-name="Red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Red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0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52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Red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121">
      <style:table-cell-properties fo:border-bottom="0.74pt solid #000000" fo:background-color="#ffb66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3" style:family="table-cell" style:parent-style-name="Default" style:data-style-name="N121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b66c" fo:border-left="none" fo:border-right="none" fo:border-top="0.74pt solid #000000"/>
    </style:style>
    <style:style style:name="ce75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77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1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21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3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1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1" style:family="table-cell" style:parent-style-name="Blue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60" style:family="table-cell" style:parent-style-name="Green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Green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Blue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94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01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8"/>
        <table:table-column table:style-name="co7" table:number-columns-repeated="9" table:default-cell-style-name="Default"/>
        <table:table-row table:style-name="ro1">
          <table:table-cell table:style-name="ce1"/>
          <table:table-cell table:style-name="ce18"/>
          <table:table-cell table:style-name="ce22" table:number-columns-repeated="4"/>
          <table:table-cell table:style-name="ce30" office:value-type="string" calcext:value-type="string" table:number-columns-spanned="7" table:number-rows-spanned="1">
            <text:p>BothSides</text:p>
          </table:table-cell>
          <table:covered-table-cell table:number-columns-repeated="5" table:style-name="ce39"/>
          <table:covered-table-cell table:style-name="ce49"/>
          <table:table-cell table:style-name="ce55" office:value-type="string" calcext:value-type="string" table:number-columns-spanned="7" table:number-rows-spanned="1">
            <text:p>PosSide</text:p>
          </table:table-cell>
          <table:covered-table-cell table:number-columns-repeated="2" table:style-name="ce63"/>
          <table:covered-table-cell table:number-columns-repeated="3" table:style-name="ce71"/>
          <table:covered-table-cell table:style-name="ce75"/>
          <table:table-cell table:style-name="ce81" office:value-type="string" calcext:value-type="string" table:number-columns-spanned="7" table:number-rows-spanned="1">
            <text:p>NegSide</text:p>
          </table:table-cell>
          <table:covered-table-cell table:number-columns-repeated="2" table:style-name="ce85"/>
          <table:covered-table-cell table:number-columns-repeated="3" table:style-name="ce89"/>
          <table:covered-table-cell table:style-name="ce92"/>
        </table:table-row>
        <table:table-row table:style-name="ro1">
          <table:table-cell table:style-name="ce12" office:value-type="string" calcext:value-type="string">
            <text:p>Scenario</text:p>
          </table:table-cell>
          <table:table-cell table:style-name="ce19" office:value-type="string" calcext:value-type="string">
            <text:p>Scenario #</text:p>
          </table:table-cell>
          <table:table-cell table:style-name="ce19" office:value-type="string" calcext:value-type="string">
            <text:p>fracPos</text:p>
          </table:table-cell>
          <table:table-cell table:style-name="ce19" office:value-type="string" calcext:value-type="string">
            <text:p>fracNeg</text:p>
          </table:table-cell>
          <table:table-cell table:style-name="ce19" office:value-type="string" calcext:value-type="string">
            <text:p>rho</text:p>
          </table:table-cell>
          <table:table-cell table:style-name="ce19" office:value-type="string" calcext:value-type="string">
            <text:p>FDRmethod</text:p>
          </table:table-cell>
          <table:table-cell table:style-name="ce31" office:value-type="string" calcext:value-type="string">
            <text:p>canonical</text:p>
          </table:table-cell>
          <table:table-cell table:style-name="ce40" office:value-type="string" calcext:value-type="string">
            <text:p>combined</text:p>
          </table:table-cell>
          <table:table-cell table:style-name="ce40" office:value-type="string" calcext:value-type="string">
            <text:p>twotailed</text:p>
          </table:table-cell>
          <table:table-cell table:style-name="ce40" office:value-type="string" calcext:value-type="string">
            <text:p>split</text:p>
          </table:table-cell>
          <table:table-cell table:style-name="ce40" office:value-type="string" calcext:value-type="string">
            <text:p>old</text:p>
          </table:table-cell>
          <table:table-cell table:style-name="ce40" office:value-type="string" calcext:value-type="string">
            <text:p>question11</text:p>
          </table:table-cell>
          <table:table-cell table:style-name="ce50" office:value-type="string" calcext:value-type="string">
            <text:p>question12</text:p>
          </table:table-cell>
          <table:table-cell table:style-name="ce56" office:value-type="string" calcext:value-type="string">
            <text:p>canonical</text:p>
          </table:table-cell>
          <table:table-cell table:style-name="ce66" office:value-type="string" calcext:value-type="string">
            <text:p>combined</text:p>
          </table:table-cell>
          <table:table-cell table:style-name="ce66" office:value-type="string" calcext:value-type="string">
            <text:p>twotailed</text:p>
          </table:table-cell>
          <table:table-cell table:style-name="ce66" office:value-type="string" calcext:value-type="string">
            <text:p>split</text:p>
          </table:table-cell>
          <table:table-cell table:style-name="ce66" office:value-type="string" calcext:value-type="string">
            <text:p>old</text:p>
          </table:table-cell>
          <table:table-cell table:style-name="ce66" office:value-type="string" calcext:value-type="string">
            <text:p>question11</text:p>
          </table:table-cell>
          <table:table-cell table:style-name="ce77" office:value-type="string" calcext:value-type="string">
            <text:p>question12</text:p>
          </table:table-cell>
          <table:table-cell table:style-name="ce82" office:value-type="string" calcext:value-type="string">
            <text:p>canonical</text:p>
          </table:table-cell>
          <table:table-cell table:style-name="ce86" office:value-type="string" calcext:value-type="string">
            <text:p>combined</text:p>
          </table:table-cell>
          <table:table-cell table:style-name="ce86" office:value-type="string" calcext:value-type="string">
            <text:p>twotailed</text:p>
          </table:table-cell>
          <table:table-cell table:style-name="ce86" office:value-type="string" calcext:value-type="string">
            <text:p>split</text:p>
          </table:table-cell>
          <table:table-cell table:style-name="ce86" office:value-type="string" calcext:value-type="string">
            <text:p>old</text:p>
          </table:table-cell>
          <table:table-cell table:style-name="ce86" office:value-type="string" calcext:value-type="string">
            <text:p>question11</text:p>
          </table:table-cell>
          <table:table-cell table:style-name="ce94" office:value-type="string" calcext:value-type="string">
            <text:p>question12</text:p>
          </table:table-cell>
        </table:table-row>
        <table:table-row table:style-name="ro1">
          <table:table-cell table:style-name="ce1" table:formula="of:=[$raw.A2]" office:value-type="string" office:string-value="bh_indep_null_pwr" calcext:value-type="string">
            <text:p>bh_indep_null_pwr</text:p>
          </table:table-cell>
          <table:table-cell table:style-name="ce22" table:formula="of:=[$raw.B2]" office:value-type="float" office:value="1" calcext:value-type="float">
            <text:p>1</text:p>
          </table:table-cell>
          <table:table-cell table:style-name="ce22" table:formula="of:=[$raw.C2]" office:value-type="float" office:value="0" calcext:value-type="float">
            <text:p>0</text:p>
          </table:table-cell>
          <table:table-cell table:style-name="ce22" table:formula="of:=[$raw.D2]" office:value-type="float" office:value="0" calcext:value-type="float">
            <text:p>0</text:p>
          </table:table-cell>
          <table:table-cell table:style-name="ce22" table:formula="of:=[$raw.E2]" office:value-type="float" office:value="0" calcext:value-type="float">
            <text:p>0</text:p>
          </table:table-cell>
          <table:table-cell table:style-name="ce22" table:formula="of:=[$raw.F2]" office:value-type="string" office:string-value="BH1995" calcext:value-type="string">
            <text:p>BH1995</text:p>
          </table:table-cell>
          <table:table-cell table:style-name="ce43" table:formula="of:=[raw.N2]+ORG.OPENOFFICE.STYLE(IF([raw.K2]&lt;[raw.O2];&quot;Red&quot;;IF([raw.K2]&gt;[raw.P2];&quot;Blue&quot;;&quot;Green&quot;)))" office:value-type="string" office:string-value="" calcext:value-type="error">
            <text:p>#VALUE!</text:p>
          </table:table-cell>
          <table:table-cell table:style-name="ce54" table:formula="of:=[raw.Q2]+ORG.OPENOFFICE.STYLE(IF([raw.K2]&lt;[raw.R2];&quot;Red&quot;;IF([raw.K2]&gt;[raw.S2];&quot;Blue&quot;;&quot;Green&quot;)))" office:value-type="string" office:string-value="" calcext:value-type="error">
            <text:p>#VALUE!</text:p>
          </table:table-cell>
          <table:table-cell table:style-name="ce54" table:formula="of:=[raw.T2]+ORG.OPENOFFICE.STYLE(IF([raw.K2]&lt;[raw.U2];&quot;Red&quot;;IF([raw.K2]&gt;[raw.V2];&quot;Blue&quot;;&quot;Green&quot;)))" office:value-type="string" office:string-value="" calcext:value-type="error">
            <text:p>#VALUE!</text:p>
          </table:table-cell>
          <table:table-cell table:style-name="ce54" table:formula="of:=[raw.W2]+ORG.OPENOFFICE.STYLE(IF([raw.K2]&lt;[raw.X2];&quot;Red&quot;;IF([raw.K2]&gt;[raw.Y2];&quot;Blue&quot;;&quot;Green&quot;)))" office:value-type="string" office:string-value="" calcext:value-type="error">
            <text:p>#VALUE!</text:p>
          </table:table-cell>
          <table:table-cell table:style-name="ce54" table:formula="of:=[raw.Z2]+ORG.OPENOFFICE.STYLE(IF([raw.K2]&lt;[raw.AA2];&quot;Red&quot;;IF([raw.K2]&gt;[raw.AB2];&quot;Blue&quot;;&quot;Green&quot;)))" office:value-type="string" office:string-value="" calcext:value-type="error">
            <text:p>#VALUE!</text:p>
          </table:table-cell>
          <table:table-cell table:style-name="ce54" table:formula="of:=[raw.AC2]+ORG.OPENOFFICE.STYLE(IF([raw.K2]&lt;[raw.AD2];&quot;Red&quot;;IF([raw.K2]&gt;[raw.AE2];&quot;Blue&quot;;&quot;Green&quot;)))" office:value-type="string" office:string-value="" calcext:value-type="error">
            <text:p>#VALUE!</text:p>
          </table:table-cell>
          <table:table-cell table:style-name="ce52" table:formula="of:=[raw.AF2]+ORG.OPENOFFICE.STYLE(IF([raw.K2]&lt;[raw.AG2];&quot;Red&quot;;IF([raw.K2]&gt;[raw.AH2];&quot;Blue&quot;;&quot;Green&quot;)))" office:value-type="string" office:string-value="" calcext:value-type="error">
            <text:p>#VALUE!</text:p>
          </table:table-cell>
          <table:table-cell table:style-name="ce43" table:formula="of:=[raw.AI2]+ORG.OPENOFFICE.STYLE(IF([raw.K2]&lt;[raw.AJ2];&quot;Red&quot;;IF([raw.K2]&gt;[raw.AK2];&quot;Blue&quot;;&quot;Green&quot;)))" office:value-type="string" office:string-value="" calcext:value-type="error">
            <text:p>#VALUE!</text:p>
          </table:table-cell>
          <table:table-cell table:style-name="ce54" table:formula="of:=[raw.AL2]+ORG.OPENOFFICE.STYLE(IF([raw.K2]&lt;[raw.AM2];&quot;Red&quot;;IF([raw.K2]&gt;[raw.AN2];&quot;Blue&quot;;&quot;Green&quot;)))" office:value-type="string" office:string-value="" calcext:value-type="error">
            <text:p>#VALUE!</text:p>
          </table:table-cell>
          <table:table-cell table:style-name="ce54" table:formula="of:=[raw.AO2]+ORG.OPENOFFICE.STYLE(IF([raw.K2]&lt;[raw.AP2];&quot;Red&quot;;IF([raw.K2]&gt;[raw.AQ2];&quot;Blue&quot;;&quot;Green&quot;)))" office:value-type="string" office:string-value="" calcext:value-type="error">
            <text:p>#VALUE!</text:p>
          </table:table-cell>
          <table:table-cell table:style-name="ce54" table:formula="of:=[raw.AR2]+ORG.OPENOFFICE.STYLE(IF([raw.K2]&lt;[raw.AS2];&quot;Red&quot;;IF([raw.K2]&gt;[raw.AT2];&quot;Blue&quot;;&quot;Green&quot;)))" office:value-type="string" office:string-value="" calcext:value-type="error">
            <text:p>#VALUE!</text:p>
          </table:table-cell>
          <table:table-cell table:style-name="ce54" table:formula="of:=[raw.AU2]+ORG.OPENOFFICE.STYLE(IF([raw.K2]&lt;[raw.AV2];&quot;Red&quot;;IF([raw.K2]&gt;[raw.AW2];&quot;Blue&quot;;&quot;Green&quot;)))" office:value-type="string" office:string-value="" calcext:value-type="error">
            <text:p>#VALUE!</text:p>
          </table:table-cell>
          <table:table-cell table:style-name="ce54" table:formula="of:=[raw.AX2]+ORG.OPENOFFICE.STYLE(IF([raw.K2]&lt;[raw.AY2];&quot;Red&quot;;IF([raw.K2]&gt;[raw.AZ2];&quot;Blue&quot;;&quot;Green&quot;)))" office:value-type="string" office:string-value="" calcext:value-type="error">
            <text:p>#VALUE!</text:p>
          </table:table-cell>
          <table:table-cell table:style-name="ce52" table:formula="of:=[raw.BA2]+ORG.OPENOFFICE.STYLE(IF([raw.K2]&lt;[raw.BB2];&quot;Red&quot;;IF([raw.K2]&gt;[raw.BC2];&quot;Blue&quot;;&quot;Green&quot;)))" office:value-type="string" office:string-value="" calcext:value-type="error">
            <text:p>#VALUE!</text:p>
          </table:table-cell>
          <table:table-cell table:style-name="ce83" table:formula="of:=[raw.BD2]+ORG.OPENOFFICE.STYLE(IF([raw.K2]&lt;[raw.BE2];&quot;Red&quot;;IF([raw.K2]&gt;[raw.BF2];&quot;Blue&quot;;&quot;Green&quot;)))" office:value-type="string" office:string-value="" calcext:value-type="error">
            <text:p>#VALUE!</text:p>
          </table:table-cell>
          <table:table-cell table:style-name="ce91" table:formula="of:=[raw.BG2]+ORG.OPENOFFICE.STYLE(IF([raw.K2]&lt;[raw.BH2];&quot;Red&quot;;IF([raw.K2]&gt;[raw.BI2];&quot;Blue&quot;;&quot;Green&quot;)))" office:value-type="string" office:string-value="" calcext:value-type="error">
            <text:p>#VALUE!</text:p>
          </table:table-cell>
          <table:table-cell table:style-name="ce91" table:formula="of:=[raw.BJ2]+ORG.OPENOFFICE.STYLE(IF([raw.K2]&lt;[raw.BK2];&quot;Red&quot;;IF([raw.K2]&gt;[raw.BL2];&quot;Blue&quot;;&quot;Green&quot;)))" office:value-type="string" office:string-value="" calcext:value-type="error">
            <text:p>#VALUE!</text:p>
          </table:table-cell>
          <table:table-cell table:style-name="ce60" table:formula="of:=[raw.BM2]+ORG.OPENOFFICE.STYLE(IF([raw.K2]&lt;[raw.BN2];&quot;Red&quot;;IF([raw.K2]&gt;[raw.BO2];&quot;Blue&quot;;&quot;Green&quot;)))" office:value-type="string" office:string-value="" calcext:value-type="error">
            <text:p>#VALUE!</text:p>
          </table:table-cell>
          <table:table-cell table:style-name="ce91" table:formula="of:=[raw.BP2]+ORG.OPENOFFICE.STYLE(IF([raw.K2]&lt;[raw.BQ2];&quot;Red&quot;;IF([raw.K2]&gt;[raw.BR2];&quot;Blue&quot;;&quot;Green&quot;)))" office:value-type="string" office:string-value="" calcext:value-type="error">
            <text:p>#VALUE!</text:p>
          </table:table-cell>
          <table:table-cell table:style-name="ce91" table:formula="of:=[raw.BS2]+ORG.OPENOFFICE.STYLE(IF([raw.K2]&lt;[raw.BT2];&quot;Red&quot;;IF([raw.K2]&gt;[raw.BU2];&quot;Blue&quot;;&quot;Green&quot;)))" office:value-type="string" office:string-value="" calcext:value-type="error">
            <text:p>#VALUE!</text:p>
          </table:table-cell>
          <table:table-cell table:style-name="ce101" table:formula="of:=[raw.BV2]+ORG.OPENOFFICE.STYLE(IF([raw.K2]&lt;[raw.BW2];&quot;Red&quot;;IF([raw.K2]&gt;[raw.BX2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5" table:formula="of:=[$raw.A3]" office:value-type="string" office:string-value="bh_indep_posonly_pwr" calcext:value-type="string">
            <text:p>bh_indep_posonly_pwr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27" table:formula="of:=[$raw.F3]" office:value-type="string" office:string-value="BH1995" calcext:value-type="string">
            <text:p>BH1995</text:p>
          </table:table-cell>
          <table:table-cell table:style-name="ce36" table:formula="of:=[raw.N3]+ORG.OPENOFFICE.STYLE(IF([raw.K3]&lt;[raw.O3];&quot;Red&quot;;IF([raw.K3]&gt;[raw.P3];&quot;Blue&quot;;&quot;Green&quot;)))" office:value-type="float" office:value="0.775969" calcext:value-type="float">
            <text:p>0.7760</text:p>
          </table:table-cell>
          <table:table-cell table:style-name="ce9" table:formula="of:=[raw.Q3]+ORG.OPENOFFICE.STYLE(IF([raw.K3]&lt;[raw.R3];&quot;Red&quot;;IF([raw.K3]&gt;[raw.S3];&quot;Blue&quot;;&quot;Green&quot;)))" office:value-type="float" office:value="0.667054999999999" calcext:value-type="float">
            <text:p>0.6671</text:p>
          </table:table-cell>
          <table:table-cell table:style-name="ce9" table:formula="of:=[raw.T3]+ORG.OPENOFFICE.STYLE(IF([raw.K3]&lt;[raw.U3];&quot;Red&quot;;IF([raw.K3]&gt;[raw.V3];&quot;Blue&quot;;&quot;Green&quot;)))" office:value-type="float" office:value="0.667054999999999" calcext:value-type="float">
            <text:p>0.6671</text:p>
          </table:table-cell>
          <table:table-cell table:style-name="ce62" table:formula="of:=[raw.W3]+ORG.OPENOFFICE.STYLE(IF([raw.K3]&lt;[raw.X3];&quot;Red&quot;;IF([raw.K3]&gt;[raw.Y3];&quot;Blue&quot;;&quot;Green&quot;)))" office:value-type="float" office:value="0.735558" calcext:value-type="float">
            <text:p>0.7356</text:p>
          </table:table-cell>
          <table:table-cell table:style-name="ce62" table:formula="of:=[raw.Z3]+ORG.OPENOFFICE.STYLE(IF([raw.K3]&lt;[raw.AA3];&quot;Red&quot;;IF([raw.K3]&gt;[raw.AB3];&quot;Blue&quot;;&quot;Green&quot;)))" office:value-type="float" office:value="0.651344999999999" calcext:value-type="float">
            <text:p>0.6513</text:p>
          </table:table-cell>
          <table:table-cell table:style-name="ce62" table:formula="of:=[raw.AC3]+ORG.OPENOFFICE.STYLE(IF([raw.K3]&lt;[raw.AD3];&quot;Red&quot;;IF([raw.K3]&gt;[raw.AE3];&quot;Blue&quot;;&quot;Green&quot;)))" office:value-type="float" office:value="0.61145" calcext:value-type="float">
            <text:p>0.6115</text:p>
          </table:table-cell>
          <table:table-cell table:style-name="ce53" table:formula="of:=[raw.AF3]+ORG.OPENOFFICE.STYLE(IF([raw.K3]&lt;[raw.AG3];&quot;Red&quot;;IF([raw.K3]&gt;[raw.AH3];&quot;Blue&quot;;&quot;Green&quot;)))" office:value-type="float" office:value="0.650955" calcext:value-type="float">
            <text:p>0.6510</text:p>
          </table:table-cell>
          <table:table-cell table:style-name="ce36" table:formula="of:=[raw.AI3]+ORG.OPENOFFICE.STYLE(IF([raw.K3]&lt;[raw.AJ3];&quot;Red&quot;;IF([raw.K3]&gt;[raw.AK3];&quot;Blue&quot;;&quot;Green&quot;)))" office:value-type="float" office:value="0.776901009073608" calcext:value-type="float">
            <text:p>0.7769</text:p>
          </table:table-cell>
          <table:table-cell table:style-name="ce62" table:formula="of:=[raw.AL3]+ORG.OPENOFFICE.STYLE(IF([raw.K3]&lt;[raw.AM3];&quot;Red&quot;;IF([raw.K3]&gt;[raw.AN3];&quot;Blue&quot;;&quot;Green&quot;)))" office:value-type="float" office:value="0.655227859763741" calcext:value-type="float">
            <text:p>0.6552</text:p>
          </table:table-cell>
          <table:table-cell table:style-name="ce9" table:formula="of:=[raw.AO3]+ORG.OPENOFFICE.STYLE(IF([raw.K3]&lt;[raw.AP3];&quot;Red&quot;;IF([raw.K3]&gt;[raw.AQ3];&quot;Blue&quot;;&quot;Green&quot;)))" office:value-type="float" office:value="0.655227859763741" calcext:value-type="float">
            <text:p>0.6552</text:p>
          </table:table-cell>
          <table:table-cell table:style-name="ce9" table:formula="of:=[raw.AR3]+ORG.OPENOFFICE.STYLE(IF([raw.K3]&lt;[raw.AS3];&quot;Red&quot;;IF([raw.K3]&gt;[raw.AT3];&quot;Blue&quot;;&quot;Green&quot;)))" office:value-type="float" office:value="0.736415463900503" calcext:value-type="float">
            <text:p>0.7364</text:p>
          </table:table-cell>
          <table:table-cell table:style-name="ce62" table:formula="of:=[raw.AU3]+ORG.OPENOFFICE.STYLE(IF([raw.K3]&lt;[raw.AV3];&quot;Red&quot;;IF([raw.K3]&gt;[raw.AW3];&quot;Blue&quot;;&quot;Green&quot;)))" office:value-type="float" office:value="0.776901009073608" calcext:value-type="float">
            <text:p>0.7769</text:p>
          </table:table-cell>
          <table:table-cell table:style-name="ce62" table:formula="of:=[raw.AX3]+ORG.OPENOFFICE.STYLE(IF([raw.K3]&lt;[raw.AY3];&quot;Red&quot;;IF([raw.K3]&gt;[raw.AZ3];&quot;Blue&quot;;&quot;Green&quot;)))" office:value-type="float" office:value="0.612194487778028" calcext:value-type="float">
            <text:p>0.6122</text:p>
          </table:table-cell>
          <table:table-cell table:style-name="ce53" table:formula="of:=[raw.BA3]+ORG.OPENOFFICE.STYLE(IF([raw.K3]&lt;[raw.BB3];&quot;Red&quot;;IF([raw.K3]&gt;[raw.BC3];&quot;Blue&quot;;&quot;Green&quot;)))" office:value-type="float" office:value="0.651764363335392" calcext:value-type="float">
            <text:p>0.6518</text:p>
          </table:table-cell>
          <table:table-cell table:style-name="ce15" table:formula="of:=[raw.BD3]+ORG.OPENOFFICE.STYLE(IF([raw.K3]&lt;[raw.BE3];&quot;Red&quot;;IF([raw.K3]&gt;[raw.BF3];&quot;Blue&quot;;&quot;Green&quot;)))" office:value-type="string" office:string-value="" calcext:value-type="error">
            <text:p>#VALUE!</text:p>
          </table:table-cell>
          <table:table-cell table:style-name="ce9" table:formula="of:=[raw.BG3]+ORG.OPENOFFICE.STYLE(IF([raw.K3]&lt;[raw.BH3];&quot;Red&quot;;IF([raw.K3]&gt;[raw.BI3];&quot;Blue&quot;;&quot;Green&quot;)))" office:value-type="string" office:string-value="" calcext:value-type="error">
            <text:p>#VALUE!</text:p>
          </table:table-cell>
          <table:table-cell table:style-name="ce9" table:formula="of:=[raw.BJ3]+ORG.OPENOFFICE.STYLE(IF([raw.K3]&lt;[raw.BK3];&quot;Red&quot;;IF([raw.K3]&gt;[raw.BL3];&quot;Blue&quot;;&quot;Green&quot;)))" office:value-type="string" office:string-value="" calcext:value-type="error">
            <text:p>#VALUE!</text:p>
          </table:table-cell>
          <table:table-cell table:style-name="ce72" table:formula="of:=[raw.BM3]+ORG.OPENOFFICE.STYLE(IF([raw.K3]&lt;[raw.BN3];&quot;Red&quot;;IF([raw.K3]&gt;[raw.BO3];&quot;Blue&quot;;&quot;Green&quot;)))" office:value-type="string" office:string-value="" calcext:value-type="error">
            <text:p>#VALUE!</text:p>
          </table:table-cell>
          <table:table-cell table:style-name="ce6" table:formula="of:=[raw.BP3]+ORG.OPENOFFICE.STYLE(IF([raw.K3]&lt;[raw.BQ3];&quot;Red&quot;;IF([raw.K3]&gt;[raw.BR3];&quot;Blue&quot;;&quot;Green&quot;)))" office:value-type="string" office:string-value="" calcext:value-type="error">
            <text:p>#VALUE!</text:p>
          </table:table-cell>
          <table:table-cell table:style-name="ce6" table:formula="of:=[raw.BS3]+ORG.OPENOFFICE.STYLE(IF([raw.K3]&lt;[raw.BT3];&quot;Red&quot;;IF([raw.K3]&gt;[raw.BU3];&quot;Blue&quot;;&quot;Green&quot;)))" office:value-type="string" office:string-value="" calcext:value-type="error">
            <text:p>#VALUE!</text:p>
          </table:table-cell>
          <table:table-cell table:style-name="ce29" table:formula="of:=[raw.BV3]+ORG.OPENOFFICE.STYLE(IF([raw.K3]&lt;[raw.BW3];&quot;Red&quot;;IF([raw.K3]&gt;[raw.BX3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5" table:formula="of:=[$raw.A4]" office:value-type="string" office:string-value="bh_indep_negonly_pwr" calcext:value-type="string">
            <text:p>bh_indep_negonly_pwr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27" table:formula="of:=[$raw.F4]" office:value-type="string" office:string-value="BH1995" calcext:value-type="string">
            <text:p>BH1995</text:p>
          </table:table-cell>
          <table:table-cell table:style-name="ce36" table:formula="of:=[raw.N4]+ORG.OPENOFFICE.STYLE(IF([raw.K4]&lt;[raw.O4];&quot;Red&quot;;IF([raw.K4]&gt;[raw.P4];&quot;Blue&quot;;&quot;Green&quot;)))" office:value-type="float" office:value="0.776173" calcext:value-type="float">
            <text:p>0.7762</text:p>
          </table:table-cell>
          <table:table-cell table:style-name="ce9" table:formula="of:=[raw.Q4]+ORG.OPENOFFICE.STYLE(IF([raw.K4]&lt;[raw.R4];&quot;Red&quot;;IF([raw.K4]&gt;[raw.S4];&quot;Blue&quot;;&quot;Green&quot;)))" office:value-type="float" office:value="0.667649" calcext:value-type="float">
            <text:p>0.6676</text:p>
          </table:table-cell>
          <table:table-cell table:style-name="ce9" table:formula="of:=[raw.T4]+ORG.OPENOFFICE.STYLE(IF([raw.K4]&lt;[raw.U4];&quot;Red&quot;;IF([raw.K4]&gt;[raw.V4];&quot;Blue&quot;;&quot;Green&quot;)))" office:value-type="float" office:value="0.667649" calcext:value-type="float">
            <text:p>0.6676</text:p>
          </table:table-cell>
          <table:table-cell table:style-name="ce62" table:formula="of:=[raw.W4]+ORG.OPENOFFICE.STYLE(IF([raw.K4]&lt;[raw.X4];&quot;Red&quot;;IF([raw.K4]&gt;[raw.Y4];&quot;Blue&quot;;&quot;Green&quot;)))" office:value-type="float" office:value="0.735696" calcext:value-type="float">
            <text:p>0.7357</text:p>
          </table:table-cell>
          <table:table-cell table:style-name="ce62" table:formula="of:=[raw.Z4]+ORG.OPENOFFICE.STYLE(IF([raw.K4]&lt;[raw.AA4];&quot;Red&quot;;IF([raw.K4]&gt;[raw.AB4];&quot;Blue&quot;;&quot;Green&quot;)))" office:value-type="float" office:value="0.651791" calcext:value-type="float">
            <text:p>0.6518</text:p>
          </table:table-cell>
          <table:table-cell table:style-name="ce62" table:formula="of:=[raw.AC4]+ORG.OPENOFFICE.STYLE(IF([raw.K4]&lt;[raw.AD4];&quot;Red&quot;;IF([raw.K4]&gt;[raw.AE4];&quot;Blue&quot;;&quot;Green&quot;)))" office:value-type="float" office:value="0.612403" calcext:value-type="float">
            <text:p>0.6124</text:p>
          </table:table-cell>
          <table:table-cell table:style-name="ce53" table:formula="of:=[raw.AF4]+ORG.OPENOFFICE.STYLE(IF([raw.K4]&lt;[raw.AG4];&quot;Red&quot;;IF([raw.K4]&gt;[raw.AH4];&quot;Blue&quot;;&quot;Green&quot;)))" office:value-type="float" office:value="0.65142" calcext:value-type="float">
            <text:p>0.6514</text:p>
          </table:table-cell>
          <table:table-cell table:style-name="ce36" table:formula="of:=[raw.AI4]+ORG.OPENOFFICE.STYLE(IF([raw.K4]&lt;[raw.AJ4];&quot;Red&quot;;IF([raw.K4]&gt;[raw.AK4];&quot;Blue&quot;;&quot;Green&quot;)))" office:value-type="string" office:string-value="" calcext:value-type="error">
            <text:p>#VALUE!</text:p>
          </table:table-cell>
          <table:table-cell table:style-name="ce62" table:formula="of:=[raw.AL4]+ORG.OPENOFFICE.STYLE(IF([raw.K4]&lt;[raw.AM4];&quot;Red&quot;;IF([raw.K4]&gt;[raw.AN4];&quot;Blue&quot;;&quot;Green&quot;)))" office:value-type="string" office:string-value="" calcext:value-type="error">
            <text:p>#VALUE!</text:p>
          </table:table-cell>
          <table:table-cell table:style-name="ce9" table:formula="of:=[raw.AO4]+ORG.OPENOFFICE.STYLE(IF([raw.K4]&lt;[raw.AP4];&quot;Red&quot;;IF([raw.K4]&gt;[raw.AQ4];&quot;Blue&quot;;&quot;Green&quot;)))" office:value-type="string" office:string-value="" calcext:value-type="error">
            <text:p>#VALUE!</text:p>
          </table:table-cell>
          <table:table-cell table:style-name="ce9" table:formula="of:=[raw.AR4]+ORG.OPENOFFICE.STYLE(IF([raw.K4]&lt;[raw.AS4];&quot;Red&quot;;IF([raw.K4]&gt;[raw.AT4];&quot;Blue&quot;;&quot;Green&quot;)))" office:value-type="string" office:string-value="" calcext:value-type="error">
            <text:p>#VALUE!</text:p>
          </table:table-cell>
          <table:table-cell table:style-name="ce62" table:formula="of:=[raw.AU4]+ORG.OPENOFFICE.STYLE(IF([raw.K4]&lt;[raw.AV4];&quot;Red&quot;;IF([raw.K4]&gt;[raw.AW4];&quot;Blue&quot;;&quot;Green&quot;)))" office:value-type="string" office:string-value="" calcext:value-type="error">
            <text:p>#VALUE!</text:p>
          </table:table-cell>
          <table:table-cell table:style-name="ce62" table:formula="of:=[raw.AX4]+ORG.OPENOFFICE.STYLE(IF([raw.K4]&lt;[raw.AY4];&quot;Red&quot;;IF([raw.K4]&gt;[raw.AZ4];&quot;Blue&quot;;&quot;Green&quot;)))" office:value-type="string" office:string-value="" calcext:value-type="error">
            <text:p>#VALUE!</text:p>
          </table:table-cell>
          <table:table-cell table:style-name="ce53" table:formula="of:=[raw.BA4]+ORG.OPENOFFICE.STYLE(IF([raw.K4]&lt;[raw.BB4];&quot;Red&quot;;IF([raw.K4]&gt;[raw.BC4];&quot;Blue&quot;;&quot;Green&quot;)))" office:value-type="string" office:string-value="" calcext:value-type="error">
            <text:p>#VALUE!</text:p>
          </table:table-cell>
          <table:table-cell table:style-name="ce15" table:formula="of:=[raw.BD4]+ORG.OPENOFFICE.STYLE(IF([raw.K4]&lt;[raw.BE4];&quot;Red&quot;;IF([raw.K4]&gt;[raw.BF4];&quot;Blue&quot;;&quot;Green&quot;)))" office:value-type="float" office:value="0.777163659325784" calcext:value-type="float">
            <text:p>0.7772</text:p>
          </table:table-cell>
          <table:table-cell table:style-name="ce6" table:formula="of:=[raw.BG4]+ORG.OPENOFFICE.STYLE(IF([raw.K4]&lt;[raw.BH4];&quot;Red&quot;;IF([raw.K4]&gt;[raw.BI4];&quot;Blue&quot;;&quot;Green&quot;)))" office:value-type="float" office:value="0.655691354007793" calcext:value-type="float">
            <text:p>0.6557</text:p>
          </table:table-cell>
          <table:table-cell table:style-name="ce6" table:formula="of:=[raw.BJ4]+ORG.OPENOFFICE.STYLE(IF([raw.K4]&lt;[raw.BK4];&quot;Red&quot;;IF([raw.K4]&gt;[raw.BL4];&quot;Blue&quot;;&quot;Green&quot;)))" office:value-type="float" office:value="0.655691354007793" calcext:value-type="float">
            <text:p>0.6557</text:p>
          </table:table-cell>
          <table:table-cell table:style-name="ce61" table:formula="of:=[raw.BM4]+ORG.OPENOFFICE.STYLE(IF([raw.K4]&lt;[raw.BN4];&quot;Red&quot;;IF([raw.K4]&gt;[raw.BO4];&quot;Blue&quot;;&quot;Green&quot;)))" office:value-type="float" office:value="0.736602443860325" calcext:value-type="float">
            <text:p>0.7366</text:p>
          </table:table-cell>
          <table:table-cell table:style-name="ce6" table:formula="of:=[raw.BP4]+ORG.OPENOFFICE.STYLE(IF([raw.K4]&lt;[raw.BQ4];&quot;Red&quot;;IF([raw.K4]&gt;[raw.BR4];&quot;Blue&quot;;&quot;Green&quot;)))" office:value-type="float" office:value="0.652661109866374" calcext:value-type="float">
            <text:p>0.6527</text:p>
          </table:table-cell>
          <table:table-cell table:style-name="ce6" table:formula="of:=[raw.BS4]+ORG.OPENOFFICE.STYLE(IF([raw.K4]&lt;[raw.BT4];&quot;Red&quot;;IF([raw.K4]&gt;[raw.BU4];&quot;Blue&quot;;&quot;Green&quot;)))" office:value-type="float" office:value="0.613199843497056" calcext:value-type="float">
            <text:p>0.6132</text:p>
          </table:table-cell>
          <table:table-cell table:style-name="ce29" table:formula="of:=[raw.BV4]+ORG.OPENOFFICE.STYLE(IF([raw.K4]&lt;[raw.BW4];&quot;Red&quot;;IF([raw.K4]&gt;[raw.BX4];&quot;Blue&quot;;&quot;Green&quot;)))" office:value-type="float" office:value="0.652289588107074" calcext:value-type="float">
            <text:p>0.6523</text:p>
          </table:table-cell>
        </table:table-row>
        <table:table-row table:style-name="ro1">
          <table:table-cell table:style-name="ce5" table:formula="of:=[$raw.A5]" office:value-type="string" office:string-value="bh_indep_balanced_pwr" calcext:value-type="string">
            <text:p>bh_indep_balanced_pwr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27" table:formula="of:=[$raw.F5]" office:value-type="string" office:string-value="BH1995" calcext:value-type="string">
            <text:p>BH1995</text:p>
          </table:table-cell>
          <table:table-cell table:style-name="ce36" table:formula="of:=[raw.N5]+ORG.OPENOFFICE.STYLE(IF([raw.K5]&lt;[raw.O5];&quot;Red&quot;;IF([raw.K5]&gt;[raw.P5];&quot;Blue&quot;;&quot;Green&quot;)))" office:value-type="float" office:value="0.7638795" calcext:value-type="float">
            <text:p>0.7639</text:p>
          </table:table-cell>
          <table:table-cell table:style-name="ce9" table:formula="of:=[raw.Q5]+ORG.OPENOFFICE.STYLE(IF([raw.K5]&lt;[raw.R5];&quot;Red&quot;;IF([raw.K5]&gt;[raw.S5];&quot;Blue&quot;;&quot;Green&quot;)))" office:value-type="float" office:value="0.763798499999999" calcext:value-type="float">
            <text:p>0.7638</text:p>
          </table:table-cell>
          <table:table-cell table:style-name="ce9" table:formula="of:=[raw.T5]+ORG.OPENOFFICE.STYLE(IF([raw.K5]&lt;[raw.U5];&quot;Red&quot;;IF([raw.K5]&gt;[raw.V5];&quot;Blue&quot;;&quot;Green&quot;)))" office:value-type="float" office:value="0.763798499999999" calcext:value-type="float">
            <text:p>0.7638</text:p>
          </table:table-cell>
          <table:table-cell table:style-name="ce62" table:formula="of:=[raw.W5]+ORG.OPENOFFICE.STYLE(IF([raw.K5]&lt;[raw.X5];&quot;Red&quot;;IF([raw.K5]&gt;[raw.Y5];&quot;Blue&quot;;&quot;Green&quot;)))" office:value-type="float" office:value="0.763897" calcext:value-type="float">
            <text:p>0.7639</text:p>
          </table:table-cell>
          <table:table-cell table:style-name="ce62" table:formula="of:=[raw.Z5]+ORG.OPENOFFICE.STYLE(IF([raw.K5]&lt;[raw.AA5];&quot;Red&quot;;IF([raw.K5]&gt;[raw.AB5];&quot;Blue&quot;;&quot;Green&quot;)))" office:value-type="float" office:value="0.646604" calcext:value-type="float">
            <text:p>0.6466</text:p>
          </table:table-cell>
          <table:table-cell table:style-name="ce62" table:formula="of:=[raw.AC5]+ORG.OPENOFFICE.STYLE(IF([raw.K5]&lt;[raw.AD5];&quot;Red&quot;;IF([raw.K5]&gt;[raw.AE5];&quot;Blue&quot;;&quot;Green&quot;)))" office:value-type="float" office:value="0.646279999999999" calcext:value-type="float">
            <text:p>0.6463</text:p>
          </table:table-cell>
          <table:table-cell table:style-name="ce53" table:formula="of:=[raw.AF5]+ORG.OPENOFFICE.STYLE(IF([raw.K5]&lt;[raw.AG5];&quot;Red&quot;;IF([raw.K5]&gt;[raw.AH5];&quot;Blue&quot;;&quot;Green&quot;)))" office:value-type="float" office:value="0.646275999999999" calcext:value-type="float">
            <text:p>0.6463</text:p>
          </table:table-cell>
          <table:table-cell table:style-name="ce36" table:formula="of:=[raw.AI5]+ORG.OPENOFFICE.STYLE(IF([raw.K5]&lt;[raw.AJ5];&quot;Red&quot;;IF([raw.K5]&gt;[raw.AK5];&quot;Blue&quot;;&quot;Green&quot;)))" office:value-type="float" office:value="0.764027422244703" calcext:value-type="float">
            <text:p>0.7640</text:p>
          </table:table-cell>
          <table:table-cell table:style-name="ce62" table:formula="of:=[raw.AL5]+ORG.OPENOFFICE.STYLE(IF([raw.K5]&lt;[raw.AM5];&quot;Red&quot;;IF([raw.K5]&gt;[raw.AN5];&quot;Blue&quot;;&quot;Green&quot;)))" office:value-type="float" office:value="0.764096893912147" calcext:value-type="float">
            <text:p>0.7641</text:p>
          </table:table-cell>
          <table:table-cell table:style-name="ce9" table:formula="of:=[raw.AO5]+ORG.OPENOFFICE.STYLE(IF([raw.K5]&lt;[raw.AP5];&quot;Red&quot;;IF([raw.K5]&gt;[raw.AQ5];&quot;Blue&quot;;&quot;Green&quot;)))" office:value-type="float" office:value="0.764096893912147" calcext:value-type="float">
            <text:p>0.7641</text:p>
          </table:table-cell>
          <table:table-cell table:style-name="ce9" table:formula="of:=[raw.AR5]+ORG.OPENOFFICE.STYLE(IF([raw.K5]&lt;[raw.AS5];&quot;Red&quot;;IF([raw.K5]&gt;[raw.AT5];&quot;Blue&quot;;&quot;Green&quot;)))" office:value-type="float" office:value="0.764237932253495" calcext:value-type="float">
            <text:p>0.7642</text:p>
          </table:table-cell>
          <table:table-cell table:style-name="ce62" table:formula="of:=[raw.AU5]+ORG.OPENOFFICE.STYLE(IF([raw.K5]&lt;[raw.AV5];&quot;Red&quot;;IF([raw.K5]&gt;[raw.AW5];&quot;Blue&quot;;&quot;Green&quot;)))" office:value-type="float" office:value="0.764027422244703" calcext:value-type="float">
            <text:p>0.7640</text:p>
          </table:table-cell>
          <table:table-cell table:style-name="ce62" table:formula="of:=[raw.AX5]+ORG.OPENOFFICE.STYLE(IF([raw.K5]&lt;[raw.AY5];&quot;Red&quot;;IF([raw.K5]&gt;[raw.AZ5];&quot;Blue&quot;;&quot;Green&quot;)))" office:value-type="float" office:value="0.646564414035045" calcext:value-type="float">
            <text:p>0.6466</text:p>
          </table:table-cell>
          <table:table-cell table:style-name="ce53" table:formula="of:=[raw.BA5]+ORG.OPENOFFICE.STYLE(IF([raw.K5]&lt;[raw.BB5];&quot;Red&quot;;IF([raw.K5]&gt;[raw.BC5];&quot;Blue&quot;;&quot;Green&quot;)))" office:value-type="float" office:value="0.646445148999632" calcext:value-type="float">
            <text:p>0.6464</text:p>
          </table:table-cell>
          <table:table-cell table:style-name="ce15" table:formula="of:=[raw.BD5]+ORG.OPENOFFICE.STYLE(IF([raw.K5]&lt;[raw.BE5];&quot;Red&quot;;IF([raw.K5]&gt;[raw.BF5];&quot;Blue&quot;;&quot;Green&quot;)))" office:value-type="float" office:value="0.765822220174099" calcext:value-type="float">
            <text:p>0.7658</text:p>
          </table:table-cell>
          <table:table-cell table:style-name="ce6" table:formula="of:=[raw.BG5]+ORG.OPENOFFICE.STYLE(IF([raw.K5]&lt;[raw.BH5];&quot;Red&quot;;IF([raw.K5]&gt;[raw.BI5];&quot;Blue&quot;;&quot;Green&quot;)))" office:value-type="float" office:value="0.765591097775867" calcext:value-type="float">
            <text:p>0.7656</text:p>
          </table:table-cell>
          <table:table-cell table:style-name="ce6" table:formula="of:=[raw.BJ5]+ORG.OPENOFFICE.STYLE(IF([raw.K5]&lt;[raw.BK5];&quot;Red&quot;;IF([raw.K5]&gt;[raw.BL5];&quot;Blue&quot;;&quot;Green&quot;)))" office:value-type="float" office:value="0.765591097775867" calcext:value-type="float">
            <text:p>0.7656</text:p>
          </table:table-cell>
          <table:table-cell table:style-name="ce61" table:formula="of:=[raw.BM5]+ORG.OPENOFFICE.STYLE(IF([raw.K5]&lt;[raw.BN5];&quot;Red&quot;;IF([raw.K5]&gt;[raw.BO5];&quot;Blue&quot;;&quot;Green&quot;)))" office:value-type="float" office:value="0.765647489673155" calcext:value-type="float">
            <text:p>0.7656</text:p>
          </table:table-cell>
          <table:table-cell table:style-name="ce6" table:formula="of:=[raw.BP5]+ORG.OPENOFFICE.STYLE(IF([raw.K5]&lt;[raw.BQ5];&quot;Red&quot;;IF([raw.K5]&gt;[raw.BR5];&quot;Blue&quot;;&quot;Green&quot;)))" office:value-type="float" office:value="0.648205851239054" calcext:value-type="float">
            <text:p>0.6482</text:p>
          </table:table-cell>
          <table:table-cell table:style-name="ce6" table:formula="of:=[raw.BS5]+ORG.OPENOFFICE.STYLE(IF([raw.K5]&lt;[raw.BT5];&quot;Red&quot;;IF([raw.K5]&gt;[raw.BU5];&quot;Blue&quot;;&quot;Green&quot;)))" office:value-type="float" office:value="0.647765582597451" calcext:value-type="float">
            <text:p>0.6478</text:p>
          </table:table-cell>
          <table:table-cell table:style-name="ce29" table:formula="of:=[raw.BV5]+ORG.OPENOFFICE.STYLE(IF([raw.K5]&lt;[raw.BW5];&quot;Red&quot;;IF([raw.K5]&gt;[raw.BX5];&quot;Blue&quot;;&quot;Green&quot;)))" office:value-type="float" office:value="0.647876357438067" calcext:value-type="float">
            <text:p>0.6479</text:p>
          </table:table-cell>
        </table:table-row>
        <table:table-row table:style-name="ro1">
          <table:table-cell table:style-name="ce11" table:formula="of:=[$raw.A6]" office:value-type="string" office:string-value="bh_indep_unbalanced_pwr" calcext:value-type="string">
            <text:p>bh_indep_unbalanced_pwr</text:p>
          </table:table-cell>
          <table:table-cell table:style-name="ce21" table:formula="of:=[$raw.B6]" office:value-type="float" office:value="5" calcext:value-type="float">
            <text:p>5</text:p>
          </table:table-cell>
          <table:table-cell table:style-name="ce21" table:formula="of:=[$raw.C6]" office:value-type="float" office:value="0.1" calcext:value-type="float">
            <text:p>0.1</text:p>
          </table:table-cell>
          <table:table-cell table:style-name="ce21" table:formula="of:=[$raw.D6]" office:value-type="float" office:value="0.4" calcext:value-type="float">
            <text:p>0.4</text:p>
          </table:table-cell>
          <table:table-cell table:style-name="ce21" table:formula="of:=[$raw.E6]" office:value-type="float" office:value="0" calcext:value-type="float">
            <text:p>0</text:p>
          </table:table-cell>
          <table:table-cell table:style-name="ce21" table:formula="of:=[$raw.F6]" office:value-type="string" office:string-value="BH1995" calcext:value-type="string">
            <text:p>BH1995</text:p>
          </table:table-cell>
          <table:table-cell table:style-name="ce37" table:formula="of:=[raw.N6]+ORG.OPENOFFICE.STYLE(IF([raw.K6]&lt;[raw.O6];&quot;Red&quot;;IF([raw.K6]&gt;[raw.P6];&quot;Blue&quot;;&quot;Green&quot;)))" office:value-type="float" office:value="0.7872715" calcext:value-type="float">
            <text:p>0.7873</text:p>
          </table:table-cell>
          <table:table-cell table:style-name="ce87" table:formula="of:=[raw.Q6]+ORG.OPENOFFICE.STYLE(IF([raw.K6]&lt;[raw.R6];&quot;Red&quot;;IF([raw.K6]&gt;[raw.S6];&quot;Blue&quot;;&quot;Green&quot;)))" office:value-type="float" office:value="0.7638015" calcext:value-type="float">
            <text:p>0.7638</text:p>
          </table:table-cell>
          <table:table-cell table:style-name="ce87" table:formula="of:=[raw.T6]+ORG.OPENOFFICE.STYLE(IF([raw.K6]&lt;[raw.U6];&quot;Red&quot;;IF([raw.K6]&gt;[raw.V6];&quot;Blue&quot;;&quot;Green&quot;)))" office:value-type="float" office:value="0.7638015" calcext:value-type="float">
            <text:p>0.7638</text:p>
          </table:table-cell>
          <table:table-cell table:style-name="ce87" table:formula="of:=[raw.W6]+ORG.OPENOFFICE.STYLE(IF([raw.K6]&lt;[raw.X6];&quot;Red&quot;;IF([raw.K6]&gt;[raw.Y6];&quot;Blue&quot;;&quot;Green&quot;)))" office:value-type="float" office:value="0.7675765" calcext:value-type="float">
            <text:p>0.7676</text:p>
          </table:table-cell>
          <table:table-cell table:style-name="ce87" table:formula="of:=[raw.Z6]+ORG.OPENOFFICE.STYLE(IF([raw.K6]&lt;[raw.AA6];&quot;Red&quot;;IF([raw.K6]&gt;[raw.AB6];&quot;Blue&quot;;&quot;Green&quot;)))" office:value-type="float" office:value="0.6752305" calcext:value-type="float">
            <text:p>0.6752</text:p>
          </table:table-cell>
          <table:table-cell table:style-name="ce87" table:formula="of:=[raw.AC6]+ORG.OPENOFFICE.STYLE(IF([raw.K6]&lt;[raw.AD6];&quot;Red&quot;;IF([raw.K6]&gt;[raw.AE6];&quot;Blue&quot;;&quot;Green&quot;)))" office:value-type="float" office:value="0.652697499999999" calcext:value-type="float">
            <text:p>0.6527</text:p>
          </table:table-cell>
          <table:table-cell table:style-name="ce57" table:formula="of:=[raw.AF6]+ORG.OPENOFFICE.STYLE(IF([raw.K6]&lt;[raw.AG6];&quot;Red&quot;;IF([raw.K6]&gt;[raw.AH6];&quot;Blue&quot;;&quot;Green&quot;)))" office:value-type="float" office:value="0.6747775" calcext:value-type="float">
            <text:p>0.6748</text:p>
          </table:table-cell>
          <table:table-cell table:style-name="ce37" table:formula="of:=[raw.AI6]+ORG.OPENOFFICE.STYLE(IF([raw.K6]&lt;[raw.AJ6];&quot;Red&quot;;IF([raw.K6]&gt;[raw.AK6];&quot;Blue&quot;;&quot;Green&quot;)))" office:value-type="float" office:value="0.620292473792848" calcext:value-type="float">
            <text:p>0.6203</text:p>
          </table:table-cell>
          <table:table-cell table:style-name="ce87" table:formula="of:=[raw.AL6]+ORG.OPENOFFICE.STYLE(IF([raw.K6]&lt;[raw.AM6];&quot;Red&quot;;IF([raw.K6]&gt;[raw.AN6];&quot;Blue&quot;;&quot;Green&quot;)))" office:value-type="float" office:value="0.793590199194326" calcext:value-type="float">
            <text:p>0.7936</text:p>
          </table:table-cell>
          <table:table-cell table:style-name="ce87" table:formula="of:=[raw.AO6]+ORG.OPENOFFICE.STYLE(IF([raw.K6]&lt;[raw.AP6];&quot;Red&quot;;IF([raw.K6]&gt;[raw.AQ6];&quot;Blue&quot;;&quot;Green&quot;)))" office:value-type="float" office:value="0.793590199194326" calcext:value-type="float">
            <text:p>0.7936</text:p>
          </table:table-cell>
          <table:table-cell table:style-name="ce87" table:formula="of:=[raw.AR6]+ORG.OPENOFFICE.STYLE(IF([raw.K6]&lt;[raw.AS6];&quot;Red&quot;;IF([raw.K6]&gt;[raw.AT6];&quot;Blue&quot;;&quot;Green&quot;)))" office:value-type="float" office:value="0.687128857971728" calcext:value-type="float">
            <text:p>0.6871</text:p>
          </table:table-cell>
          <table:table-cell table:style-name="ce87" table:formula="of:=[raw.AU6]+ORG.OPENOFFICE.STYLE(IF([raw.K6]&lt;[raw.AV6];&quot;Red&quot;;IF([raw.K6]&gt;[raw.AW6];&quot;Blue&quot;;&quot;Green&quot;)))" office:value-type="float" office:value="0.620292473792848" calcext:value-type="float">
            <text:p>0.6203</text:p>
          </table:table-cell>
          <table:table-cell table:style-name="ce87" table:formula="of:=[raw.AX6]+ORG.OPENOFFICE.STYLE(IF([raw.K6]&lt;[raw.AY6];&quot;Red&quot;;IF([raw.K6]&gt;[raw.AZ6];&quot;Blue&quot;;&quot;Green&quot;)))" office:value-type="float" office:value="0.559071801779883" calcext:value-type="float">
            <text:p>0.5591</text:p>
          </table:table-cell>
          <table:table-cell table:style-name="ce57" table:formula="of:=[raw.BA6]+ORG.OPENOFFICE.STYLE(IF([raw.K6]&lt;[raw.BB6];&quot;Red&quot;;IF([raw.K6]&gt;[raw.BC6];&quot;Blue&quot;;&quot;Green&quot;)))" office:value-type="float" office:value="0.497412541743352" calcext:value-type="float">
            <text:p>0.4974</text:p>
          </table:table-cell>
          <table:table-cell table:style-name="ce17" table:formula="of:=[raw.BD6]+ORG.OPENOFFICE.STYLE(IF([raw.K6]&lt;[raw.BE6];&quot;Red&quot;;IF([raw.K6]&gt;[raw.BF6];&quot;Blue&quot;;&quot;Green&quot;)))" office:value-type="float" office:value="0.830373844596136" calcext:value-type="float">
            <text:p>0.8304</text:p>
          </table:table-cell>
          <table:table-cell table:style-name="ce23" table:formula="of:=[raw.BG6]+ORG.OPENOFFICE.STYLE(IF([raw.K6]&lt;[raw.BH6];&quot;Red&quot;;IF([raw.K6]&gt;[raw.BI6];&quot;Blue&quot;;&quot;Green&quot;)))" office:value-type="float" office:value="0.757668860845046" calcext:value-type="float">
            <text:p>0.7577</text:p>
          </table:table-cell>
          <table:table-cell table:style-name="ce23" table:formula="of:=[raw.BJ6]+ORG.OPENOFFICE.STYLE(IF([raw.K6]&lt;[raw.BK6];&quot;Red&quot;;IF([raw.K6]&gt;[raw.BL6];&quot;Blue&quot;;&quot;Green&quot;)))" office:value-type="float" office:value="0.757668860845046" calcext:value-type="float">
            <text:p>0.7577</text:p>
          </table:table-cell>
          <table:table-cell table:style-name="ce23" table:formula="of:=[raw.BM6]+ORG.OPENOFFICE.STYLE(IF([raw.K6]&lt;[raw.BN6];&quot;Red&quot;;IF([raw.K6]&gt;[raw.BO6];&quot;Blue&quot;;&quot;Green&quot;)))" office:value-type="float" office:value="0.789010761814931" calcext:value-type="float">
            <text:p>0.7890</text:p>
          </table:table-cell>
          <table:table-cell table:style-name="ce23" table:formula="of:=[raw.BP6]+ORG.OPENOFFICE.STYLE(IF([raw.K6]&lt;[raw.BQ6];&quot;Red&quot;;IF([raw.K6]&gt;[raw.BR6];&quot;Blue&quot;;&quot;Green&quot;)))" office:value-type="float" office:value="0.720823461524914" calcext:value-type="float">
            <text:p>0.7208</text:p>
          </table:table-cell>
          <table:table-cell table:style-name="ce23" table:formula="of:=[raw.BS6]+ORG.OPENOFFICE.STYLE(IF([raw.K6]&lt;[raw.BT6];&quot;Red&quot;;IF([raw.K6]&gt;[raw.BU6];&quot;Blue&quot;;&quot;Green&quot;)))" office:value-type="float" office:value="0.677228114186655" calcext:value-type="float">
            <text:p>0.6772</text:p>
          </table:table-cell>
          <table:table-cell table:style-name="ce32" table:formula="of:=[raw.BV6]+ORG.OPENOFFICE.STYLE(IF([raw.K6]&lt;[raw.BW6];&quot;Red&quot;;IF([raw.K6]&gt;[raw.BX6];&quot;Blue&quot;;&quot;Green&quot;)))" office:value-type="float" office:value="0.72028210481877" calcext:value-type="float">
            <text:p>0.7203</text:p>
          </table:table-cell>
        </table:table-row>
        <table:table-row table:style-name="ro1">
          <table:table-cell table:style-name="ce1" table:formula="of:=[$raw.A7]" office:value-type="string" office:string-value="bh_posdep_null_pwr" calcext:value-type="string">
            <text:p>bh_posdep_null_pwr</text:p>
          </table:table-cell>
          <table:table-cell table:style-name="ce22" table:formula="of:=[$raw.B7]" office:value-type="float" office:value="6" calcext:value-type="float">
            <text:p>6</text:p>
          </table:table-cell>
          <table:table-cell table:style-name="ce22" table:formula="of:=[$raw.C7]" office:value-type="float" office:value="0" calcext:value-type="float">
            <text:p>0</text:p>
          </table:table-cell>
          <table:table-cell table:style-name="ce22" table:formula="of:=[$raw.D7]" office:value-type="float" office:value="0" calcext:value-type="float">
            <text:p>0</text:p>
          </table:table-cell>
          <table:table-cell table:style-name="ce22" table:formula="of:=[$raw.E7]" office:value-type="float" office:value="0.25" calcext:value-type="float">
            <text:p>0.25</text:p>
          </table:table-cell>
          <table:table-cell table:style-name="ce22" table:formula="of:=[$raw.F7]" office:value-type="string" office:string-value="BH1995" calcext:value-type="string">
            <text:p>BH1995</text:p>
          </table:table-cell>
          <table:table-cell table:style-name="ce43" table:formula="of:=[raw.N7]+ORG.OPENOFFICE.STYLE(IF([raw.K7]&lt;[raw.O7];&quot;Red&quot;;IF([raw.K7]&gt;[raw.P7];&quot;Blue&quot;;&quot;Green&quot;)))" office:value-type="string" office:string-value="" calcext:value-type="error">
            <text:p>#VALUE!</text:p>
          </table:table-cell>
          <table:table-cell table:style-name="ce54" table:formula="of:=[raw.Q7]+ORG.OPENOFFICE.STYLE(IF([raw.K7]&lt;[raw.R7];&quot;Red&quot;;IF([raw.K7]&gt;[raw.S7];&quot;Blue&quot;;&quot;Green&quot;)))" office:value-type="string" office:string-value="" calcext:value-type="error">
            <text:p>#VALUE!</text:p>
          </table:table-cell>
          <table:table-cell table:style-name="ce54" table:formula="of:=[raw.T7]+ORG.OPENOFFICE.STYLE(IF([raw.K7]&lt;[raw.U7];&quot;Red&quot;;IF([raw.K7]&gt;[raw.V7];&quot;Blue&quot;;&quot;Green&quot;)))" office:value-type="string" office:string-value="" calcext:value-type="error">
            <text:p>#VALUE!</text:p>
          </table:table-cell>
          <table:table-cell table:style-name="ce54" table:formula="of:=[raw.W7]+ORG.OPENOFFICE.STYLE(IF([raw.K7]&lt;[raw.X7];&quot;Red&quot;;IF([raw.K7]&gt;[raw.Y7];&quot;Blue&quot;;&quot;Green&quot;)))" office:value-type="string" office:string-value="" calcext:value-type="error">
            <text:p>#VALUE!</text:p>
          </table:table-cell>
          <table:table-cell table:style-name="ce54" table:formula="of:=[raw.Z7]+ORG.OPENOFFICE.STYLE(IF([raw.K7]&lt;[raw.AA7];&quot;Red&quot;;IF([raw.K7]&gt;[raw.AB7];&quot;Blue&quot;;&quot;Green&quot;)))" office:value-type="string" office:string-value="" calcext:value-type="error">
            <text:p>#VALUE!</text:p>
          </table:table-cell>
          <table:table-cell table:style-name="ce54" table:formula="of:=[raw.AC7]+ORG.OPENOFFICE.STYLE(IF([raw.K7]&lt;[raw.AD7];&quot;Red&quot;;IF([raw.K7]&gt;[raw.AE7];&quot;Blue&quot;;&quot;Green&quot;)))" office:value-type="string" office:string-value="" calcext:value-type="error">
            <text:p>#VALUE!</text:p>
          </table:table-cell>
          <table:table-cell table:style-name="ce52" table:formula="of:=[raw.AF7]+ORG.OPENOFFICE.STYLE(IF([raw.K7]&lt;[raw.AG7];&quot;Red&quot;;IF([raw.K7]&gt;[raw.AH7];&quot;Blue&quot;;&quot;Green&quot;)))" office:value-type="string" office:string-value="" calcext:value-type="error">
            <text:p>#VALUE!</text:p>
          </table:table-cell>
          <table:table-cell table:style-name="ce43" table:formula="of:=[raw.AI7]+ORG.OPENOFFICE.STYLE(IF([raw.K7]&lt;[raw.AJ7];&quot;Red&quot;;IF([raw.K7]&gt;[raw.AK7];&quot;Blue&quot;;&quot;Green&quot;)))" office:value-type="string" office:string-value="" calcext:value-type="error">
            <text:p>#VALUE!</text:p>
          </table:table-cell>
          <table:table-cell table:style-name="ce54" table:formula="of:=[raw.AL7]+ORG.OPENOFFICE.STYLE(IF([raw.K7]&lt;[raw.AM7];&quot;Red&quot;;IF([raw.K7]&gt;[raw.AN7];&quot;Blue&quot;;&quot;Green&quot;)))" office:value-type="string" office:string-value="" calcext:value-type="error">
            <text:p>#VALUE!</text:p>
          </table:table-cell>
          <table:table-cell table:style-name="ce54" table:formula="of:=[raw.AO7]+ORG.OPENOFFICE.STYLE(IF([raw.K7]&lt;[raw.AP7];&quot;Red&quot;;IF([raw.K7]&gt;[raw.AQ7];&quot;Blue&quot;;&quot;Green&quot;)))" office:value-type="string" office:string-value="" calcext:value-type="error">
            <text:p>#VALUE!</text:p>
          </table:table-cell>
          <table:table-cell table:style-name="ce54" table:formula="of:=[raw.AR7]+ORG.OPENOFFICE.STYLE(IF([raw.K7]&lt;[raw.AS7];&quot;Red&quot;;IF([raw.K7]&gt;[raw.AT7];&quot;Blue&quot;;&quot;Green&quot;)))" office:value-type="string" office:string-value="" calcext:value-type="error">
            <text:p>#VALUE!</text:p>
          </table:table-cell>
          <table:table-cell table:style-name="ce54" table:formula="of:=[raw.AU7]+ORG.OPENOFFICE.STYLE(IF([raw.K7]&lt;[raw.AV7];&quot;Red&quot;;IF([raw.K7]&gt;[raw.AW7];&quot;Blue&quot;;&quot;Green&quot;)))" office:value-type="string" office:string-value="" calcext:value-type="error">
            <text:p>#VALUE!</text:p>
          </table:table-cell>
          <table:table-cell table:style-name="ce54" table:formula="of:=[raw.AX7]+ORG.OPENOFFICE.STYLE(IF([raw.K7]&lt;[raw.AY7];&quot;Red&quot;;IF([raw.K7]&gt;[raw.AZ7];&quot;Blue&quot;;&quot;Green&quot;)))" office:value-type="string" office:string-value="" calcext:value-type="error">
            <text:p>#VALUE!</text:p>
          </table:table-cell>
          <table:table-cell table:style-name="ce52" table:formula="of:=[raw.BA7]+ORG.OPENOFFICE.STYLE(IF([raw.K7]&lt;[raw.BB7];&quot;Red&quot;;IF([raw.K7]&gt;[raw.BC7];&quot;Blue&quot;;&quot;Green&quot;)))" office:value-type="string" office:string-value="" calcext:value-type="error">
            <text:p>#VALUE!</text:p>
          </table:table-cell>
          <table:table-cell table:style-name="ce84" table:formula="of:=[raw.BD7]+ORG.OPENOFFICE.STYLE(IF([raw.K7]&lt;[raw.BE7];&quot;Red&quot;;IF([raw.K7]&gt;[raw.BF7];&quot;Blue&quot;;&quot;Green&quot;)))" office:value-type="string" office:string-value="" calcext:value-type="error">
            <text:p>#VALUE!</text:p>
          </table:table-cell>
          <table:table-cell table:style-name="ce91" table:formula="of:=[raw.BG7]+ORG.OPENOFFICE.STYLE(IF([raw.K7]&lt;[raw.BH7];&quot;Red&quot;;IF([raw.K7]&gt;[raw.BI7];&quot;Blue&quot;;&quot;Green&quot;)))" office:value-type="string" office:string-value="" calcext:value-type="error">
            <text:p>#VALUE!</text:p>
          </table:table-cell>
          <table:table-cell table:style-name="ce91" table:formula="of:=[raw.BJ7]+ORG.OPENOFFICE.STYLE(IF([raw.K7]&lt;[raw.BK7];&quot;Red&quot;;IF([raw.K7]&gt;[raw.BL7];&quot;Blue&quot;;&quot;Green&quot;)))" office:value-type="string" office:string-value="" calcext:value-type="error">
            <text:p>#VALUE!</text:p>
          </table:table-cell>
          <table:table-cell table:style-name="ce91" table:formula="of:=[raw.BM7]+ORG.OPENOFFICE.STYLE(IF([raw.K7]&lt;[raw.BN7];&quot;Red&quot;;IF([raw.K7]&gt;[raw.BO7];&quot;Blue&quot;;&quot;Green&quot;)))" office:value-type="string" office:string-value="" calcext:value-type="error">
            <text:p>#VALUE!</text:p>
          </table:table-cell>
          <table:table-cell table:style-name="ce91" table:formula="of:=[raw.BP7]+ORG.OPENOFFICE.STYLE(IF([raw.K7]&lt;[raw.BQ7];&quot;Red&quot;;IF([raw.K7]&gt;[raw.BR7];&quot;Blue&quot;;&quot;Green&quot;)))" office:value-type="string" office:string-value="" calcext:value-type="error">
            <text:p>#VALUE!</text:p>
          </table:table-cell>
          <table:table-cell table:style-name="ce91" table:formula="of:=[raw.BS7]+ORG.OPENOFFICE.STYLE(IF([raw.K7]&lt;[raw.BT7];&quot;Red&quot;;IF([raw.K7]&gt;[raw.BU7];&quot;Blue&quot;;&quot;Green&quot;)))" office:value-type="string" office:string-value="" calcext:value-type="error">
            <text:p>#VALUE!</text:p>
          </table:table-cell>
          <table:table-cell table:style-name="ce101" table:formula="of:=[raw.BV7]+ORG.OPENOFFICE.STYLE(IF([raw.K7]&lt;[raw.BW7];&quot;Red&quot;;IF([raw.K7]&gt;[raw.BX7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5" table:formula="of:=[$raw.A8]" office:value-type="string" office:string-value="bh_posdep_posonly_pwr" calcext:value-type="string">
            <text:p>bh_posdep_posonly_pwr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0.25" calcext:value-type="float">
            <text:p>0.25</text:p>
          </table:table-cell>
          <table:table-cell table:style-name="ce27" table:formula="of:=[$raw.F8]" office:value-type="string" office:string-value="BH1995" calcext:value-type="string">
            <text:p>BH1995</text:p>
          </table:table-cell>
          <table:table-cell table:style-name="ce36" table:formula="of:=[raw.N8]+ORG.OPENOFFICE.STYLE(IF([raw.K8]&lt;[raw.O8];&quot;Red&quot;;IF([raw.K8]&gt;[raw.P8];&quot;Blue&quot;;&quot;Green&quot;)))" office:value-type="float" office:value="0.75919" calcext:value-type="float">
            <text:p>0.7592</text:p>
          </table:table-cell>
          <table:table-cell table:style-name="ce9" table:formula="of:=[raw.Q8]+ORG.OPENOFFICE.STYLE(IF([raw.K8]&lt;[raw.R8];&quot;Red&quot;;IF([raw.K8]&gt;[raw.S8];&quot;Blue&quot;;&quot;Green&quot;)))" office:value-type="float" office:value="0.637313" calcext:value-type="float">
            <text:p>0.6373</text:p>
          </table:table-cell>
          <table:table-cell table:style-name="ce9" table:formula="of:=[raw.T8]+ORG.OPENOFFICE.STYLE(IF([raw.K8]&lt;[raw.U8];&quot;Red&quot;;IF([raw.K8]&gt;[raw.V8];&quot;Blue&quot;;&quot;Green&quot;)))" office:value-type="float" office:value="0.637313" calcext:value-type="float">
            <text:p>0.6373</text:p>
          </table:table-cell>
          <table:table-cell table:style-name="ce62" table:formula="of:=[raw.W8]+ORG.OPENOFFICE.STYLE(IF([raw.K8]&lt;[raw.X8];&quot;Red&quot;;IF([raw.K8]&gt;[raw.Y8];&quot;Blue&quot;;&quot;Green&quot;)))" office:value-type="float" office:value="0.727973" calcext:value-type="float">
            <text:p>0.7280</text:p>
          </table:table-cell>
          <table:table-cell table:style-name="ce62" table:formula="of:=[raw.Z8]+ORG.OPENOFFICE.STYLE(IF([raw.K8]&lt;[raw.AA8];&quot;Red&quot;;IF([raw.K8]&gt;[raw.AB8];&quot;Blue&quot;;&quot;Green&quot;)))" office:value-type="float" office:value="0.629527" calcext:value-type="float">
            <text:p>0.6295</text:p>
          </table:table-cell>
          <table:table-cell table:style-name="ce62" table:formula="of:=[raw.AC8]+ORG.OPENOFFICE.STYLE(IF([raw.K8]&lt;[raw.AD8];&quot;Red&quot;;IF([raw.K8]&gt;[raw.AE8];&quot;Blue&quot;;&quot;Green&quot;)))" office:value-type="float" office:value="0.59896" calcext:value-type="float">
            <text:p>0.5990</text:p>
          </table:table-cell>
          <table:table-cell table:style-name="ce53" table:formula="of:=[raw.AF8]+ORG.OPENOFFICE.STYLE(IF([raw.K8]&lt;[raw.AG8];&quot;Red&quot;;IF([raw.K8]&gt;[raw.AH8];&quot;Blue&quot;;&quot;Green&quot;)))" office:value-type="float" office:value="0.629189" calcext:value-type="float">
            <text:p>0.6292</text:p>
          </table:table-cell>
          <table:table-cell table:style-name="ce36" table:formula="of:=[raw.AI8]+ORG.OPENOFFICE.STYLE(IF([raw.K8]&lt;[raw.AJ8];&quot;Red&quot;;IF([raw.K8]&gt;[raw.AK8];&quot;Blue&quot;;&quot;Green&quot;)))" office:value-type="float" office:value="0.75901406095422" calcext:value-type="float">
            <text:p>0.7590</text:p>
          </table:table-cell>
          <table:table-cell table:style-name="ce62" table:formula="of:=[raw.AL8]+ORG.OPENOFFICE.STYLE(IF([raw.K8]&lt;[raw.AM8];&quot;Red&quot;;IF([raw.K8]&gt;[raw.AN8];&quot;Blue&quot;;&quot;Green&quot;)))" office:value-type="float" office:value="0.632442835391622" calcext:value-type="float">
            <text:p>0.6324</text:p>
          </table:table-cell>
          <table:table-cell table:style-name="ce9" table:formula="of:=[raw.AO8]+ORG.OPENOFFICE.STYLE(IF([raw.K8]&lt;[raw.AP8];&quot;Red&quot;;IF([raw.K8]&gt;[raw.AQ8];&quot;Blue&quot;;&quot;Green&quot;)))" office:value-type="float" office:value="0.632442835391622" calcext:value-type="float">
            <text:p>0.6324</text:p>
          </table:table-cell>
          <table:table-cell table:style-name="ce9" table:formula="of:=[raw.AR8]+ORG.OPENOFFICE.STYLE(IF([raw.K8]&lt;[raw.AS8];&quot;Red&quot;;IF([raw.K8]&gt;[raw.AT8];&quot;Blue&quot;;&quot;Green&quot;)))" office:value-type="float" office:value="0.728207744070567" calcext:value-type="float">
            <text:p>0.7282</text:p>
          </table:table-cell>
          <table:table-cell table:style-name="ce62" table:formula="of:=[raw.AU8]+ORG.OPENOFFICE.STYLE(IF([raw.K8]&lt;[raw.AV8];&quot;Red&quot;;IF([raw.K8]&gt;[raw.AW8];&quot;Blue&quot;;&quot;Green&quot;)))" office:value-type="float" office:value="0.75901406095422" calcext:value-type="float">
            <text:p>0.7590</text:p>
          </table:table-cell>
          <table:table-cell table:style-name="ce62" table:formula="of:=[raw.AX8]+ORG.OPENOFFICE.STYLE(IF([raw.K8]&lt;[raw.AY8];&quot;Red&quot;;IF([raw.K8]&gt;[raw.AZ8];&quot;Blue&quot;;&quot;Green&quot;)))" office:value-type="float" office:value="0.599203168387198" calcext:value-type="float">
            <text:p>0.5992</text:p>
          </table:table-cell>
          <table:table-cell table:style-name="ce53" table:formula="of:=[raw.BA8]+ORG.OPENOFFICE.STYLE(IF([raw.K8]&lt;[raw.BB8];&quot;Red&quot;;IF([raw.K8]&gt;[raw.BC8];&quot;Blue&quot;;&quot;Green&quot;)))" office:value-type="float" office:value="0.629339074705825" calcext:value-type="float">
            <text:p>0.6293</text:p>
          </table:table-cell>
          <table:table-cell table:style-name="ce16" table:formula="of:=[raw.BD8]+ORG.OPENOFFICE.STYLE(IF([raw.K8]&lt;[raw.BE8];&quot;Red&quot;;IF([raw.K8]&gt;[raw.BF8];&quot;Blue&quot;;&quot;Green&quot;)))" office:value-type="string" office:string-value="" calcext:value-type="error">
            <text:p>#VALUE!</text:p>
          </table:table-cell>
          <table:table-cell table:style-name="ce9" table:formula="of:=[raw.BG8]+ORG.OPENOFFICE.STYLE(IF([raw.K8]&lt;[raw.BH8];&quot;Red&quot;;IF([raw.K8]&gt;[raw.BI8];&quot;Blue&quot;;&quot;Green&quot;)))" office:value-type="string" office:string-value="" calcext:value-type="error">
            <text:p>#VALUE!</text:p>
          </table:table-cell>
          <table:table-cell table:style-name="ce9" table:formula="of:=[raw.BJ8]+ORG.OPENOFFICE.STYLE(IF([raw.K8]&lt;[raw.BK8];&quot;Red&quot;;IF([raw.K8]&gt;[raw.BL8];&quot;Blue&quot;;&quot;Green&quot;)))" office:value-type="string" office:string-value="" calcext:value-type="error">
            <text:p>#VALUE!</text:p>
          </table:table-cell>
          <table:table-cell table:style-name="ce72" table:formula="of:=[raw.BM8]+ORG.OPENOFFICE.STYLE(IF([raw.K8]&lt;[raw.BN8];&quot;Red&quot;;IF([raw.K8]&gt;[raw.BO8];&quot;Blue&quot;;&quot;Green&quot;)))" office:value-type="string" office:string-value="" calcext:value-type="error">
            <text:p>#VALUE!</text:p>
          </table:table-cell>
          <table:table-cell table:style-name="ce6" table:formula="of:=[raw.BP8]+ORG.OPENOFFICE.STYLE(IF([raw.K8]&lt;[raw.BQ8];&quot;Red&quot;;IF([raw.K8]&gt;[raw.BR8];&quot;Blue&quot;;&quot;Green&quot;)))" office:value-type="string" office:string-value="" calcext:value-type="error">
            <text:p>#VALUE!</text:p>
          </table:table-cell>
          <table:table-cell table:style-name="ce6" table:formula="of:=[raw.BS8]+ORG.OPENOFFICE.STYLE(IF([raw.K8]&lt;[raw.BT8];&quot;Red&quot;;IF([raw.K8]&gt;[raw.BU8];&quot;Blue&quot;;&quot;Green&quot;)))" office:value-type="string" office:string-value="" calcext:value-type="error">
            <text:p>#VALUE!</text:p>
          </table:table-cell>
          <table:table-cell table:style-name="ce29" table:formula="of:=[raw.BV8]+ORG.OPENOFFICE.STYLE(IF([raw.K8]&lt;[raw.BW8];&quot;Red&quot;;IF([raw.K8]&gt;[raw.BX8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5" table:formula="of:=[$raw.A9]" office:value-type="string" office:string-value="bh_posdep_negonly_pwr" calcext:value-type="string">
            <text:p>bh_posdep_negonly_pwr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0.25" calcext:value-type="float">
            <text:p>0.25</text:p>
          </table:table-cell>
          <table:table-cell table:style-name="ce27" table:formula="of:=[$raw.F9]" office:value-type="string" office:string-value="BH1995" calcext:value-type="string">
            <text:p>BH1995</text:p>
          </table:table-cell>
          <table:table-cell table:style-name="ce36" table:formula="of:=[raw.N9]+ORG.OPENOFFICE.STYLE(IF([raw.K9]&lt;[raw.O9];&quot;Red&quot;;IF([raw.K9]&gt;[raw.P9];&quot;Blue&quot;;&quot;Green&quot;)))" office:value-type="float" office:value="0.773506" calcext:value-type="float">
            <text:p>0.7735</text:p>
          </table:table-cell>
          <table:table-cell table:style-name="ce9" table:formula="of:=[raw.Q9]+ORG.OPENOFFICE.STYLE(IF([raw.K9]&lt;[raw.R9];&quot;Red&quot;;IF([raw.K9]&gt;[raw.S9];&quot;Blue&quot;;&quot;Green&quot;)))" office:value-type="float" office:value="0.65162" calcext:value-type="float">
            <text:p>0.6516</text:p>
          </table:table-cell>
          <table:table-cell table:style-name="ce9" table:formula="of:=[raw.T9]+ORG.OPENOFFICE.STYLE(IF([raw.K9]&lt;[raw.U9];&quot;Red&quot;;IF([raw.K9]&gt;[raw.V9];&quot;Blue&quot;;&quot;Green&quot;)))" office:value-type="float" office:value="0.65162" calcext:value-type="float">
            <text:p>0.6516</text:p>
          </table:table-cell>
          <table:table-cell table:style-name="ce62" table:formula="of:=[raw.W9]+ORG.OPENOFFICE.STYLE(IF([raw.K9]&lt;[raw.X9];&quot;Red&quot;;IF([raw.K9]&gt;[raw.Y9];&quot;Blue&quot;;&quot;Green&quot;)))" office:value-type="float" office:value="0.739635" calcext:value-type="float">
            <text:p>0.7396</text:p>
          </table:table-cell>
          <table:table-cell table:style-name="ce62" table:formula="of:=[raw.Z9]+ORG.OPENOFFICE.STYLE(IF([raw.K9]&lt;[raw.AA9];&quot;Red&quot;;IF([raw.K9]&gt;[raw.AB9];&quot;Blue&quot;;&quot;Green&quot;)))" office:value-type="float" office:value="0.64422" calcext:value-type="float">
            <text:p>0.6442</text:p>
          </table:table-cell>
          <table:table-cell table:style-name="ce62" table:formula="of:=[raw.AC9]+ORG.OPENOFFICE.STYLE(IF([raw.K9]&lt;[raw.AD9];&quot;Red&quot;;IF([raw.K9]&gt;[raw.AE9];&quot;Blue&quot;;&quot;Green&quot;)))" office:value-type="float" office:value="0.610969" calcext:value-type="float">
            <text:p>0.6110</text:p>
          </table:table-cell>
          <table:table-cell table:style-name="ce53" table:formula="of:=[raw.AF9]+ORG.OPENOFFICE.STYLE(IF([raw.K9]&lt;[raw.AG9];&quot;Red&quot;;IF([raw.K9]&gt;[raw.AH9];&quot;Blue&quot;;&quot;Green&quot;)))" office:value-type="float" office:value="0.643882" calcext:value-type="float">
            <text:p>0.6439</text:p>
          </table:table-cell>
          <table:table-cell table:style-name="ce36" table:formula="of:=[raw.AI9]+ORG.OPENOFFICE.STYLE(IF([raw.K9]&lt;[raw.AJ9];&quot;Red&quot;;IF([raw.K9]&gt;[raw.AK9];&quot;Blue&quot;;&quot;Green&quot;)))" office:value-type="string" office:string-value="" calcext:value-type="error">
            <text:p>#VALUE!</text:p>
          </table:table-cell>
          <table:table-cell table:style-name="ce62" table:formula="of:=[raw.AL9]+ORG.OPENOFFICE.STYLE(IF([raw.K9]&lt;[raw.AM9];&quot;Red&quot;;IF([raw.K9]&gt;[raw.AN9];&quot;Blue&quot;;&quot;Green&quot;)))" office:value-type="string" office:string-value="" calcext:value-type="error">
            <text:p>#VALUE!</text:p>
          </table:table-cell>
          <table:table-cell table:style-name="ce9" table:formula="of:=[raw.AO9]+ORG.OPENOFFICE.STYLE(IF([raw.K9]&lt;[raw.AP9];&quot;Red&quot;;IF([raw.K9]&gt;[raw.AQ9];&quot;Blue&quot;;&quot;Green&quot;)))" office:value-type="string" office:string-value="" calcext:value-type="error">
            <text:p>#VALUE!</text:p>
          </table:table-cell>
          <table:table-cell table:style-name="ce9" table:formula="of:=[raw.AR9]+ORG.OPENOFFICE.STYLE(IF([raw.K9]&lt;[raw.AS9];&quot;Red&quot;;IF([raw.K9]&gt;[raw.AT9];&quot;Blue&quot;;&quot;Green&quot;)))" office:value-type="string" office:string-value="" calcext:value-type="error">
            <text:p>#VALUE!</text:p>
          </table:table-cell>
          <table:table-cell table:style-name="ce62" table:formula="of:=[raw.AU9]+ORG.OPENOFFICE.STYLE(IF([raw.K9]&lt;[raw.AV9];&quot;Red&quot;;IF([raw.K9]&gt;[raw.AW9];&quot;Blue&quot;;&quot;Green&quot;)))" office:value-type="string" office:string-value="" calcext:value-type="error">
            <text:p>#VALUE!</text:p>
          </table:table-cell>
          <table:table-cell table:style-name="ce62" table:formula="of:=[raw.AX9]+ORG.OPENOFFICE.STYLE(IF([raw.K9]&lt;[raw.AY9];&quot;Red&quot;;IF([raw.K9]&gt;[raw.AZ9];&quot;Blue&quot;;&quot;Green&quot;)))" office:value-type="string" office:string-value="" calcext:value-type="error">
            <text:p>#VALUE!</text:p>
          </table:table-cell>
          <table:table-cell table:style-name="ce53" table:formula="of:=[raw.BA9]+ORG.OPENOFFICE.STYLE(IF([raw.K9]&lt;[raw.BB9];&quot;Red&quot;;IF([raw.K9]&gt;[raw.BC9];&quot;Blue&quot;;&quot;Green&quot;)))" office:value-type="string" office:string-value="" calcext:value-type="error">
            <text:p>#VALUE!</text:p>
          </table:table-cell>
          <table:table-cell table:style-name="ce15" table:formula="of:=[raw.BD9]+ORG.OPENOFFICE.STYLE(IF([raw.K9]&lt;[raw.BE9];&quot;Red&quot;;IF([raw.K9]&gt;[raw.BF9];&quot;Blue&quot;;&quot;Green&quot;)))" office:value-type="float" office:value="0.773139014782832" calcext:value-type="float">
            <text:p>0.7731</text:p>
          </table:table-cell>
          <table:table-cell table:style-name="ce6" table:formula="of:=[raw.BG9]+ORG.OPENOFFICE.STYLE(IF([raw.K9]&lt;[raw.BH9];&quot;Red&quot;;IF([raw.K9]&gt;[raw.BI9];&quot;Blue&quot;;&quot;Green&quot;)))" office:value-type="float" office:value="0.646907177603506" calcext:value-type="float">
            <text:p>0.6469</text:p>
          </table:table-cell>
          <table:table-cell table:style-name="ce6" table:formula="of:=[raw.BJ9]+ORG.OPENOFFICE.STYLE(IF([raw.K9]&lt;[raw.BK9];&quot;Red&quot;;IF([raw.K9]&gt;[raw.BL9];&quot;Blue&quot;;&quot;Green&quot;)))" office:value-type="float" office:value="0.646907177603506" calcext:value-type="float">
            <text:p>0.6469</text:p>
          </table:table-cell>
          <table:table-cell table:style-name="ce61" table:formula="of:=[raw.BM9]+ORG.OPENOFFICE.STYLE(IF([raw.K9]&lt;[raw.BN9];&quot;Red&quot;;IF([raw.K9]&gt;[raw.BO9];&quot;Blue&quot;;&quot;Green&quot;)))" office:value-type="float" office:value="0.73980406879579" calcext:value-type="float">
            <text:p>0.7398</text:p>
          </table:table-cell>
          <table:table-cell table:style-name="ce6" table:formula="of:=[raw.BP9]+ORG.OPENOFFICE.STYLE(IF([raw.K9]&lt;[raw.BQ9];&quot;Red&quot;;IF([raw.K9]&gt;[raw.BR9];&quot;Blue&quot;;&quot;Green&quot;)))" office:value-type="float" office:value="0.644320642470974" calcext:value-type="float">
            <text:p>0.6443</text:p>
          </table:table-cell>
          <table:table-cell table:style-name="ce6" table:formula="of:=[raw.BS9]+ORG.OPENOFFICE.STYLE(IF([raw.K9]&lt;[raw.BT9];&quot;Red&quot;;IF([raw.K9]&gt;[raw.BU9];&quot;Blue&quot;;&quot;Green&quot;)))" office:value-type="float" office:value="0.611184004332475" calcext:value-type="float">
            <text:p>0.6112</text:p>
          </table:table-cell>
          <table:table-cell table:style-name="ce29" table:formula="of:=[raw.BV9]+ORG.OPENOFFICE.STYLE(IF([raw.K9]&lt;[raw.BW9];&quot;Red&quot;;IF([raw.K9]&gt;[raw.BX9];&quot;Blue&quot;;&quot;Green&quot;)))" office:value-type="float" office:value="0.643982491839078" calcext:value-type="float">
            <text:p>0.6440</text:p>
          </table:table-cell>
        </table:table-row>
        <table:table-row table:style-name="ro1">
          <table:table-cell table:style-name="ce5" table:formula="of:=[$raw.A10]" office:value-type="string" office:string-value="bh_posdep_balanced_pwr" calcext:value-type="string">
            <text:p>bh_posdep_balanced_pwr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0.25" calcext:value-type="float">
            <text:p>0.25</text:p>
          </table:table-cell>
          <table:table-cell table:style-name="ce27" table:formula="of:=[$raw.F10]" office:value-type="string" office:string-value="BH1995" calcext:value-type="string">
            <text:p>BH1995</text:p>
          </table:table-cell>
          <table:table-cell table:style-name="ce36" table:formula="of:=[raw.N10]+ORG.OPENOFFICE.STYLE(IF([raw.K10]&lt;[raw.O10];&quot;Red&quot;;IF([raw.K10]&gt;[raw.P10];&quot;Blue&quot;;&quot;Green&quot;)))" office:value-type="float" office:value="0.748587" calcext:value-type="float">
            <text:p>0.7486</text:p>
          </table:table-cell>
          <table:table-cell table:style-name="ce9" table:formula="of:=[raw.Q10]+ORG.OPENOFFICE.STYLE(IF([raw.K10]&lt;[raw.R10];&quot;Red&quot;;IF([raw.K10]&gt;[raw.S10];&quot;Blue&quot;;&quot;Green&quot;)))" office:value-type="float" office:value="0.764275999999999" calcext:value-type="float">
            <text:p>0.7643</text:p>
          </table:table-cell>
          <table:table-cell table:style-name="ce9" table:formula="of:=[raw.T10]+ORG.OPENOFFICE.STYLE(IF([raw.K10]&lt;[raw.U10];&quot;Red&quot;;IF([raw.K10]&gt;[raw.V10];&quot;Blue&quot;;&quot;Green&quot;)))" office:value-type="float" office:value="0.764275999999999" calcext:value-type="float">
            <text:p>0.7643</text:p>
          </table:table-cell>
          <table:table-cell table:style-name="ce62" table:formula="of:=[raw.W10]+ORG.OPENOFFICE.STYLE(IF([raw.K10]&lt;[raw.X10];&quot;Red&quot;;IF([raw.K10]&gt;[raw.Y10];&quot;Blue&quot;;&quot;Green&quot;)))" office:value-type="float" office:value="0.759339" calcext:value-type="float">
            <text:p>0.7593</text:p>
          </table:table-cell>
          <table:table-cell table:style-name="ce62" table:formula="of:=[raw.Z10]+ORG.OPENOFFICE.STYLE(IF([raw.K10]&lt;[raw.AA10];&quot;Red&quot;;IF([raw.K10]&gt;[raw.AB10];&quot;Blue&quot;;&quot;Green&quot;)))" office:value-type="float" office:value="0.6279995" calcext:value-type="float">
            <text:p>0.6280</text:p>
          </table:table-cell>
          <table:table-cell table:style-name="ce62" table:formula="of:=[raw.AC10]+ORG.OPENOFFICE.STYLE(IF([raw.K10]&lt;[raw.AD10];&quot;Red&quot;;IF([raw.K10]&gt;[raw.AE10];&quot;Blue&quot;;&quot;Green&quot;)))" office:value-type="float" office:value="0.636102" calcext:value-type="float">
            <text:p>0.6361</text:p>
          </table:table-cell>
          <table:table-cell table:style-name="ce53" table:formula="of:=[raw.AF10]+ORG.OPENOFFICE.STYLE(IF([raw.K10]&lt;[raw.AG10];&quot;Red&quot;;IF([raw.K10]&gt;[raw.AH10];&quot;Blue&quot;;&quot;Green&quot;)))" office:value-type="float" office:value="0.6276725" calcext:value-type="float">
            <text:p>0.6277</text:p>
          </table:table-cell>
          <table:table-cell table:style-name="ce36" table:formula="of:=[raw.AI10]+ORG.OPENOFFICE.STYLE(IF([raw.K10]&lt;[raw.AJ10];&quot;Red&quot;;IF([raw.K10]&gt;[raw.AK10];&quot;Blue&quot;;&quot;Green&quot;)))" office:value-type="float" office:value="0.746947763091652" calcext:value-type="float">
            <text:p>0.7469</text:p>
          </table:table-cell>
          <table:table-cell table:style-name="ce62" table:formula="of:=[raw.AL10]+ORG.OPENOFFICE.STYLE(IF([raw.K10]&lt;[raw.AM10];&quot;Red&quot;;IF([raw.K10]&gt;[raw.AN10];&quot;Blue&quot;;&quot;Green&quot;)))" office:value-type="float" office:value="0.763479247629248" calcext:value-type="float">
            <text:p>0.7635</text:p>
          </table:table-cell>
          <table:table-cell table:style-name="ce9" table:formula="of:=[raw.AO10]+ORG.OPENOFFICE.STYLE(IF([raw.K10]&lt;[raw.AP10];&quot;Red&quot;;IF([raw.K10]&gt;[raw.AQ10];&quot;Blue&quot;;&quot;Green&quot;)))" office:value-type="float" office:value="0.763479247629248" calcext:value-type="float">
            <text:p>0.7635</text:p>
          </table:table-cell>
          <table:table-cell table:style-name="ce9" table:formula="of:=[raw.AR10]+ORG.OPENOFFICE.STYLE(IF([raw.K10]&lt;[raw.AS10];&quot;Red&quot;;IF([raw.K10]&gt;[raw.AT10];&quot;Blue&quot;;&quot;Green&quot;)))" office:value-type="float" office:value="0.758138201715217" calcext:value-type="float">
            <text:p>0.7581</text:p>
          </table:table-cell>
          <table:table-cell table:style-name="ce62" table:formula="of:=[raw.AU10]+ORG.OPENOFFICE.STYLE(IF([raw.K10]&lt;[raw.AV10];&quot;Red&quot;;IF([raw.K10]&gt;[raw.AW10];&quot;Blue&quot;;&quot;Green&quot;)))" office:value-type="float" office:value="0.746947763091652" calcext:value-type="float">
            <text:p>0.7469</text:p>
          </table:table-cell>
          <table:table-cell table:style-name="ce62" table:formula="of:=[raw.AX10]+ORG.OPENOFFICE.STYLE(IF([raw.K10]&lt;[raw.AY10];&quot;Red&quot;;IF([raw.K10]&gt;[raw.AZ10];&quot;Blue&quot;;&quot;Green&quot;)))" office:value-type="float" office:value="0.63562567089131" calcext:value-type="float">
            <text:p>0.6356</text:p>
          </table:table-cell>
          <table:table-cell table:style-name="ce53" table:formula="of:=[raw.BA10]+ORG.OPENOFFICE.STYLE(IF([raw.K10]&lt;[raw.BB10];&quot;Red&quot;;IF([raw.K10]&gt;[raw.BC10];&quot;Blue&quot;;&quot;Green&quot;)))" office:value-type="float" office:value="0.627091706539386" calcext:value-type="float">
            <text:p>0.6271</text:p>
          </table:table-cell>
          <table:table-cell table:style-name="ce15" table:formula="of:=[raw.BD10]+ORG.OPENOFFICE.STYLE(IF([raw.K10]&lt;[raw.BE10];&quot;Red&quot;;IF([raw.K10]&gt;[raw.BF10];&quot;Blue&quot;;&quot;Green&quot;)))" office:value-type="float" office:value="0.75104895706364" calcext:value-type="float">
            <text:p>0.7510</text:p>
          </table:table-cell>
          <table:table-cell table:style-name="ce6" table:formula="of:=[raw.BG10]+ORG.OPENOFFICE.STYLE(IF([raw.K10]&lt;[raw.BH10];&quot;Red&quot;;IF([raw.K10]&gt;[raw.BI10];&quot;Blue&quot;;&quot;Green&quot;)))" office:value-type="float" office:value="0.766244841407569" calcext:value-type="float">
            <text:p>0.7662</text:p>
          </table:table-cell>
          <table:table-cell table:style-name="ce6" table:formula="of:=[raw.BJ10]+ORG.OPENOFFICE.STYLE(IF([raw.K10]&lt;[raw.BK10];&quot;Red&quot;;IF([raw.K10]&gt;[raw.BL10];&quot;Blue&quot;;&quot;Green&quot;)))" office:value-type="float" office:value="0.766244841407569" calcext:value-type="float">
            <text:p>0.7662</text:p>
          </table:table-cell>
          <table:table-cell table:style-name="ce61" table:formula="of:=[raw.BM10]+ORG.OPENOFFICE.STYLE(IF([raw.K10]&lt;[raw.BN10];&quot;Red&quot;;IF([raw.K10]&gt;[raw.BO10];&quot;Blue&quot;;&quot;Green&quot;)))" office:value-type="float" office:value="0.761553737370272" calcext:value-type="float">
            <text:p>0.7616</text:p>
          </table:table-cell>
          <table:table-cell table:style-name="ce6" table:formula="of:=[raw.BP10]+ORG.OPENOFFICE.STYLE(IF([raw.K10]&lt;[raw.BQ10];&quot;Red&quot;;IF([raw.K10]&gt;[raw.BR10];&quot;Blue&quot;;&quot;Green&quot;)))" office:value-type="float" office:value="0.629116389530903" calcext:value-type="float">
            <text:p>0.6291</text:p>
          </table:table-cell>
          <table:table-cell table:style-name="ce6" table:formula="of:=[raw.BS10]+ORG.OPENOFFICE.STYLE(IF([raw.K10]&lt;[raw.BT10];&quot;Red&quot;;IF([raw.K10]&gt;[raw.BU10];&quot;Blue&quot;;&quot;Green&quot;)))" office:value-type="float" office:value="0.637232629462672" calcext:value-type="float">
            <text:p>0.6372</text:p>
          </table:table-cell>
          <table:table-cell table:style-name="ce29" table:formula="of:=[raw.BV10]+ORG.OPENOFFICE.STYLE(IF([raw.K10]&lt;[raw.BW10];&quot;Red&quot;;IF([raw.K10]&gt;[raw.BX10];&quot;Blue&quot;;&quot;Green&quot;)))" office:value-type="float" office:value="0.628784283254044" calcext:value-type="float">
            <text:p>0.6288</text:p>
          </table:table-cell>
        </table:table-row>
        <table:table-row table:style-name="ro1">
          <table:table-cell table:style-name="ce11" table:formula="of:=[$raw.A11]" office:value-type="string" office:string-value="bh_posdep_unbalanced_pwr" calcext:value-type="string">
            <text:p>bh_posdep_unbalanced_pwr</text:p>
          </table:table-cell>
          <table:table-cell table:style-name="ce21" table:formula="of:=[$raw.B11]" office:value-type="float" office:value="10" calcext:value-type="float">
            <text:p>10</text:p>
          </table:table-cell>
          <table:table-cell table:style-name="ce21" table:formula="of:=[$raw.C11]" office:value-type="float" office:value="0.1" calcext:value-type="float">
            <text:p>0.1</text:p>
          </table:table-cell>
          <table:table-cell table:style-name="ce21" table:formula="of:=[$raw.D11]" office:value-type="float" office:value="0.4" calcext:value-type="float">
            <text:p>0.4</text:p>
          </table:table-cell>
          <table:table-cell table:style-name="ce21" table:formula="of:=[$raw.E11]" office:value-type="float" office:value="0.25" calcext:value-type="float">
            <text:p>0.25</text:p>
          </table:table-cell>
          <table:table-cell table:style-name="ce21" table:formula="of:=[$raw.F11]" office:value-type="string" office:string-value="BH1995" calcext:value-type="string">
            <text:p>BH1995</text:p>
          </table:table-cell>
          <table:table-cell table:style-name="ce37" table:formula="of:=[raw.N11]+ORG.OPENOFFICE.STYLE(IF([raw.K11]&lt;[raw.O11];&quot;Red&quot;;IF([raw.K11]&gt;[raw.P11];&quot;Blue&quot;;&quot;Green&quot;)))" office:value-type="float" office:value="0.772982" calcext:value-type="float">
            <text:p>0.7730</text:p>
          </table:table-cell>
          <table:table-cell table:style-name="ce87" table:formula="of:=[raw.Q11]+ORG.OPENOFFICE.STYLE(IF([raw.K11]&lt;[raw.R11];&quot;Red&quot;;IF([raw.K11]&gt;[raw.S11];&quot;Blue&quot;;&quot;Green&quot;)))" office:value-type="float" office:value="0.757061" calcext:value-type="float">
            <text:p>0.7571</text:p>
          </table:table-cell>
          <table:table-cell table:style-name="ce87" table:formula="of:=[raw.T11]+ORG.OPENOFFICE.STYLE(IF([raw.K11]&lt;[raw.U11];&quot;Red&quot;;IF([raw.K11]&gt;[raw.V11];&quot;Blue&quot;;&quot;Green&quot;)))" office:value-type="float" office:value="0.757061" calcext:value-type="float">
            <text:p>0.7571</text:p>
          </table:table-cell>
          <table:table-cell table:style-name="ce87" table:formula="of:=[raw.W11]+ORG.OPENOFFICE.STYLE(IF([raw.K11]&lt;[raw.X11];&quot;Red&quot;;IF([raw.K11]&gt;[raw.Y11];&quot;Blue&quot;;&quot;Green&quot;)))" office:value-type="float" office:value="0.762203" calcext:value-type="float">
            <text:p>0.7622</text:p>
          </table:table-cell>
          <table:table-cell table:style-name="ce87" table:formula="of:=[raw.Z11]+ORG.OPENOFFICE.STYLE(IF([raw.K11]&lt;[raw.AA11];&quot;Red&quot;;IF([raw.K11]&gt;[raw.AB11];&quot;Blue&quot;;&quot;Green&quot;)))" office:value-type="float" office:value="0.657415" calcext:value-type="float">
            <text:p>0.6574</text:p>
          </table:table-cell>
          <table:table-cell table:style-name="ce87" table:formula="of:=[raw.AC11]+ORG.OPENOFFICE.STYLE(IF([raw.K11]&lt;[raw.AD11];&quot;Red&quot;;IF([raw.K11]&gt;[raw.AE11];&quot;Blue&quot;;&quot;Green&quot;)))" office:value-type="float" office:value="0.641463" calcext:value-type="float">
            <text:p>0.6415</text:p>
          </table:table-cell>
          <table:table-cell table:style-name="ce57" table:formula="of:=[raw.AF11]+ORG.OPENOFFICE.STYLE(IF([raw.K11]&lt;[raw.AG11];&quot;Red&quot;;IF([raw.K11]&gt;[raw.AH11];&quot;Blue&quot;;&quot;Green&quot;)))" office:value-type="float" office:value="0.656949" calcext:value-type="float">
            <text:p>0.6569</text:p>
          </table:table-cell>
          <table:table-cell table:style-name="ce37" table:formula="of:=[raw.AI11]+ORG.OPENOFFICE.STYLE(IF([raw.K11]&lt;[raw.AJ11];&quot;Red&quot;;IF([raw.K11]&gt;[raw.AK11];&quot;Blue&quot;;&quot;Green&quot;)))" office:value-type="float" office:value="0.609050599814654" calcext:value-type="float">
            <text:p>0.6091</text:p>
          </table:table-cell>
          <table:table-cell table:style-name="ce87" table:formula="of:=[raw.AL11]+ORG.OPENOFFICE.STYLE(IF([raw.K11]&lt;[raw.AM11];&quot;Red&quot;;IF([raw.K11]&gt;[raw.AN11];&quot;Blue&quot;;&quot;Green&quot;)))" office:value-type="float" office:value="0.788282208654976" calcext:value-type="float">
            <text:p>0.7883</text:p>
          </table:table-cell>
          <table:table-cell table:style-name="ce87" table:formula="of:=[raw.AO11]+ORG.OPENOFFICE.STYLE(IF([raw.K11]&lt;[raw.AP11];&quot;Red&quot;;IF([raw.K11]&gt;[raw.AQ11];&quot;Blue&quot;;&quot;Green&quot;)))" office:value-type="float" office:value="0.788282208654976" calcext:value-type="float">
            <text:p>0.7883</text:p>
          </table:table-cell>
          <table:table-cell table:style-name="ce87" table:formula="of:=[raw.AR11]+ORG.OPENOFFICE.STYLE(IF([raw.K11]&lt;[raw.AS11];&quot;Red&quot;;IF([raw.K11]&gt;[raw.AT11];&quot;Blue&quot;;&quot;Green&quot;)))" office:value-type="float" office:value="0.688473643670045" calcext:value-type="float">
            <text:p>0.6885</text:p>
          </table:table-cell>
          <table:table-cell table:style-name="ce87" table:formula="of:=[raw.AU11]+ORG.OPENOFFICE.STYLE(IF([raw.K11]&lt;[raw.AV11];&quot;Red&quot;;IF([raw.K11]&gt;[raw.AW11];&quot;Blue&quot;;&quot;Green&quot;)))" office:value-type="float" office:value="0.609050599814654" calcext:value-type="float">
            <text:p>0.6091</text:p>
          </table:table-cell>
          <table:table-cell table:style-name="ce87" table:formula="of:=[raw.AX11]+ORG.OPENOFFICE.STYLE(IF([raw.K11]&lt;[raw.AY11];&quot;Red&quot;;IF([raw.K11]&gt;[raw.AZ11];&quot;Blue&quot;;&quot;Green&quot;)))" office:value-type="float" office:value="0.552636129911932" calcext:value-type="float">
            <text:p>0.5526</text:p>
          </table:table-cell>
          <table:table-cell table:style-name="ce57" table:formula="of:=[raw.BA11]+ORG.OPENOFFICE.STYLE(IF([raw.K11]&lt;[raw.BB11];&quot;Red&quot;;IF([raw.K11]&gt;[raw.BC11];&quot;Blue&quot;;&quot;Green&quot;)))" office:value-type="float" office:value="0.484576394886319" calcext:value-type="float">
            <text:p>0.4846</text:p>
          </table:table-cell>
          <table:table-cell table:style-name="ce17" table:formula="of:=[raw.BD11]+ORG.OPENOFFICE.STYLE(IF([raw.K11]&lt;[raw.BE11];&quot;Red&quot;;IF([raw.K11]&gt;[raw.BF11];&quot;Blue&quot;;&quot;Green&quot;)))" office:value-type="float" office:value="0.814543348119856" calcext:value-type="float">
            <text:p>0.8145</text:p>
          </table:table-cell>
          <table:table-cell table:style-name="ce23" table:formula="of:=[raw.BG11]+ORG.OPENOFFICE.STYLE(IF([raw.K11]&lt;[raw.BH11];&quot;Red&quot;;IF([raw.K11]&gt;[raw.BI11];&quot;Blue&quot;;&quot;Green&quot;)))" office:value-type="float" office:value="0.749904679629861" calcext:value-type="float">
            <text:p>0.7499</text:p>
          </table:table-cell>
          <table:table-cell table:style-name="ce23" table:formula="of:=[raw.BJ11]+ORG.OPENOFFICE.STYLE(IF([raw.K11]&lt;[raw.BK11];&quot;Red&quot;;IF([raw.K11]&gt;[raw.BL11];&quot;Blue&quot;;&quot;Green&quot;)))" office:value-type="float" office:value="0.749904679629861" calcext:value-type="float">
            <text:p>0.7499</text:p>
          </table:table-cell>
          <table:table-cell table:style-name="ce23" table:formula="of:=[raw.BM11]+ORG.OPENOFFICE.STYLE(IF([raw.K11]&lt;[raw.BN11];&quot;Red&quot;;IF([raw.K11]&gt;[raw.BO11];&quot;Blue&quot;;&quot;Green&quot;)))" office:value-type="float" office:value="0.781258842913498" calcext:value-type="float">
            <text:p>0.7813</text:p>
          </table:table-cell>
          <table:table-cell table:style-name="ce23" table:formula="of:=[raw.BP11]+ORG.OPENOFFICE.STYLE(IF([raw.K11]&lt;[raw.BQ11];&quot;Red&quot;;IF([raw.K11]&gt;[raw.BR11];&quot;Blue&quot;;&quot;Green&quot;)))" office:value-type="float" office:value="0.70097646252342" calcext:value-type="float">
            <text:p>0.7010</text:p>
          </table:table-cell>
          <table:table-cell table:style-name="ce23" table:formula="of:=[raw.BS11]+ORG.OPENOFFICE.STYLE(IF([raw.K11]&lt;[raw.BT11];&quot;Red&quot;;IF([raw.K11]&gt;[raw.BU11];&quot;Blue&quot;;&quot;Green&quot;)))" office:value-type="float" office:value="0.664073227561857" calcext:value-type="float">
            <text:p>0.6641</text:p>
          </table:table-cell>
          <table:table-cell table:style-name="ce32" table:formula="of:=[raw.BV11]+ORG.OPENOFFICE.STYLE(IF([raw.K11]&lt;[raw.BW11];&quot;Red&quot;;IF([raw.K11]&gt;[raw.BX11];&quot;Blue&quot;;&quot;Green&quot;)))" office:value-type="float" office:value="0.70042358997848" calcext:value-type="float">
            <text:p>0.7004</text:p>
          </table:table-cell>
        </table:table-row>
        <table:table-row table:style-name="ro1">
          <table:table-cell table:style-name="ce1" table:formula="of:=[$raw.A12]" office:value-type="string" office:string-value="bky_indep_null_pwr" calcext:value-type="string">
            <text:p>bky_indep_null_pwr</text:p>
          </table:table-cell>
          <table:table-cell table:style-name="ce22" table:formula="of:=[$raw.B12]" office:value-type="float" office:value="1" calcext:value-type="float">
            <text:p>1</text:p>
          </table:table-cell>
          <table:table-cell table:style-name="ce22" table:formula="of:=[$raw.C12]" office:value-type="float" office:value="0" calcext:value-type="float">
            <text:p>0</text:p>
          </table:table-cell>
          <table:table-cell table:style-name="ce22" table:formula="of:=[$raw.D12]" office:value-type="float" office:value="0" calcext:value-type="float">
            <text:p>0</text:p>
          </table:table-cell>
          <table:table-cell table:style-name="ce22" table:formula="of:=[$raw.E12]" office:value-type="float" office:value="0" calcext:value-type="float">
            <text:p>0</text:p>
          </table:table-cell>
          <table:table-cell table:style-name="ce22" table:formula="of:=[$raw.F12]" office:value-type="string" office:string-value="BKY2006" calcext:value-type="string">
            <text:p>BKY2006</text:p>
          </table:table-cell>
          <table:table-cell table:style-name="ce43" table:formula="of:=[raw.N12]+ORG.OPENOFFICE.STYLE(IF([raw.K12]&lt;[raw.O12];&quot;Red&quot;;IF([raw.K12]&gt;[raw.P12];&quot;Blue&quot;;&quot;Green&quot;)))" office:value-type="string" office:string-value="" calcext:value-type="error">
            <text:p>#VALUE!</text:p>
          </table:table-cell>
          <table:table-cell table:style-name="ce54" table:formula="of:=[raw.Q12]+ORG.OPENOFFICE.STYLE(IF([raw.K12]&lt;[raw.R12];&quot;Red&quot;;IF([raw.K12]&gt;[raw.S12];&quot;Blue&quot;;&quot;Green&quot;)))" office:value-type="string" office:string-value="" calcext:value-type="error">
            <text:p>#VALUE!</text:p>
          </table:table-cell>
          <table:table-cell table:style-name="ce54" table:formula="of:=[raw.T12]+ORG.OPENOFFICE.STYLE(IF([raw.K12]&lt;[raw.U12];&quot;Red&quot;;IF([raw.K12]&gt;[raw.V12];&quot;Blue&quot;;&quot;Green&quot;)))" office:value-type="string" office:string-value="" calcext:value-type="error">
            <text:p>#VALUE!</text:p>
          </table:table-cell>
          <table:table-cell table:style-name="ce54" table:formula="of:=[raw.W12]+ORG.OPENOFFICE.STYLE(IF([raw.K12]&lt;[raw.X12];&quot;Red&quot;;IF([raw.K12]&gt;[raw.Y12];&quot;Blue&quot;;&quot;Green&quot;)))" office:value-type="string" office:string-value="" calcext:value-type="error">
            <text:p>#VALUE!</text:p>
          </table:table-cell>
          <table:table-cell table:style-name="ce54" table:formula="of:=[raw.Z12]+ORG.OPENOFFICE.STYLE(IF([raw.K12]&lt;[raw.AA12];&quot;Red&quot;;IF([raw.K12]&gt;[raw.AB12];&quot;Blue&quot;;&quot;Green&quot;)))" office:value-type="string" office:string-value="" calcext:value-type="error">
            <text:p>#VALUE!</text:p>
          </table:table-cell>
          <table:table-cell table:style-name="ce54" table:formula="of:=[raw.AC12]+ORG.OPENOFFICE.STYLE(IF([raw.K12]&lt;[raw.AD12];&quot;Red&quot;;IF([raw.K12]&gt;[raw.AE12];&quot;Blue&quot;;&quot;Green&quot;)))" office:value-type="string" office:string-value="" calcext:value-type="error">
            <text:p>#VALUE!</text:p>
          </table:table-cell>
          <table:table-cell table:style-name="ce52" table:formula="of:=[raw.AF12]+ORG.OPENOFFICE.STYLE(IF([raw.K12]&lt;[raw.AG12];&quot;Red&quot;;IF([raw.K12]&gt;[raw.AH12];&quot;Blue&quot;;&quot;Green&quot;)))" office:value-type="string" office:string-value="" calcext:value-type="error">
            <text:p>#VALUE!</text:p>
          </table:table-cell>
          <table:table-cell table:style-name="ce43" table:formula="of:=[raw.AI12]+ORG.OPENOFFICE.STYLE(IF([raw.K12]&lt;[raw.AJ12];&quot;Red&quot;;IF([raw.K12]&gt;[raw.AK12];&quot;Blue&quot;;&quot;Green&quot;)))" office:value-type="string" office:string-value="" calcext:value-type="error">
            <text:p>#VALUE!</text:p>
          </table:table-cell>
          <table:table-cell table:style-name="ce54" table:formula="of:=[raw.AL12]+ORG.OPENOFFICE.STYLE(IF([raw.K12]&lt;[raw.AM12];&quot;Red&quot;;IF([raw.K12]&gt;[raw.AN12];&quot;Blue&quot;;&quot;Green&quot;)))" office:value-type="string" office:string-value="" calcext:value-type="error">
            <text:p>#VALUE!</text:p>
          </table:table-cell>
          <table:table-cell table:style-name="ce54" table:formula="of:=[raw.AO12]+ORG.OPENOFFICE.STYLE(IF([raw.K12]&lt;[raw.AP12];&quot;Red&quot;;IF([raw.K12]&gt;[raw.AQ12];&quot;Blue&quot;;&quot;Green&quot;)))" office:value-type="string" office:string-value="" calcext:value-type="error">
            <text:p>#VALUE!</text:p>
          </table:table-cell>
          <table:table-cell table:style-name="ce54" table:formula="of:=[raw.AR12]+ORG.OPENOFFICE.STYLE(IF([raw.K12]&lt;[raw.AS12];&quot;Red&quot;;IF([raw.K12]&gt;[raw.AT12];&quot;Blue&quot;;&quot;Green&quot;)))" office:value-type="string" office:string-value="" calcext:value-type="error">
            <text:p>#VALUE!</text:p>
          </table:table-cell>
          <table:table-cell table:style-name="ce54" table:formula="of:=[raw.AU12]+ORG.OPENOFFICE.STYLE(IF([raw.K12]&lt;[raw.AV12];&quot;Red&quot;;IF([raw.K12]&gt;[raw.AW12];&quot;Blue&quot;;&quot;Green&quot;)))" office:value-type="string" office:string-value="" calcext:value-type="error">
            <text:p>#VALUE!</text:p>
          </table:table-cell>
          <table:table-cell table:style-name="ce54" table:formula="of:=[raw.AX12]+ORG.OPENOFFICE.STYLE(IF([raw.K12]&lt;[raw.AY12];&quot;Red&quot;;IF([raw.K12]&gt;[raw.AZ12];&quot;Blue&quot;;&quot;Green&quot;)))" office:value-type="string" office:string-value="" calcext:value-type="error">
            <text:p>#VALUE!</text:p>
          </table:table-cell>
          <table:table-cell table:style-name="ce52" table:formula="of:=[raw.BA12]+ORG.OPENOFFICE.STYLE(IF([raw.K12]&lt;[raw.BB12];&quot;Red&quot;;IF([raw.K12]&gt;[raw.BC12];&quot;Blue&quot;;&quot;Green&quot;)))" office:value-type="string" office:string-value="" calcext:value-type="error">
            <text:p>#VALUE!</text:p>
          </table:table-cell>
          <table:table-cell table:style-name="ce83" table:formula="of:=[raw.BD12]+ORG.OPENOFFICE.STYLE(IF([raw.K12]&lt;[raw.BE12];&quot;Red&quot;;IF([raw.K12]&gt;[raw.BF12];&quot;Blue&quot;;&quot;Green&quot;)))" office:value-type="string" office:string-value="" calcext:value-type="error">
            <text:p>#VALUE!</text:p>
          </table:table-cell>
          <table:table-cell table:style-name="ce91" table:formula="of:=[raw.BG12]+ORG.OPENOFFICE.STYLE(IF([raw.K12]&lt;[raw.BH12];&quot;Red&quot;;IF([raw.K12]&gt;[raw.BI12];&quot;Blue&quot;;&quot;Green&quot;)))" office:value-type="string" office:string-value="" calcext:value-type="error">
            <text:p>#VALUE!</text:p>
          </table:table-cell>
          <table:table-cell table:style-name="ce91" table:formula="of:=[raw.BJ12]+ORG.OPENOFFICE.STYLE(IF([raw.K12]&lt;[raw.BK12];&quot;Red&quot;;IF([raw.K12]&gt;[raw.BL12];&quot;Blue&quot;;&quot;Green&quot;)))" office:value-type="string" office:string-value="" calcext:value-type="error">
            <text:p>#VALUE!</text:p>
          </table:table-cell>
          <table:table-cell table:style-name="ce60" table:formula="of:=[raw.BM12]+ORG.OPENOFFICE.STYLE(IF([raw.K12]&lt;[raw.BN12];&quot;Red&quot;;IF([raw.K12]&gt;[raw.BO12];&quot;Blue&quot;;&quot;Green&quot;)))" office:value-type="string" office:string-value="" calcext:value-type="error">
            <text:p>#VALUE!</text:p>
          </table:table-cell>
          <table:table-cell table:style-name="ce91" table:formula="of:=[raw.BP12]+ORG.OPENOFFICE.STYLE(IF([raw.K12]&lt;[raw.BQ12];&quot;Red&quot;;IF([raw.K12]&gt;[raw.BR12];&quot;Blue&quot;;&quot;Green&quot;)))" office:value-type="string" office:string-value="" calcext:value-type="error">
            <text:p>#VALUE!</text:p>
          </table:table-cell>
          <table:table-cell table:style-name="ce91" table:formula="of:=[raw.BS12]+ORG.OPENOFFICE.STYLE(IF([raw.K12]&lt;[raw.BT12];&quot;Red&quot;;IF([raw.K12]&gt;[raw.BU12];&quot;Blue&quot;;&quot;Green&quot;)))" office:value-type="string" office:string-value="" calcext:value-type="error">
            <text:p>#VALUE!</text:p>
          </table:table-cell>
          <table:table-cell table:style-name="ce101" table:formula="of:=[raw.BV12]+ORG.OPENOFFICE.STYLE(IF([raw.K12]&lt;[raw.BW12];&quot;Red&quot;;IF([raw.K12]&gt;[raw.BX12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5" table:formula="of:=[$raw.A13]" office:value-type="string" office:string-value="bky_indep_posonly_pwr" calcext:value-type="string">
            <text:p>bky_indep_posonly_pwr</text:p>
          </table:table-cell>
          <table:table-cell table:style-name="ce2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27" table:formula="of:=[$raw.F13]" office:value-type="string" office:string-value="BKY2006" calcext:value-type="string">
            <text:p>BKY2006</text:p>
          </table:table-cell>
          <table:table-cell table:style-name="ce36" table:formula="of:=[raw.N13]+ORG.OPENOFFICE.STYLE(IF([raw.K13]&lt;[raw.O13];&quot;Red&quot;;IF([raw.K13]&gt;[raw.P13];&quot;Blue&quot;;&quot;Green&quot;)))" office:value-type="float" office:value="0.813957" calcext:value-type="float">
            <text:p>0.8140</text:p>
          </table:table-cell>
          <table:table-cell table:style-name="ce9" table:formula="of:=[raw.Q13]+ORG.OPENOFFICE.STYLE(IF([raw.K13]&lt;[raw.R13];&quot;Red&quot;;IF([raw.K13]&gt;[raw.S13];&quot;Blue&quot;;&quot;Green&quot;)))" office:value-type="float" office:value="0.681593" calcext:value-type="float">
            <text:p>0.6816</text:p>
          </table:table-cell>
          <table:table-cell table:style-name="ce9" table:formula="of:=[raw.T13]+ORG.OPENOFFICE.STYLE(IF([raw.K13]&lt;[raw.U13];&quot;Red&quot;;IF([raw.K13]&gt;[raw.V13];&quot;Blue&quot;;&quot;Green&quot;)))" office:value-type="float" office:value="0.701099" calcext:value-type="float">
            <text:p>0.7011</text:p>
          </table:table-cell>
          <table:table-cell table:style-name="ce62" table:formula="of:=[raw.W13]+ORG.OPENOFFICE.STYLE(IF([raw.K13]&lt;[raw.X13];&quot;Red&quot;;IF([raw.K13]&gt;[raw.Y13];&quot;Blue&quot;;&quot;Green&quot;)))" office:value-type="float" office:value="0.799757" calcext:value-type="float">
            <text:p>0.7998</text:p>
          </table:table-cell>
          <table:table-cell table:style-name="ce62" table:formula="of:=[raw.Z13]+ORG.OPENOFFICE.STYLE(IF([raw.K13]&lt;[raw.AA13];&quot;Red&quot;;IF([raw.K13]&gt;[raw.AB13];&quot;Blue&quot;;&quot;Green&quot;)))" office:value-type="float" office:value="0.680914" calcext:value-type="float">
            <text:p>0.6809</text:p>
          </table:table-cell>
          <table:table-cell table:style-name="ce62" table:formula="of:=[raw.AC13]+ORG.OPENOFFICE.STYLE(IF([raw.K13]&lt;[raw.AD13];&quot;Red&quot;;IF([raw.K13]&gt;[raw.AE13];&quot;Blue&quot;;&quot;Green&quot;)))" office:value-type="float" office:value="0.662883" calcext:value-type="float">
            <text:p>0.6629</text:p>
          </table:table-cell>
          <table:table-cell table:style-name="ce53" table:formula="of:=[raw.AF13]+ORG.OPENOFFICE.STYLE(IF([raw.K13]&lt;[raw.AG13];&quot;Red&quot;;IF([raw.K13]&gt;[raw.AH13];&quot;Blue&quot;;&quot;Green&quot;)))" office:value-type="float" office:value="0.681382999999999" calcext:value-type="float">
            <text:p>0.6814</text:p>
          </table:table-cell>
          <table:table-cell table:style-name="ce36" table:formula="of:=[raw.AI13]+ORG.OPENOFFICE.STYLE(IF([raw.K13]&lt;[raw.AJ13];&quot;Red&quot;;IF([raw.K13]&gt;[raw.AK13];&quot;Blue&quot;;&quot;Green&quot;)))" office:value-type="float" office:value="0.81499494478289" calcext:value-type="float">
            <text:p>0.8150</text:p>
          </table:table-cell>
          <table:table-cell table:style-name="ce62" table:formula="of:=[raw.AL13]+ORG.OPENOFFICE.STYLE(IF([raw.K13]&lt;[raw.AM13];&quot;Red&quot;;IF([raw.K13]&gt;[raw.AN13];&quot;Blue&quot;;&quot;Green&quot;)))" office:value-type="float" office:value="0.668745604761536" calcext:value-type="float">
            <text:p>0.6687</text:p>
          </table:table-cell>
          <table:table-cell table:style-name="ce9" table:formula="of:=[raw.AO13]+ORG.OPENOFFICE.STYLE(IF([raw.K13]&lt;[raw.AP13];&quot;Red&quot;;IF([raw.K13]&gt;[raw.AQ13];&quot;Blue&quot;;&quot;Green&quot;)))" office:value-type="float" office:value="0.686397346640559" calcext:value-type="float">
            <text:p>0.6864</text:p>
          </table:table-cell>
          <table:table-cell table:style-name="ce9" table:formula="of:=[raw.AR13]+ORG.OPENOFFICE.STYLE(IF([raw.K13]&lt;[raw.AS13];&quot;Red&quot;;IF([raw.K13]&gt;[raw.AT13];&quot;Blue&quot;;&quot;Green&quot;)))" office:value-type="float" office:value="0.800737443110679" calcext:value-type="float">
            <text:p>0.8007</text:p>
          </table:table-cell>
          <table:table-cell table:style-name="ce62" table:formula="of:=[raw.AU13]+ORG.OPENOFFICE.STYLE(IF([raw.K13]&lt;[raw.AV13];&quot;Red&quot;;IF([raw.K13]&gt;[raw.AW13];&quot;Blue&quot;;&quot;Green&quot;)))" office:value-type="float" office:value="0.81499494478289" calcext:value-type="float">
            <text:p>0.8150</text:p>
          </table:table-cell>
          <table:table-cell table:style-name="ce62" table:formula="of:=[raw.AX13]+ORG.OPENOFFICE.STYLE(IF([raw.K13]&lt;[raw.AY13];&quot;Red&quot;;IF([raw.K13]&gt;[raw.AZ13];&quot;Blue&quot;;&quot;Green&quot;)))" office:value-type="float" office:value="0.663740971680039" calcext:value-type="float">
            <text:p>0.6637</text:p>
          </table:table-cell>
          <table:table-cell table:style-name="ce53" table:formula="of:=[raw.BA13]+ORG.OPENOFFICE.STYLE(IF([raw.K13]&lt;[raw.BB13];&quot;Red&quot;;IF([raw.K13]&gt;[raw.BC13];&quot;Blue&quot;;&quot;Green&quot;)))" office:value-type="float" office:value="0.682276658074943" calcext:value-type="float">
            <text:p>0.6823</text:p>
          </table:table-cell>
          <table:table-cell table:style-name="ce15" table:formula="of:=[raw.BD13]+ORG.OPENOFFICE.STYLE(IF([raw.K13]&lt;[raw.BE13];&quot;Red&quot;;IF([raw.K13]&gt;[raw.BF13];&quot;Blue&quot;;&quot;Green&quot;)))" office:value-type="string" office:string-value="" calcext:value-type="error">
            <text:p>#VALUE!</text:p>
          </table:table-cell>
          <table:table-cell table:style-name="ce9" table:formula="of:=[raw.BG13]+ORG.OPENOFFICE.STYLE(IF([raw.K13]&lt;[raw.BH13];&quot;Red&quot;;IF([raw.K13]&gt;[raw.BI13];&quot;Blue&quot;;&quot;Green&quot;)))" office:value-type="string" office:string-value="" calcext:value-type="error">
            <text:p>#VALUE!</text:p>
          </table:table-cell>
          <table:table-cell table:style-name="ce9" table:formula="of:=[raw.BJ13]+ORG.OPENOFFICE.STYLE(IF([raw.K13]&lt;[raw.BK13];&quot;Red&quot;;IF([raw.K13]&gt;[raw.BL13];&quot;Blue&quot;;&quot;Green&quot;)))" office:value-type="string" office:string-value="" calcext:value-type="error">
            <text:p>#VALUE!</text:p>
          </table:table-cell>
          <table:table-cell table:style-name="ce72" table:formula="of:=[raw.BM13]+ORG.OPENOFFICE.STYLE(IF([raw.K13]&lt;[raw.BN13];&quot;Red&quot;;IF([raw.K13]&gt;[raw.BO13];&quot;Blue&quot;;&quot;Green&quot;)))" office:value-type="string" office:string-value="" calcext:value-type="error">
            <text:p>#VALUE!</text:p>
          </table:table-cell>
          <table:table-cell table:style-name="ce6" table:formula="of:=[raw.BP13]+ORG.OPENOFFICE.STYLE(IF([raw.K13]&lt;[raw.BQ13];&quot;Red&quot;;IF([raw.K13]&gt;[raw.BR13];&quot;Blue&quot;;&quot;Green&quot;)))" office:value-type="string" office:string-value="" calcext:value-type="error">
            <text:p>#VALUE!</text:p>
          </table:table-cell>
          <table:table-cell table:style-name="ce6" table:formula="of:=[raw.BS13]+ORG.OPENOFFICE.STYLE(IF([raw.K13]&lt;[raw.BT13];&quot;Red&quot;;IF([raw.K13]&gt;[raw.BU13];&quot;Blue&quot;;&quot;Green&quot;)))" office:value-type="string" office:string-value="" calcext:value-type="error">
            <text:p>#VALUE!</text:p>
          </table:table-cell>
          <table:table-cell table:style-name="ce29" table:formula="of:=[raw.BV13]+ORG.OPENOFFICE.STYLE(IF([raw.K13]&lt;[raw.BW13];&quot;Red&quot;;IF([raw.K13]&gt;[raw.BX13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5" table:formula="of:=[$raw.A14]" office:value-type="string" office:string-value="bky_indep_negonly_pwr" calcext:value-type="string">
            <text:p>bky_indep_negonly_pwr</text:p>
          </table:table-cell>
          <table:table-cell table:style-name="ce2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27" table:formula="of:=[$raw.F14]" office:value-type="string" office:string-value="BKY2006" calcext:value-type="string">
            <text:p>BKY2006</text:p>
          </table:table-cell>
          <table:table-cell table:style-name="ce36" table:formula="of:=[raw.N14]+ORG.OPENOFFICE.STYLE(IF([raw.K14]&lt;[raw.O14];&quot;Red&quot;;IF([raw.K14]&gt;[raw.P14];&quot;Blue&quot;;&quot;Green&quot;)))" office:value-type="float" office:value="0.816922" calcext:value-type="float">
            <text:p>0.8169</text:p>
          </table:table-cell>
          <table:table-cell table:style-name="ce9" table:formula="of:=[raw.Q14]+ORG.OPENOFFICE.STYLE(IF([raw.K14]&lt;[raw.R14];&quot;Red&quot;;IF([raw.K14]&gt;[raw.S14];&quot;Blue&quot;;&quot;Green&quot;)))" office:value-type="float" office:value="0.683465" calcext:value-type="float">
            <text:p>0.6835</text:p>
          </table:table-cell>
          <table:table-cell table:style-name="ce9" table:formula="of:=[raw.T14]+ORG.OPENOFFICE.STYLE(IF([raw.K14]&lt;[raw.U14];&quot;Red&quot;;IF([raw.K14]&gt;[raw.V14];&quot;Blue&quot;;&quot;Green&quot;)))" office:value-type="float" office:value="0.703218" calcext:value-type="float">
            <text:p>0.7032</text:p>
          </table:table-cell>
          <table:table-cell table:style-name="ce62" table:formula="of:=[raw.W14]+ORG.OPENOFFICE.STYLE(IF([raw.K14]&lt;[raw.X14];&quot;Red&quot;;IF([raw.K14]&gt;[raw.Y14];&quot;Blue&quot;;&quot;Green&quot;)))" office:value-type="float" office:value="0.802651" calcext:value-type="float">
            <text:p>0.8027</text:p>
          </table:table-cell>
          <table:table-cell table:style-name="ce62" table:formula="of:=[raw.Z14]+ORG.OPENOFFICE.STYLE(IF([raw.K14]&lt;[raw.AA14];&quot;Red&quot;;IF([raw.K14]&gt;[raw.AB14];&quot;Blue&quot;;&quot;Green&quot;)))" office:value-type="float" office:value="0.683107999999999" calcext:value-type="float">
            <text:p>0.6831</text:p>
          </table:table-cell>
          <table:table-cell table:style-name="ce62" table:formula="of:=[raw.AC14]+ORG.OPENOFFICE.STYLE(IF([raw.K14]&lt;[raw.AD14];&quot;Red&quot;;IF([raw.K14]&gt;[raw.AE14];&quot;Blue&quot;;&quot;Green&quot;)))" office:value-type="float" office:value="0.664667999999999" calcext:value-type="float">
            <text:p>0.6647</text:p>
          </table:table-cell>
          <table:table-cell table:style-name="ce53" table:formula="of:=[raw.AF14]+ORG.OPENOFFICE.STYLE(IF([raw.K14]&lt;[raw.AG14];&quot;Red&quot;;IF([raw.K14]&gt;[raw.AH14];&quot;Blue&quot;;&quot;Green&quot;)))" office:value-type="float" office:value="0.683535999999999" calcext:value-type="float">
            <text:p>0.6835</text:p>
          </table:table-cell>
          <table:table-cell table:style-name="ce36" table:formula="of:=[raw.AI14]+ORG.OPENOFFICE.STYLE(IF([raw.K14]&lt;[raw.AJ14];&quot;Red&quot;;IF([raw.K14]&gt;[raw.AK14];&quot;Blue&quot;;&quot;Green&quot;)))" office:value-type="string" office:string-value="" calcext:value-type="error">
            <text:p>#VALUE!</text:p>
          </table:table-cell>
          <table:table-cell table:style-name="ce62" table:formula="of:=[raw.AL14]+ORG.OPENOFFICE.STYLE(IF([raw.K14]&lt;[raw.AM14];&quot;Red&quot;;IF([raw.K14]&gt;[raw.AN14];&quot;Blue&quot;;&quot;Green&quot;)))" office:value-type="string" office:string-value="" calcext:value-type="error">
            <text:p>#VALUE!</text:p>
          </table:table-cell>
          <table:table-cell table:style-name="ce9" table:formula="of:=[raw.AO14]+ORG.OPENOFFICE.STYLE(IF([raw.K14]&lt;[raw.AP14];&quot;Red&quot;;IF([raw.K14]&gt;[raw.AQ14];&quot;Blue&quot;;&quot;Green&quot;)))" office:value-type="string" office:string-value="" calcext:value-type="error">
            <text:p>#VALUE!</text:p>
          </table:table-cell>
          <table:table-cell table:style-name="ce9" table:formula="of:=[raw.AR14]+ORG.OPENOFFICE.STYLE(IF([raw.K14]&lt;[raw.AS14];&quot;Red&quot;;IF([raw.K14]&gt;[raw.AT14];&quot;Blue&quot;;&quot;Green&quot;)))" office:value-type="string" office:string-value="" calcext:value-type="error">
            <text:p>#VALUE!</text:p>
          </table:table-cell>
          <table:table-cell table:style-name="ce62" table:formula="of:=[raw.AU14]+ORG.OPENOFFICE.STYLE(IF([raw.K14]&lt;[raw.AV14];&quot;Red&quot;;IF([raw.K14]&gt;[raw.AW14];&quot;Blue&quot;;&quot;Green&quot;)))" office:value-type="string" office:string-value="" calcext:value-type="error">
            <text:p>#VALUE!</text:p>
          </table:table-cell>
          <table:table-cell table:style-name="ce62" table:formula="of:=[raw.AX14]+ORG.OPENOFFICE.STYLE(IF([raw.K14]&lt;[raw.AY14];&quot;Red&quot;;IF([raw.K14]&gt;[raw.AZ14];&quot;Blue&quot;;&quot;Green&quot;)))" office:value-type="string" office:string-value="" calcext:value-type="error">
            <text:p>#VALUE!</text:p>
          </table:table-cell>
          <table:table-cell table:style-name="ce53" table:formula="of:=[raw.BA14]+ORG.OPENOFFICE.STYLE(IF([raw.K14]&lt;[raw.BB14];&quot;Red&quot;;IF([raw.K14]&gt;[raw.BC14];&quot;Blue&quot;;&quot;Green&quot;)))" office:value-type="string" office:string-value="" calcext:value-type="error">
            <text:p>#VALUE!</text:p>
          </table:table-cell>
          <table:table-cell table:style-name="ce15" table:formula="of:=[raw.BD14]+ORG.OPENOFFICE.STYLE(IF([raw.K14]&lt;[raw.BE14];&quot;Red&quot;;IF([raw.K14]&gt;[raw.BF14];&quot;Blue&quot;;&quot;Green&quot;)))" office:value-type="float" office:value="0.817913146082384" calcext:value-type="float">
            <text:p>0.8179</text:p>
          </table:table-cell>
          <table:table-cell table:style-name="ce6" table:formula="of:=[raw.BG14]+ORG.OPENOFFICE.STYLE(IF([raw.K14]&lt;[raw.BH14];&quot;Red&quot;;IF([raw.K14]&gt;[raw.BI14];&quot;Blue&quot;;&quot;Green&quot;)))" office:value-type="float" office:value="0.67050153532222" calcext:value-type="float">
            <text:p>0.6705</text:p>
          </table:table-cell>
          <table:table-cell table:style-name="ce6" table:formula="of:=[raw.BJ14]+ORG.OPENOFFICE.STYLE(IF([raw.K14]&lt;[raw.BK14];&quot;Red&quot;;IF([raw.K14]&gt;[raw.BL14];&quot;Blue&quot;;&quot;Green&quot;)))" office:value-type="float" office:value="0.688454395294631" calcext:value-type="float">
            <text:p>0.6885</text:p>
          </table:table-cell>
          <table:table-cell table:style-name="ce61" table:formula="of:=[raw.BM14]+ORG.OPENOFFICE.STYLE(IF([raw.K14]&lt;[raw.BN14];&quot;Red&quot;;IF([raw.K14]&gt;[raw.BO14];&quot;Blue&quot;;&quot;Green&quot;)))" office:value-type="float" office:value="0.803599806967395" calcext:value-type="float">
            <text:p>0.8036</text:p>
          </table:table-cell>
          <table:table-cell table:style-name="ce6" table:formula="of:=[raw.BP14]+ORG.OPENOFFICE.STYLE(IF([raw.K14]&lt;[raw.BQ14];&quot;Red&quot;;IF([raw.K14]&gt;[raw.BR14];&quot;Blue&quot;;&quot;Green&quot;)))" office:value-type="float" office:value="0.683970087470698" calcext:value-type="float">
            <text:p>0.6840</text:p>
          </table:table-cell>
          <table:table-cell table:style-name="ce6" table:formula="of:=[raw.BS14]+ORG.OPENOFFICE.STYLE(IF([raw.K14]&lt;[raw.BT14];&quot;Red&quot;;IF([raw.K14]&gt;[raw.BU14];&quot;Blue&quot;;&quot;Green&quot;)))" office:value-type="float" office:value="0.665492809057073" calcext:value-type="float">
            <text:p>0.6655</text:p>
          </table:table-cell>
          <table:table-cell table:style-name="ce29" table:formula="of:=[raw.BV14]+ORG.OPENOFFICE.STYLE(IF([raw.K14]&lt;[raw.BW14];&quot;Red&quot;;IF([raw.K14]&gt;[raw.BX14];&quot;Blue&quot;;&quot;Green&quot;)))" office:value-type="float" office:value="0.684398657398575" calcext:value-type="float">
            <text:p>0.6844</text:p>
          </table:table-cell>
        </table:table-row>
        <table:table-row table:style-name="ro1">
          <table:table-cell table:style-name="ce5" table:formula="of:=[$raw.A15]" office:value-type="string" office:string-value="bky_indep_balanced_pwr" calcext:value-type="string">
            <text:p>bky_indep_balanced_pwr</text:p>
          </table:table-cell>
          <table:table-cell table:style-name="ce2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27" table:formula="of:=[$raw.F15]" office:value-type="string" office:string-value="BKY2006" calcext:value-type="string">
            <text:p>BKY2006</text:p>
          </table:table-cell>
          <table:table-cell table:style-name="ce36" table:formula="of:=[raw.N15]+ORG.OPENOFFICE.STYLE(IF([raw.K15]&lt;[raw.O15];&quot;Red&quot;;IF([raw.K15]&gt;[raw.P15];&quot;Blue&quot;;&quot;Green&quot;)))" office:value-type="float" office:value="0.799759" calcext:value-type="float">
            <text:p>0.7998</text:p>
          </table:table-cell>
          <table:table-cell table:style-name="ce9" table:formula="of:=[raw.Q15]+ORG.OPENOFFICE.STYLE(IF([raw.K15]&lt;[raw.R15];&quot;Red&quot;;IF([raw.K15]&gt;[raw.S15];&quot;Blue&quot;;&quot;Green&quot;)))" office:value-type="float" office:value="0.7997635" calcext:value-type="float">
            <text:p>0.7998</text:p>
          </table:table-cell>
          <table:table-cell table:style-name="ce9" table:formula="of:=[raw.T15]+ORG.OPENOFFICE.STYLE(IF([raw.K15]&lt;[raw.U15];&quot;Red&quot;;IF([raw.K15]&gt;[raw.V15];&quot;Blue&quot;;&quot;Green&quot;)))" office:value-type="float" office:value="0.852388500000001" calcext:value-type="float">
            <text:p>0.8524</text:p>
          </table:table-cell>
          <table:table-cell table:style-name="ce62" table:formula="of:=[raw.W15]+ORG.OPENOFFICE.STYLE(IF([raw.K15]&lt;[raw.X15];&quot;Red&quot;;IF([raw.K15]&gt;[raw.Y15];&quot;Blue&quot;;&quot;Green&quot;)))" office:value-type="float" office:value="0.8523545" calcext:value-type="float">
            <text:p>0.8524</text:p>
          </table:table-cell>
          <table:table-cell table:style-name="ce62" table:formula="of:=[raw.Z15]+ORG.OPENOFFICE.STYLE(IF([raw.K15]&lt;[raw.AA15];&quot;Red&quot;;IF([raw.K15]&gt;[raw.AB15];&quot;Blue&quot;;&quot;Green&quot;)))" office:value-type="float" office:value="0.6755565" calcext:value-type="float">
            <text:p>0.6756</text:p>
          </table:table-cell>
          <table:table-cell table:style-name="ce62" table:formula="of:=[raw.AC15]+ORG.OPENOFFICE.STYLE(IF([raw.K15]&lt;[raw.AD15];&quot;Red&quot;;IF([raw.K15]&gt;[raw.AE15];&quot;Blue&quot;;&quot;Green&quot;)))" office:value-type="float" office:value="0.7189655" calcext:value-type="float">
            <text:p>0.7190</text:p>
          </table:table-cell>
          <table:table-cell table:style-name="ce53" table:formula="of:=[raw.AF15]+ORG.OPENOFFICE.STYLE(IF([raw.K15]&lt;[raw.AG15];&quot;Red&quot;;IF([raw.K15]&gt;[raw.AH15];&quot;Blue&quot;;&quot;Green&quot;)))" office:value-type="float" office:value="0.6759915" calcext:value-type="float">
            <text:p>0.6760</text:p>
          </table:table-cell>
          <table:table-cell table:style-name="ce36" table:formula="of:=[raw.AI15]+ORG.OPENOFFICE.STYLE(IF([raw.K15]&lt;[raw.AJ15];&quot;Red&quot;;IF([raw.K15]&gt;[raw.AK15];&quot;Blue&quot;;&quot;Green&quot;)))" office:value-type="float" office:value="0.799771985808122" calcext:value-type="float">
            <text:p>0.7998</text:p>
          </table:table-cell>
          <table:table-cell table:style-name="ce62" table:formula="of:=[raw.AL15]+ORG.OPENOFFICE.STYLE(IF([raw.K15]&lt;[raw.AM15];&quot;Red&quot;;IF([raw.K15]&gt;[raw.AN15];&quot;Blue&quot;;&quot;Green&quot;)))" office:value-type="float" office:value="0.799964517358848" calcext:value-type="float">
            <text:p>0.8000</text:p>
          </table:table-cell>
          <table:table-cell table:style-name="ce9" table:formula="of:=[raw.AO15]+ORG.OPENOFFICE.STYLE(IF([raw.K15]&lt;[raw.AP15];&quot;Red&quot;;IF([raw.K15]&gt;[raw.AQ15];&quot;Blue&quot;;&quot;Green&quot;)))" office:value-type="float" office:value="0.852719496255059" calcext:value-type="float">
            <text:p>0.8527</text:p>
          </table:table-cell>
          <table:table-cell table:style-name="ce9" table:formula="of:=[raw.AR15]+ORG.OPENOFFICE.STYLE(IF([raw.K15]&lt;[raw.AS15];&quot;Red&quot;;IF([raw.K15]&gt;[raw.AT15];&quot;Blue&quot;;&quot;Green&quot;)))" office:value-type="float" office:value="0.852598844454046" calcext:value-type="float">
            <text:p>0.8526</text:p>
          </table:table-cell>
          <table:table-cell table:style-name="ce62" table:formula="of:=[raw.AU15]+ORG.OPENOFFICE.STYLE(IF([raw.K15]&lt;[raw.AV15];&quot;Red&quot;;IF([raw.K15]&gt;[raw.AW15];&quot;Blue&quot;;&quot;Green&quot;)))" office:value-type="float" office:value="0.799771985808122" calcext:value-type="float">
            <text:p>0.7998</text:p>
          </table:table-cell>
          <table:table-cell table:style-name="ce62" table:formula="of:=[raw.AX15]+ORG.OPENOFFICE.STYLE(IF([raw.K15]&lt;[raw.AY15];&quot;Red&quot;;IF([raw.K15]&gt;[raw.AZ15];&quot;Blue&quot;;&quot;Green&quot;)))" office:value-type="float" office:value="0.719350192508795" calcext:value-type="float">
            <text:p>0.7194</text:p>
          </table:table-cell>
          <table:table-cell table:style-name="ce53" table:formula="of:=[raw.BA15]+ORG.OPENOFFICE.STYLE(IF([raw.K15]&lt;[raw.BB15];&quot;Red&quot;;IF([raw.K15]&gt;[raw.BC15];&quot;Blue&quot;;&quot;Green&quot;)))" office:value-type="float" office:value="0.67634110524681" calcext:value-type="float">
            <text:p>0.6763</text:p>
          </table:table-cell>
          <table:table-cell table:style-name="ce15" table:formula="of:=[raw.BD15]+ORG.OPENOFFICE.STYLE(IF([raw.K15]&lt;[raw.BE15];&quot;Red&quot;;IF([raw.K15]&gt;[raw.BF15];&quot;Blue&quot;;&quot;Green&quot;)))" office:value-type="float" office:value="0.801908454446387" calcext:value-type="float">
            <text:p>0.8019</text:p>
          </table:table-cell>
          <table:table-cell table:style-name="ce6" table:formula="of:=[raw.BG15]+ORG.OPENOFFICE.STYLE(IF([raw.K15]&lt;[raw.BH15];&quot;Red&quot;;IF([raw.K15]&gt;[raw.BI15];&quot;Blue&quot;;&quot;Green&quot;)))" office:value-type="float" office:value="0.801725581634577" calcext:value-type="float">
            <text:p>0.8017</text:p>
          </table:table-cell>
          <table:table-cell table:style-name="ce6" table:formula="of:=[raw.BJ15]+ORG.OPENOFFICE.STYLE(IF([raw.K15]&lt;[raw.BK15];&quot;Red&quot;;IF([raw.K15]&gt;[raw.BL15];&quot;Blue&quot;;&quot;Green&quot;)))" office:value-type="float" office:value="0.854362491669635" calcext:value-type="float">
            <text:p>0.8544</text:p>
          </table:table-cell>
          <table:table-cell table:style-name="ce61" table:formula="of:=[raw.BM15]+ORG.OPENOFFICE.STYLE(IF([raw.K15]&lt;[raw.BN15];&quot;Red&quot;;IF([raw.K15]&gt;[raw.BO15];&quot;Blue&quot;;&quot;Green&quot;)))" office:value-type="float" office:value="0.854415677928438" calcext:value-type="float">
            <text:p>0.8544</text:p>
          </table:table-cell>
          <table:table-cell table:style-name="ce6" table:formula="of:=[raw.BP15]+ORG.OPENOFFICE.STYLE(IF([raw.K15]&lt;[raw.BQ15];&quot;Red&quot;;IF([raw.K15]&gt;[raw.BR15];&quot;Blue&quot;;&quot;Green&quot;)))" office:value-type="float" office:value="0.67700483628317" calcext:value-type="float">
            <text:p>0.6770</text:p>
          </table:table-cell>
          <table:table-cell table:style-name="ce6" table:formula="of:=[raw.BS15]+ORG.OPENOFFICE.STYLE(IF([raw.K15]&lt;[raw.BT15];&quot;Red&quot;;IF([raw.K15]&gt;[raw.BU15];&quot;Blue&quot;;&quot;Green&quot;)))" office:value-type="float" office:value="0.720526357223049" calcext:value-type="float">
            <text:p>0.7205</text:p>
          </table:table-cell>
          <table:table-cell table:style-name="ce29" table:formula="of:=[raw.BV15]+ORG.OPENOFFICE.STYLE(IF([raw.K15]&lt;[raw.BW15];&quot;Red&quot;;IF([raw.K15]&gt;[raw.BX15];&quot;Blue&quot;;&quot;Green&quot;)))" office:value-type="float" office:value="0.67747038615492" calcext:value-type="float">
            <text:p>0.6775</text:p>
          </table:table-cell>
        </table:table-row>
        <table:table-row table:style-name="ro1">
          <table:table-cell table:style-name="ce11" table:formula="of:=[$raw.A16]" office:value-type="string" office:string-value="bky_indep_unbalanced_pwr" calcext:value-type="string">
            <text:p>bky_indep_unbalanced_pwr</text:p>
          </table:table-cell>
          <table:table-cell table:style-name="ce21" table:formula="of:=[$raw.B16]" office:value-type="float" office:value="5" calcext:value-type="float">
            <text:p>5</text:p>
          </table:table-cell>
          <table:table-cell table:style-name="ce21" table:formula="of:=[$raw.C16]" office:value-type="float" office:value="0.1" calcext:value-type="float">
            <text:p>0.1</text:p>
          </table:table-cell>
          <table:table-cell table:style-name="ce21" table:formula="of:=[$raw.D16]" office:value-type="float" office:value="0.4" calcext:value-type="float">
            <text:p>0.4</text:p>
          </table:table-cell>
          <table:table-cell table:style-name="ce21" table:formula="of:=[$raw.E16]" office:value-type="float" office:value="0" calcext:value-type="float">
            <text:p>0</text:p>
          </table:table-cell>
          <table:table-cell table:style-name="ce21" table:formula="of:=[$raw.F16]" office:value-type="string" office:string-value="BKY2006" calcext:value-type="string">
            <text:p>BKY2006</text:p>
          </table:table-cell>
          <table:table-cell table:style-name="ce37" table:formula="of:=[raw.N16]+ORG.OPENOFFICE.STYLE(IF([raw.K16]&lt;[raw.O16];&quot;Red&quot;;IF([raw.K16]&gt;[raw.P16];&quot;Blue&quot;;&quot;Green&quot;)))" office:value-type="float" office:value="0.841365500000001" calcext:value-type="float">
            <text:p>0.8414</text:p>
          </table:table-cell>
          <table:table-cell table:style-name="ce87" table:formula="of:=[raw.Q16]+ORG.OPENOFFICE.STYLE(IF([raw.K16]&lt;[raw.R16];&quot;Red&quot;;IF([raw.K16]&gt;[raw.S16];&quot;Blue&quot;;&quot;Green&quot;)))" office:value-type="float" office:value="0.8002355" calcext:value-type="float">
            <text:p>0.8002</text:p>
          </table:table-cell>
          <table:table-cell table:style-name="ce87" table:formula="of:=[raw.T16]+ORG.OPENOFFICE.STYLE(IF([raw.K16]&lt;[raw.U16];&quot;Red&quot;;IF([raw.K16]&gt;[raw.V16];&quot;Blue&quot;;&quot;Green&quot;)))" office:value-type="float" office:value="0.85292" calcext:value-type="float">
            <text:p>0.8529</text:p>
          </table:table-cell>
          <table:table-cell table:style-name="ce87" table:formula="of:=[raw.W16]+ORG.OPENOFFICE.STYLE(IF([raw.K16]&lt;[raw.X16];&quot;Red&quot;;IF([raw.K16]&gt;[raw.Y16];&quot;Blue&quot;;&quot;Green&quot;)))" office:value-type="float" office:value="0.870504000000001" calcext:value-type="float">
            <text:p>0.8705</text:p>
          </table:table-cell>
          <table:table-cell table:style-name="ce87" table:formula="of:=[raw.Z16]+ORG.OPENOFFICE.STYLE(IF([raw.K16]&lt;[raw.AA16];&quot;Red&quot;;IF([raw.K16]&gt;[raw.AB16];&quot;Blue&quot;;&quot;Green&quot;)))" office:value-type="float" office:value="0.722457000000001" calcext:value-type="float">
            <text:p>0.7225</text:p>
          </table:table-cell>
          <table:table-cell table:style-name="ce87" table:formula="of:=[raw.AC16]+ORG.OPENOFFICE.STYLE(IF([raw.K16]&lt;[raw.AD16];&quot;Red&quot;;IF([raw.K16]&gt;[raw.AE16];&quot;Blue&quot;;&quot;Green&quot;)))" office:value-type="float" office:value="0.74116" calcext:value-type="float">
            <text:p>0.7412</text:p>
          </table:table-cell>
          <table:table-cell table:style-name="ce57" table:formula="of:=[raw.AF16]+ORG.OPENOFFICE.STYLE(IF([raw.K16]&lt;[raw.AG16];&quot;Red&quot;;IF([raw.K16]&gt;[raw.AH16];&quot;Blue&quot;;&quot;Green&quot;)))" office:value-type="float" office:value="0.723230500000001" calcext:value-type="float">
            <text:p>0.7232</text:p>
          </table:table-cell>
          <table:table-cell table:style-name="ce37" table:formula="of:=[raw.AI16]+ORG.OPENOFFICE.STYLE(IF([raw.K16]&lt;[raw.AJ16];&quot;Red&quot;;IF([raw.K16]&gt;[raw.AK16];&quot;Blue&quot;;&quot;Green&quot;)))" office:value-type="float" office:value="0.631703776083154" calcext:value-type="float">
            <text:p>0.6317</text:p>
          </table:table-cell>
          <table:table-cell table:style-name="ce87" table:formula="of:=[raw.AL16]+ORG.OPENOFFICE.STYLE(IF([raw.K16]&lt;[raw.AM16];&quot;Red&quot;;IF([raw.K16]&gt;[raw.AN16];&quot;Blue&quot;;&quot;Green&quot;)))" office:value-type="float" office:value="0.837554269409525" calcext:value-type="float">
            <text:p>0.8376</text:p>
          </table:table-cell>
          <table:table-cell table:style-name="ce87" table:formula="of:=[raw.AO16]+ORG.OPENOFFICE.STYLE(IF([raw.K16]&lt;[raw.AP16];&quot;Red&quot;;IF([raw.K16]&gt;[raw.AQ16];&quot;Blue&quot;;&quot;Green&quot;)))" office:value-type="float" office:value="0.907192196031173" calcext:value-type="float">
            <text:p>0.9072</text:p>
          </table:table-cell>
          <table:table-cell table:style-name="ce87" table:formula="of:=[raw.AR16]+ORG.OPENOFFICE.STYLE(IF([raw.K16]&lt;[raw.AS16];&quot;Red&quot;;IF([raw.K16]&gt;[raw.AT16];&quot;Blue&quot;;&quot;Green&quot;)))" office:value-type="float" office:value="0.731109320650837" calcext:value-type="float">
            <text:p>0.7311</text:p>
          </table:table-cell>
          <table:table-cell table:style-name="ce87" table:formula="of:=[raw.AU16]+ORG.OPENOFFICE.STYLE(IF([raw.K16]&lt;[raw.AV16];&quot;Red&quot;;IF([raw.K16]&gt;[raw.AW16];&quot;Blue&quot;;&quot;Green&quot;)))" office:value-type="float" office:value="0.631703776083154" calcext:value-type="float">
            <text:p>0.6317</text:p>
          </table:table-cell>
          <table:table-cell table:style-name="ce87" table:formula="of:=[raw.AX16]+ORG.OPENOFFICE.STYLE(IF([raw.K16]&lt;[raw.AY16];&quot;Red&quot;;IF([raw.K16]&gt;[raw.AZ16];&quot;Blue&quot;;&quot;Green&quot;)))" office:value-type="float" office:value="0.590931020582583" calcext:value-type="float">
            <text:p>0.5909</text:p>
          </table:table-cell>
          <table:table-cell table:style-name="ce57" table:formula="of:=[raw.BA16]+ORG.OPENOFFICE.STYLE(IF([raw.K16]&lt;[raw.BB16];&quot;Red&quot;;IF([raw.K16]&gt;[raw.BC16];&quot;Blue&quot;;&quot;Green&quot;)))" office:value-type="float" office:value="0.505048274262406" calcext:value-type="float">
            <text:p>0.5050</text:p>
          </table:table-cell>
          <table:table-cell table:style-name="ce17" table:formula="of:=[raw.BD16]+ORG.OPENOFFICE.STYLE(IF([raw.K16]&lt;[raw.BE16];&quot;Red&quot;;IF([raw.K16]&gt;[raw.BF16];&quot;Blue&quot;;&quot;Green&quot;)))" office:value-type="float" office:value="0.89521579117561" calcext:value-type="float">
            <text:p>0.8952</text:p>
          </table:table-cell>
          <table:table-cell table:style-name="ce23" table:formula="of:=[raw.BG16]+ORG.OPENOFFICE.STYLE(IF([raw.K16]&lt;[raw.BH16];&quot;Red&quot;;IF([raw.K16]&gt;[raw.BI16];&quot;Blue&quot;;&quot;Green&quot;)))" office:value-type="float" office:value="0.792268987556196" calcext:value-type="float">
            <text:p>0.7923</text:p>
          </table:table-cell>
          <table:table-cell table:style-name="ce23" table:formula="of:=[raw.BJ16]+ORG.OPENOFFICE.STYLE(IF([raw.K16]&lt;[raw.BK16];&quot;Red&quot;;IF([raw.K16]&gt;[raw.BL16];&quot;Blue&quot;;&quot;Green&quot;)))" office:value-type="float" office:value="0.840804418278098" calcext:value-type="float">
            <text:p>0.8408</text:p>
          </table:table-cell>
          <table:table-cell table:style-name="ce23" table:formula="of:=[raw.BM16]+ORG.OPENOFFICE.STYLE(IF([raw.K16]&lt;[raw.BN16];&quot;Red&quot;;IF([raw.K16]&gt;[raw.BO16];&quot;Blue&quot;;&quot;Green&quot;)))" office:value-type="float" office:value="0.906837321922659" calcext:value-type="float">
            <text:p>0.9068</text:p>
          </table:table-cell>
          <table:table-cell table:style-name="ce23" table:formula="of:=[raw.BP16]+ORG.OPENOFFICE.STYLE(IF([raw.K16]&lt;[raw.BQ16];&quot;Red&quot;;IF([raw.K16]&gt;[raw.BR16];&quot;Blue&quot;;&quot;Green&quot;)))" office:value-type="float" office:value="0.778064874203229" calcext:value-type="float">
            <text:p>0.7781</text:p>
          </table:table-cell>
          <table:table-cell table:style-name="ce23" table:formula="of:=[raw.BS16]+ORG.OPENOFFICE.STYLE(IF([raw.K16]&lt;[raw.BT16];&quot;Red&quot;;IF([raw.K16]&gt;[raw.BU16];&quot;Blue&quot;;&quot;Green&quot;)))" office:value-type="float" office:value="0.779980748686402" calcext:value-type="float">
            <text:p>0.7800</text:p>
          </table:table-cell>
          <table:table-cell table:style-name="ce32" table:formula="of:=[raw.BV16]+ORG.OPENOFFICE.STYLE(IF([raw.K16]&lt;[raw.BW16];&quot;Red&quot;;IF([raw.K16]&gt;[raw.BX16];&quot;Blue&quot;;&quot;Green&quot;)))" office:value-type="float" office:value="0.779009911972233" calcext:value-type="float">
            <text:p>0.7790</text:p>
          </table:table-cell>
        </table:table-row>
        <table:table-row table:style-name="ro1">
          <table:table-cell table:style-name="ce1" table:formula="of:=[$raw.A17]" office:value-type="string" office:string-value="bky_posdep_null_pwr" calcext:value-type="string">
            <text:p>bky_posdep_null_pwr</text:p>
          </table:table-cell>
          <table:table-cell table:style-name="ce22" table:formula="of:=[$raw.B17]" office:value-type="float" office:value="6" calcext:value-type="float">
            <text:p>6</text:p>
          </table:table-cell>
          <table:table-cell table:style-name="ce22" table:formula="of:=[$raw.C17]" office:value-type="float" office:value="0" calcext:value-type="float">
            <text:p>0</text:p>
          </table:table-cell>
          <table:table-cell table:style-name="ce22" table:formula="of:=[$raw.D17]" office:value-type="float" office:value="0" calcext:value-type="float">
            <text:p>0</text:p>
          </table:table-cell>
          <table:table-cell table:style-name="ce22" table:formula="of:=[$raw.E17]" office:value-type="float" office:value="0.25" calcext:value-type="float">
            <text:p>0.25</text:p>
          </table:table-cell>
          <table:table-cell table:style-name="ce22" table:formula="of:=[$raw.F17]" office:value-type="string" office:string-value="BKY2006" calcext:value-type="string">
            <text:p>BKY2006</text:p>
          </table:table-cell>
          <table:table-cell table:style-name="ce43" table:formula="of:=[raw.N17]+ORG.OPENOFFICE.STYLE(IF([raw.K17]&lt;[raw.O17];&quot;Red&quot;;IF([raw.K17]&gt;[raw.P17];&quot;Blue&quot;;&quot;Green&quot;)))" office:value-type="string" office:string-value="" calcext:value-type="error">
            <text:p>#VALUE!</text:p>
          </table:table-cell>
          <table:table-cell table:style-name="ce54" table:formula="of:=[raw.Q17]+ORG.OPENOFFICE.STYLE(IF([raw.K17]&lt;[raw.R17];&quot;Red&quot;;IF([raw.K17]&gt;[raw.S17];&quot;Blue&quot;;&quot;Green&quot;)))" office:value-type="string" office:string-value="" calcext:value-type="error">
            <text:p>#VALUE!</text:p>
          </table:table-cell>
          <table:table-cell table:style-name="ce54" table:formula="of:=[raw.T17]+ORG.OPENOFFICE.STYLE(IF([raw.K17]&lt;[raw.U17];&quot;Red&quot;;IF([raw.K17]&gt;[raw.V17];&quot;Blue&quot;;&quot;Green&quot;)))" office:value-type="string" office:string-value="" calcext:value-type="error">
            <text:p>#VALUE!</text:p>
          </table:table-cell>
          <table:table-cell table:style-name="ce54" table:formula="of:=[raw.W17]+ORG.OPENOFFICE.STYLE(IF([raw.K17]&lt;[raw.X17];&quot;Red&quot;;IF([raw.K17]&gt;[raw.Y17];&quot;Blue&quot;;&quot;Green&quot;)))" office:value-type="string" office:string-value="" calcext:value-type="error">
            <text:p>#VALUE!</text:p>
          </table:table-cell>
          <table:table-cell table:style-name="ce54" table:formula="of:=[raw.Z17]+ORG.OPENOFFICE.STYLE(IF([raw.K17]&lt;[raw.AA17];&quot;Red&quot;;IF([raw.K17]&gt;[raw.AB17];&quot;Blue&quot;;&quot;Green&quot;)))" office:value-type="string" office:string-value="" calcext:value-type="error">
            <text:p>#VALUE!</text:p>
          </table:table-cell>
          <table:table-cell table:style-name="ce54" table:formula="of:=[raw.AC17]+ORG.OPENOFFICE.STYLE(IF([raw.K17]&lt;[raw.AD17];&quot;Red&quot;;IF([raw.K17]&gt;[raw.AE17];&quot;Blue&quot;;&quot;Green&quot;)))" office:value-type="string" office:string-value="" calcext:value-type="error">
            <text:p>#VALUE!</text:p>
          </table:table-cell>
          <table:table-cell table:style-name="ce52" table:formula="of:=[raw.AF17]+ORG.OPENOFFICE.STYLE(IF([raw.K17]&lt;[raw.AG17];&quot;Red&quot;;IF([raw.K17]&gt;[raw.AH17];&quot;Blue&quot;;&quot;Green&quot;)))" office:value-type="string" office:string-value="" calcext:value-type="error">
            <text:p>#VALUE!</text:p>
          </table:table-cell>
          <table:table-cell table:style-name="ce43" table:formula="of:=[raw.AI17]+ORG.OPENOFFICE.STYLE(IF([raw.K17]&lt;[raw.AJ17];&quot;Red&quot;;IF([raw.K17]&gt;[raw.AK17];&quot;Blue&quot;;&quot;Green&quot;)))" office:value-type="string" office:string-value="" calcext:value-type="error">
            <text:p>#VALUE!</text:p>
          </table:table-cell>
          <table:table-cell table:style-name="ce54" table:formula="of:=[raw.AL17]+ORG.OPENOFFICE.STYLE(IF([raw.K17]&lt;[raw.AM17];&quot;Red&quot;;IF([raw.K17]&gt;[raw.AN17];&quot;Blue&quot;;&quot;Green&quot;)))" office:value-type="string" office:string-value="" calcext:value-type="error">
            <text:p>#VALUE!</text:p>
          </table:table-cell>
          <table:table-cell table:style-name="ce54" table:formula="of:=[raw.AO17]+ORG.OPENOFFICE.STYLE(IF([raw.K17]&lt;[raw.AP17];&quot;Red&quot;;IF([raw.K17]&gt;[raw.AQ17];&quot;Blue&quot;;&quot;Green&quot;)))" office:value-type="string" office:string-value="" calcext:value-type="error">
            <text:p>#VALUE!</text:p>
          </table:table-cell>
          <table:table-cell table:style-name="ce54" table:formula="of:=[raw.AR17]+ORG.OPENOFFICE.STYLE(IF([raw.K17]&lt;[raw.AS17];&quot;Red&quot;;IF([raw.K17]&gt;[raw.AT17];&quot;Blue&quot;;&quot;Green&quot;)))" office:value-type="string" office:string-value="" calcext:value-type="error">
            <text:p>#VALUE!</text:p>
          </table:table-cell>
          <table:table-cell table:style-name="ce54" table:formula="of:=[raw.AU17]+ORG.OPENOFFICE.STYLE(IF([raw.K17]&lt;[raw.AV17];&quot;Red&quot;;IF([raw.K17]&gt;[raw.AW17];&quot;Blue&quot;;&quot;Green&quot;)))" office:value-type="string" office:string-value="" calcext:value-type="error">
            <text:p>#VALUE!</text:p>
          </table:table-cell>
          <table:table-cell table:style-name="ce54" table:formula="of:=[raw.AX17]+ORG.OPENOFFICE.STYLE(IF([raw.K17]&lt;[raw.AY17];&quot;Red&quot;;IF([raw.K17]&gt;[raw.AZ17];&quot;Blue&quot;;&quot;Green&quot;)))" office:value-type="string" office:string-value="" calcext:value-type="error">
            <text:p>#VALUE!</text:p>
          </table:table-cell>
          <table:table-cell table:style-name="ce52" table:formula="of:=[raw.BA17]+ORG.OPENOFFICE.STYLE(IF([raw.K17]&lt;[raw.BB17];&quot;Red&quot;;IF([raw.K17]&gt;[raw.BC17];&quot;Blue&quot;;&quot;Green&quot;)))" office:value-type="string" office:string-value="" calcext:value-type="error">
            <text:p>#VALUE!</text:p>
          </table:table-cell>
          <table:table-cell table:style-name="ce83" table:formula="of:=[raw.BD17]+ORG.OPENOFFICE.STYLE(IF([raw.K17]&lt;[raw.BE17];&quot;Red&quot;;IF([raw.K17]&gt;[raw.BF17];&quot;Blue&quot;;&quot;Green&quot;)))" office:value-type="string" office:string-value="" calcext:value-type="error">
            <text:p>#VALUE!</text:p>
          </table:table-cell>
          <table:table-cell table:style-name="ce91" table:formula="of:=[raw.BG17]+ORG.OPENOFFICE.STYLE(IF([raw.K17]&lt;[raw.BH17];&quot;Red&quot;;IF([raw.K17]&gt;[raw.BI17];&quot;Blue&quot;;&quot;Green&quot;)))" office:value-type="string" office:string-value="" calcext:value-type="error">
            <text:p>#VALUE!</text:p>
          </table:table-cell>
          <table:table-cell table:style-name="ce91" table:formula="of:=[raw.BJ17]+ORG.OPENOFFICE.STYLE(IF([raw.K17]&lt;[raw.BK17];&quot;Red&quot;;IF([raw.K17]&gt;[raw.BL17];&quot;Blue&quot;;&quot;Green&quot;)))" office:value-type="string" office:string-value="" calcext:value-type="error">
            <text:p>#VALUE!</text:p>
          </table:table-cell>
          <table:table-cell table:style-name="ce60" table:formula="of:=[raw.BM17]+ORG.OPENOFFICE.STYLE(IF([raw.K17]&lt;[raw.BN17];&quot;Red&quot;;IF([raw.K17]&gt;[raw.BO17];&quot;Blue&quot;;&quot;Green&quot;)))" office:value-type="string" office:string-value="" calcext:value-type="error">
            <text:p>#VALUE!</text:p>
          </table:table-cell>
          <table:table-cell table:style-name="ce91" table:formula="of:=[raw.BP17]+ORG.OPENOFFICE.STYLE(IF([raw.K17]&lt;[raw.BQ17];&quot;Red&quot;;IF([raw.K17]&gt;[raw.BR17];&quot;Blue&quot;;&quot;Green&quot;)))" office:value-type="string" office:string-value="" calcext:value-type="error">
            <text:p>#VALUE!</text:p>
          </table:table-cell>
          <table:table-cell table:style-name="ce91" table:formula="of:=[raw.BS17]+ORG.OPENOFFICE.STYLE(IF([raw.K17]&lt;[raw.BT17];&quot;Red&quot;;IF([raw.K17]&gt;[raw.BU17];&quot;Blue&quot;;&quot;Green&quot;)))" office:value-type="string" office:string-value="" calcext:value-type="error">
            <text:p>#VALUE!</text:p>
          </table:table-cell>
          <table:table-cell table:style-name="ce101" table:formula="of:=[raw.BV17]+ORG.OPENOFFICE.STYLE(IF([raw.K17]&lt;[raw.BW17];&quot;Red&quot;;IF([raw.K17]&gt;[raw.BX17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5" table:formula="of:=[$raw.A18]" office:value-type="string" office:string-value="bky_posdep_posonly_pwr" calcext:value-type="string">
            <text:p>bky_posdep_posonly_pwr</text:p>
          </table:table-cell>
          <table:table-cell table:style-name="ce2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.25" calcext:value-type="float">
            <text:p>0.25</text:p>
          </table:table-cell>
          <table:table-cell table:style-name="ce27" table:formula="of:=[$raw.F18]" office:value-type="string" office:string-value="BKY2006" calcext:value-type="string">
            <text:p>BKY2006</text:p>
          </table:table-cell>
          <table:table-cell table:style-name="ce36" table:formula="of:=[raw.N18]+ORG.OPENOFFICE.STYLE(IF([raw.K18]&lt;[raw.O18];&quot;Red&quot;;IF([raw.K18]&gt;[raw.P18];&quot;Blue&quot;;&quot;Green&quot;)))" office:value-type="float" office:value="0.821387" calcext:value-type="float">
            <text:p>0.8214</text:p>
          </table:table-cell>
          <table:table-cell table:style-name="ce9" table:formula="of:=[raw.Q18]+ORG.OPENOFFICE.STYLE(IF([raw.K18]&lt;[raw.R18];&quot;Red&quot;;IF([raw.K18]&gt;[raw.S18];&quot;Blue&quot;;&quot;Green&quot;)))" office:value-type="float" office:value="0.665641" calcext:value-type="float">
            <text:p>0.6656</text:p>
          </table:table-cell>
          <table:table-cell table:style-name="ce9" table:formula="of:=[raw.T18]+ORG.OPENOFFICE.STYLE(IF([raw.K18]&lt;[raw.U18];&quot;Red&quot;;IF([raw.K18]&gt;[raw.V18];&quot;Blue&quot;;&quot;Green&quot;)))" office:value-type="float" office:value="0.684214999999999" calcext:value-type="float">
            <text:p>0.6842</text:p>
          </table:table-cell>
          <table:table-cell table:style-name="ce62" table:formula="of:=[raw.W18]+ORG.OPENOFFICE.STYLE(IF([raw.K18]&lt;[raw.X18];&quot;Red&quot;;IF([raw.K18]&gt;[raw.Y18];&quot;Blue&quot;;&quot;Green&quot;)))" office:value-type="float" office:value="0.807656" calcext:value-type="float">
            <text:p>0.8077</text:p>
          </table:table-cell>
          <table:table-cell table:style-name="ce62" table:formula="of:=[raw.Z18]+ORG.OPENOFFICE.STYLE(IF([raw.K18]&lt;[raw.AA18];&quot;Red&quot;;IF([raw.K18]&gt;[raw.AB18];&quot;Blue&quot;;&quot;Green&quot;)))" office:value-type="float" office:value="0.674796" calcext:value-type="float">
            <text:p>0.6748</text:p>
          </table:table-cell>
          <table:table-cell table:style-name="ce62" table:formula="of:=[raw.AC18]+ORG.OPENOFFICE.STYLE(IF([raw.K18]&lt;[raw.AD18];&quot;Red&quot;;IF([raw.K18]&gt;[raw.AE18];&quot;Blue&quot;;&quot;Green&quot;)))" office:value-type="float" office:value="0.661808" calcext:value-type="float">
            <text:p>0.6618</text:p>
          </table:table-cell>
          <table:table-cell table:style-name="ce53" table:formula="of:=[raw.AF18]+ORG.OPENOFFICE.STYLE(IF([raw.K18]&lt;[raw.AG18];&quot;Red&quot;;IF([raw.K18]&gt;[raw.AH18];&quot;Blue&quot;;&quot;Green&quot;)))" office:value-type="float" office:value="0.675408999999999" calcext:value-type="float">
            <text:p>0.6754</text:p>
          </table:table-cell>
          <table:table-cell table:style-name="ce36" table:formula="of:=[raw.AI18]+ORG.OPENOFFICE.STYLE(IF([raw.K18]&lt;[raw.AJ18];&quot;Red&quot;;IF([raw.K18]&gt;[raw.AK18];&quot;Blue&quot;;&quot;Green&quot;)))" office:value-type="float" office:value="0.820442672231592" calcext:value-type="float">
            <text:p>0.8204</text:p>
          </table:table-cell>
          <table:table-cell table:style-name="ce62" table:formula="of:=[raw.AL18]+ORG.OPENOFFICE.STYLE(IF([raw.K18]&lt;[raw.AM18];&quot;Red&quot;;IF([raw.K18]&gt;[raw.AN18];&quot;Blue&quot;;&quot;Green&quot;)))" office:value-type="float" office:value="0.660349140006658" calcext:value-type="float">
            <text:p>0.6603</text:p>
          </table:table-cell>
          <table:table-cell table:style-name="ce9" table:formula="of:=[raw.AO18]+ORG.OPENOFFICE.STYLE(IF([raw.K18]&lt;[raw.AP18];&quot;Red&quot;;IF([raw.K18]&gt;[raw.AQ18];&quot;Blue&quot;;&quot;Green&quot;)))" office:value-type="float" office:value="0.678315792130852" calcext:value-type="float">
            <text:p>0.6783</text:p>
          </table:table-cell>
          <table:table-cell table:style-name="ce9" table:formula="of:=[raw.AR18]+ORG.OPENOFFICE.STYLE(IF([raw.K18]&lt;[raw.AS18];&quot;Red&quot;;IF([raw.K18]&gt;[raw.AT18];&quot;Blue&quot;;&quot;Green&quot;)))" office:value-type="float" office:value="0.807812546234303" calcext:value-type="float">
            <text:p>0.8078</text:p>
          </table:table-cell>
          <table:table-cell table:style-name="ce62" table:formula="of:=[raw.AU18]+ORG.OPENOFFICE.STYLE(IF([raw.K18]&lt;[raw.AV18];&quot;Red&quot;;IF([raw.K18]&gt;[raw.AW18];&quot;Blue&quot;;&quot;Green&quot;)))" office:value-type="float" office:value="0.820442672231592" calcext:value-type="float">
            <text:p>0.8204</text:p>
          </table:table-cell>
          <table:table-cell table:style-name="ce62" table:formula="of:=[raw.AX18]+ORG.OPENOFFICE.STYLE(IF([raw.K18]&lt;[raw.AY18];&quot;Red&quot;;IF([raw.K18]&gt;[raw.AZ18];&quot;Blue&quot;;&quot;Green&quot;)))" office:value-type="float" office:value="0.662067176764494" calcext:value-type="float">
            <text:p>0.6621</text:p>
          </table:table-cell>
          <table:table-cell table:style-name="ce53" table:formula="of:=[raw.BA18]+ORG.OPENOFFICE.STYLE(IF([raw.K18]&lt;[raw.BB18];&quot;Red&quot;;IF([raw.K18]&gt;[raw.BC18];&quot;Blue&quot;;&quot;Green&quot;)))" office:value-type="float" office:value="0.675556633638518" calcext:value-type="float">
            <text:p>0.6756</text:p>
          </table:table-cell>
          <table:table-cell table:style-name="ce15" table:formula="of:=[raw.BD18]+ORG.OPENOFFICE.STYLE(IF([raw.K18]&lt;[raw.BE18];&quot;Red&quot;;IF([raw.K18]&gt;[raw.BF18];&quot;Blue&quot;;&quot;Green&quot;)))" office:value-type="string" office:string-value="" calcext:value-type="error">
            <text:p>#VALUE!</text:p>
          </table:table-cell>
          <table:table-cell table:style-name="ce9" table:formula="of:=[raw.BG18]+ORG.OPENOFFICE.STYLE(IF([raw.K18]&lt;[raw.BH18];&quot;Red&quot;;IF([raw.K18]&gt;[raw.BI18];&quot;Blue&quot;;&quot;Green&quot;)))" office:value-type="string" office:string-value="" calcext:value-type="error">
            <text:p>#VALUE!</text:p>
          </table:table-cell>
          <table:table-cell table:style-name="ce9" table:formula="of:=[raw.BJ18]+ORG.OPENOFFICE.STYLE(IF([raw.K18]&lt;[raw.BK18];&quot;Red&quot;;IF([raw.K18]&gt;[raw.BL18];&quot;Blue&quot;;&quot;Green&quot;)))" office:value-type="string" office:string-value="" calcext:value-type="error">
            <text:p>#VALUE!</text:p>
          </table:table-cell>
          <table:table-cell table:style-name="ce72" table:formula="of:=[raw.BM18]+ORG.OPENOFFICE.STYLE(IF([raw.K18]&lt;[raw.BN18];&quot;Red&quot;;IF([raw.K18]&gt;[raw.BO18];&quot;Blue&quot;;&quot;Green&quot;)))" office:value-type="string" office:string-value="" calcext:value-type="error">
            <text:p>#VALUE!</text:p>
          </table:table-cell>
          <table:table-cell table:style-name="ce6" table:formula="of:=[raw.BP18]+ORG.OPENOFFICE.STYLE(IF([raw.K18]&lt;[raw.BQ18];&quot;Red&quot;;IF([raw.K18]&gt;[raw.BR18];&quot;Blue&quot;;&quot;Green&quot;)))" office:value-type="string" office:string-value="" calcext:value-type="error">
            <text:p>#VALUE!</text:p>
          </table:table-cell>
          <table:table-cell table:style-name="ce6" table:formula="of:=[raw.BS18]+ORG.OPENOFFICE.STYLE(IF([raw.K18]&lt;[raw.BT18];&quot;Red&quot;;IF([raw.K18]&gt;[raw.BU18];&quot;Blue&quot;;&quot;Green&quot;)))" office:value-type="string" office:string-value="" calcext:value-type="error">
            <text:p>#VALUE!</text:p>
          </table:table-cell>
          <table:table-cell table:style-name="ce29" table:formula="of:=[raw.BV18]+ORG.OPENOFFICE.STYLE(IF([raw.K18]&lt;[raw.BW18];&quot;Red&quot;;IF([raw.K18]&gt;[raw.BX18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5" table:formula="of:=[$raw.A19]" office:value-type="string" office:string-value="bky_posdep_negonly_pwr" calcext:value-type="string">
            <text:p>bky_posdep_negonly_pwr</text:p>
          </table:table-cell>
          <table:table-cell table:style-name="ce2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.25" calcext:value-type="float">
            <text:p>0.25</text:p>
          </table:table-cell>
          <table:table-cell table:style-name="ce27" table:formula="of:=[$raw.F19]" office:value-type="string" office:string-value="BKY2006" calcext:value-type="string">
            <text:p>BKY2006</text:p>
          </table:table-cell>
          <table:table-cell table:style-name="ce36" table:formula="of:=[raw.N19]+ORG.OPENOFFICE.STYLE(IF([raw.K19]&lt;[raw.O19];&quot;Red&quot;;IF([raw.K19]&gt;[raw.P19];&quot;Blue&quot;;&quot;Green&quot;)))" office:value-type="float" office:value="0.824255" calcext:value-type="float">
            <text:p>0.8243</text:p>
          </table:table-cell>
          <table:table-cell table:style-name="ce9" table:formula="of:=[raw.Q19]+ORG.OPENOFFICE.STYLE(IF([raw.K19]&lt;[raw.R19];&quot;Red&quot;;IF([raw.K19]&gt;[raw.S19];&quot;Blue&quot;;&quot;Green&quot;)))" office:value-type="float" office:value="0.664196" calcext:value-type="float">
            <text:p>0.6642</text:p>
          </table:table-cell>
          <table:table-cell table:style-name="ce9" table:formula="of:=[raw.T19]+ORG.OPENOFFICE.STYLE(IF([raw.K19]&lt;[raw.U19];&quot;Red&quot;;IF([raw.K19]&gt;[raw.V19];&quot;Blue&quot;;&quot;Green&quot;)))" office:value-type="float" office:value="0.68335" calcext:value-type="float">
            <text:p>0.6834</text:p>
          </table:table-cell>
          <table:table-cell table:style-name="ce62" table:formula="of:=[raw.W19]+ORG.OPENOFFICE.STYLE(IF([raw.K19]&lt;[raw.X19];&quot;Red&quot;;IF([raw.K19]&gt;[raw.Y19];&quot;Blue&quot;;&quot;Green&quot;)))" office:value-type="float" office:value="0.808433" calcext:value-type="float">
            <text:p>0.8084</text:p>
          </table:table-cell>
          <table:table-cell table:style-name="ce62" table:formula="of:=[raw.Z19]+ORG.OPENOFFICE.STYLE(IF([raw.K19]&lt;[raw.AA19];&quot;Red&quot;;IF([raw.K19]&gt;[raw.AB19];&quot;Blue&quot;;&quot;Green&quot;)))" office:value-type="float" office:value="0.674277" calcext:value-type="float">
            <text:p>0.6743</text:p>
          </table:table-cell>
          <table:table-cell table:style-name="ce62" table:formula="of:=[raw.AC19]+ORG.OPENOFFICE.STYLE(IF([raw.K19]&lt;[raw.AD19];&quot;Red&quot;;IF([raw.K19]&gt;[raw.AE19];&quot;Blue&quot;;&quot;Green&quot;)))" office:value-type="float" office:value="0.660335" calcext:value-type="float">
            <text:p>0.6603</text:p>
          </table:table-cell>
          <table:table-cell table:style-name="ce53" table:formula="of:=[raw.AF19]+ORG.OPENOFFICE.STYLE(IF([raw.K19]&lt;[raw.AG19];&quot;Red&quot;;IF([raw.K19]&gt;[raw.AH19];&quot;Blue&quot;;&quot;Green&quot;)))" office:value-type="float" office:value="0.674774" calcext:value-type="float">
            <text:p>0.6748</text:p>
          </table:table-cell>
          <table:table-cell table:style-name="ce36" table:formula="of:=[raw.AI19]+ORG.OPENOFFICE.STYLE(IF([raw.K19]&lt;[raw.AJ19];&quot;Red&quot;;IF([raw.K19]&gt;[raw.AK19];&quot;Blue&quot;;&quot;Green&quot;)))" office:value-type="string" office:string-value="" calcext:value-type="error">
            <text:p>#VALUE!</text:p>
          </table:table-cell>
          <table:table-cell table:style-name="ce62" table:formula="of:=[raw.AL19]+ORG.OPENOFFICE.STYLE(IF([raw.K19]&lt;[raw.AM19];&quot;Red&quot;;IF([raw.K19]&gt;[raw.AN19];&quot;Blue&quot;;&quot;Green&quot;)))" office:value-type="string" office:string-value="" calcext:value-type="error">
            <text:p>#VALUE!</text:p>
          </table:table-cell>
          <table:table-cell table:style-name="ce9" table:formula="of:=[raw.AO19]+ORG.OPENOFFICE.STYLE(IF([raw.K19]&lt;[raw.AP19];&quot;Red&quot;;IF([raw.K19]&gt;[raw.AQ19];&quot;Blue&quot;;&quot;Green&quot;)))" office:value-type="string" office:string-value="" calcext:value-type="error">
            <text:p>#VALUE!</text:p>
          </table:table-cell>
          <table:table-cell table:style-name="ce9" table:formula="of:=[raw.AR19]+ORG.OPENOFFICE.STYLE(IF([raw.K19]&lt;[raw.AS19];&quot;Red&quot;;IF([raw.K19]&gt;[raw.AT19];&quot;Blue&quot;;&quot;Green&quot;)))" office:value-type="string" office:string-value="" calcext:value-type="error">
            <text:p>#VALUE!</text:p>
          </table:table-cell>
          <table:table-cell table:style-name="ce62" table:formula="of:=[raw.AU19]+ORG.OPENOFFICE.STYLE(IF([raw.K19]&lt;[raw.AV19];&quot;Red&quot;;IF([raw.K19]&gt;[raw.AW19];&quot;Blue&quot;;&quot;Green&quot;)))" office:value-type="string" office:string-value="" calcext:value-type="error">
            <text:p>#VALUE!</text:p>
          </table:table-cell>
          <table:table-cell table:style-name="ce62" table:formula="of:=[raw.AX19]+ORG.OPENOFFICE.STYLE(IF([raw.K19]&lt;[raw.AY19];&quot;Red&quot;;IF([raw.K19]&gt;[raw.AZ19];&quot;Blue&quot;;&quot;Green&quot;)))" office:value-type="string" office:string-value="" calcext:value-type="error">
            <text:p>#VALUE!</text:p>
          </table:table-cell>
          <table:table-cell table:style-name="ce53" table:formula="of:=[raw.BA19]+ORG.OPENOFFICE.STYLE(IF([raw.K19]&lt;[raw.BB19];&quot;Red&quot;;IF([raw.K19]&gt;[raw.BC19];&quot;Blue&quot;;&quot;Green&quot;)))" office:value-type="string" office:string-value="" calcext:value-type="error">
            <text:p>#VALUE!</text:p>
          </table:table-cell>
          <table:table-cell table:style-name="ce15" table:formula="of:=[raw.BD19]+ORG.OPENOFFICE.STYLE(IF([raw.K19]&lt;[raw.BE19];&quot;Red&quot;;IF([raw.K19]&gt;[raw.BF19];&quot;Blue&quot;;&quot;Green&quot;)))" office:value-type="float" office:value="0.82215015315186" calcext:value-type="float">
            <text:p>0.8222</text:p>
          </table:table-cell>
          <table:table-cell table:style-name="ce6" table:formula="of:=[raw.BG19]+ORG.OPENOFFICE.STYLE(IF([raw.K19]&lt;[raw.BH19];&quot;Red&quot;;IF([raw.K19]&gt;[raw.BI19];&quot;Blue&quot;;&quot;Green&quot;)))" office:value-type="float" office:value="0.658490826118342" calcext:value-type="float">
            <text:p>0.6585</text:p>
          </table:table-cell>
          <table:table-cell table:style-name="ce6" table:formula="of:=[raw.BJ19]+ORG.OPENOFFICE.STYLE(IF([raw.K19]&lt;[raw.BK19];&quot;Red&quot;;IF([raw.K19]&gt;[raw.BL19];&quot;Blue&quot;;&quot;Green&quot;)))" office:value-type="float" office:value="0.676919066962633" calcext:value-type="float">
            <text:p>0.6769</text:p>
          </table:table-cell>
          <table:table-cell table:style-name="ce61" table:formula="of:=[raw.BM19]+ORG.OPENOFFICE.STYLE(IF([raw.K19]&lt;[raw.BN19];&quot;Red&quot;;IF([raw.K19]&gt;[raw.BO19];&quot;Blue&quot;;&quot;Green&quot;)))" office:value-type="float" office:value="0.807422804187746" calcext:value-type="float">
            <text:p>0.8074</text:p>
          </table:table-cell>
          <table:table-cell table:style-name="ce6" table:formula="of:=[raw.BP19]+ORG.OPENOFFICE.STYLE(IF([raw.K19]&lt;[raw.BQ19];&quot;Red&quot;;IF([raw.K19]&gt;[raw.BR19];&quot;Blue&quot;;&quot;Green&quot;)))" office:value-type="float" office:value="0.673685395321955" calcext:value-type="float">
            <text:p>0.6737</text:p>
          </table:table-cell>
          <table:table-cell table:style-name="ce6" table:formula="of:=[raw.BS19]+ORG.OPENOFFICE.STYLE(IF([raw.K19]&lt;[raw.BT19];&quot;Red&quot;;IF([raw.K19]&gt;[raw.BU19];&quot;Blue&quot;;&quot;Green&quot;)))" office:value-type="float" office:value="0.660113546094435" calcext:value-type="float">
            <text:p>0.6601</text:p>
          </table:table-cell>
          <table:table-cell table:style-name="ce29" table:formula="of:=[raw.BV19]+ORG.OPENOFFICE.STYLE(IF([raw.K19]&lt;[raw.BW19];&quot;Red&quot;;IF([raw.K19]&gt;[raw.BX19];&quot;Blue&quot;;&quot;Green&quot;)))" office:value-type="float" office:value="0.674170543925403" calcext:value-type="float">
            <text:p>0.6742</text:p>
          </table:table-cell>
        </table:table-row>
        <table:table-row table:style-name="ro1">
          <table:table-cell table:style-name="ce5" table:formula="of:=[$raw.A20]" office:value-type="string" office:string-value="bky_posdep_balanced_pwr" calcext:value-type="string">
            <text:p>bky_posdep_balanced_pwr</text:p>
          </table:table-cell>
          <table:table-cell table:style-name="ce27" table:formula="of:=[$raw.B20]" office:value-type="float" office:value="9" calcext:value-type="float">
            <text:p>9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.25" calcext:value-type="float">
            <text:p>0.25</text:p>
          </table:table-cell>
          <table:table-cell table:style-name="ce27" table:formula="of:=[$raw.F20]" office:value-type="string" office:string-value="BKY2006" calcext:value-type="string">
            <text:p>BKY2006</text:p>
          </table:table-cell>
          <table:table-cell table:style-name="ce36" table:formula="of:=[raw.N20]+ORG.OPENOFFICE.STYLE(IF([raw.K20]&lt;[raw.O20];&quot;Red&quot;;IF([raw.K20]&gt;[raw.P20];&quot;Blue&quot;;&quot;Green&quot;)))" office:value-type="float" office:value="0.783146" calcext:value-type="float">
            <text:p>0.7831</text:p>
          </table:table-cell>
          <table:table-cell table:style-name="ce62" table:formula="of:=[raw.Q20]+ORG.OPENOFFICE.STYLE(IF([raw.K20]&lt;[raw.R20];&quot;Red&quot;;IF([raw.K20]&gt;[raw.S20];&quot;Blue&quot;;&quot;Green&quot;)))" office:value-type="float" office:value="0.798996" calcext:value-type="float">
            <text:p>0.7990</text:p>
          </table:table-cell>
          <table:table-cell table:style-name="ce62" table:formula="of:=[raw.T20]+ORG.OPENOFFICE.STYLE(IF([raw.K20]&lt;[raw.U20];&quot;Red&quot;;IF([raw.K20]&gt;[raw.V20];&quot;Blue&quot;;&quot;Green&quot;)))" office:value-type="float" office:value="0.8517165" calcext:value-type="float">
            <text:p>0.8517</text:p>
          </table:table-cell>
          <table:table-cell table:style-name="ce62" table:formula="of:=[raw.W20]+ORG.OPENOFFICE.STYLE(IF([raw.K20]&lt;[raw.X20];&quot;Red&quot;;IF([raw.K20]&gt;[raw.Y20];&quot;Blue&quot;;&quot;Green&quot;)))" office:value-type="float" office:value="0.850905" calcext:value-type="float">
            <text:p>0.8509</text:p>
          </table:table-cell>
          <table:table-cell table:style-name="ce62" table:formula="of:=[raw.Z20]+ORG.OPENOFFICE.STYLE(IF([raw.K20]&lt;[raw.AA20];&quot;Red&quot;;IF([raw.K20]&gt;[raw.AB20];&quot;Blue&quot;;&quot;Green&quot;)))" office:value-type="float" office:value="0.654782" calcext:value-type="float">
            <text:p>0.6548</text:p>
          </table:table-cell>
          <table:table-cell table:style-name="ce62" table:formula="of:=[raw.AC20]+ORG.OPENOFFICE.STYLE(IF([raw.K20]&lt;[raw.AD20];&quot;Red&quot;;IF([raw.K20]&gt;[raw.AE20];&quot;Blue&quot;;&quot;Green&quot;)))" office:value-type="float" office:value="0.706721" calcext:value-type="float">
            <text:p>0.7067</text:p>
          </table:table-cell>
          <table:table-cell table:style-name="ce53" table:formula="of:=[raw.AF20]+ORG.OPENOFFICE.STYLE(IF([raw.K20]&lt;[raw.AG20];&quot;Red&quot;;IF([raw.K20]&gt;[raw.AH20];&quot;Blue&quot;;&quot;Green&quot;)))" office:value-type="float" office:value="0.6552175" calcext:value-type="float">
            <text:p>0.6552</text:p>
          </table:table-cell>
          <table:table-cell table:style-name="ce36" table:formula="of:=[raw.AI20]+ORG.OPENOFFICE.STYLE(IF([raw.K20]&lt;[raw.AJ20];&quot;Red&quot;;IF([raw.K20]&gt;[raw.AK20];&quot;Blue&quot;;&quot;Green&quot;)))" office:value-type="float" office:value="0.773623461492557" calcext:value-type="float">
            <text:p>0.7736</text:p>
          </table:table-cell>
          <table:table-cell table:style-name="ce62" table:formula="of:=[raw.AL20]+ORG.OPENOFFICE.STYLE(IF([raw.K20]&lt;[raw.AM20];&quot;Red&quot;;IF([raw.K20]&gt;[raw.AN20];&quot;Blue&quot;;&quot;Green&quot;)))" office:value-type="float" office:value="0.792617147243891" calcext:value-type="float">
            <text:p>0.7926</text:p>
          </table:table-cell>
          <table:table-cell table:style-name="ce62" table:formula="of:=[raw.AO20]+ORG.OPENOFFICE.STYLE(IF([raw.K20]&lt;[raw.AP20];&quot;Red&quot;;IF([raw.K20]&gt;[raw.AQ20];&quot;Blue&quot;;&quot;Green&quot;)))" office:value-type="float" office:value="0.845465098985336" calcext:value-type="float">
            <text:p>0.8455</text:p>
          </table:table-cell>
          <table:table-cell table:style-name="ce62" table:formula="of:=[raw.AR20]+ORG.OPENOFFICE.STYLE(IF([raw.K20]&lt;[raw.AS20];&quot;Red&quot;;IF([raw.K20]&gt;[raw.AT20];&quot;Blue&quot;;&quot;Green&quot;)))" office:value-type="float" office:value="0.843453700777653" calcext:value-type="float">
            <text:p>0.8435</text:p>
          </table:table-cell>
          <table:table-cell table:style-name="ce62" table:formula="of:=[raw.AU20]+ORG.OPENOFFICE.STYLE(IF([raw.K20]&lt;[raw.AV20];&quot;Red&quot;;IF([raw.K20]&gt;[raw.AW20];&quot;Blue&quot;;&quot;Green&quot;)))" office:value-type="float" office:value="0.773623461492557" calcext:value-type="float">
            <text:p>0.7736</text:p>
          </table:table-cell>
          <table:table-cell table:style-name="ce62" table:formula="of:=[raw.AX20]+ORG.OPENOFFICE.STYLE(IF([raw.K20]&lt;[raw.AY20];&quot;Red&quot;;IF([raw.K20]&gt;[raw.AZ20];&quot;Blue&quot;;&quot;Green&quot;)))" office:value-type="float" office:value="0.698379019792589" calcext:value-type="float">
            <text:p>0.6984</text:p>
          </table:table-cell>
          <table:table-cell table:style-name="ce53" table:formula="of:=[raw.BA20]+ORG.OPENOFFICE.STYLE(IF([raw.K20]&lt;[raw.BB20];&quot;Red&quot;;IF([raw.K20]&gt;[raw.BC20];&quot;Blue&quot;;&quot;Green&quot;)))" office:value-type="float" office:value="0.645571815241159" calcext:value-type="float">
            <text:p>0.6456</text:p>
          </table:table-cell>
          <table:table-cell table:style-name="ce15" table:formula="of:=[raw.BD20]+ORG.OPENOFFICE.STYLE(IF([raw.K20]&lt;[raw.BE20];&quot;Red&quot;;IF([raw.K20]&gt;[raw.BF20];&quot;Blue&quot;;&quot;Green&quot;)))" office:value-type="float" office:value="0.793540698210541" calcext:value-type="float">
            <text:p>0.7935</text:p>
          </table:table-cell>
          <table:table-cell table:style-name="ce6" table:formula="of:=[raw.BG20]+ORG.OPENOFFICE.STYLE(IF([raw.K20]&lt;[raw.BH20];&quot;Red&quot;;IF([raw.K20]&gt;[raw.BI20];&quot;Blue&quot;;&quot;Green&quot;)))" office:value-type="float" office:value="0.806608083709951" calcext:value-type="float">
            <text:p>0.8066</text:p>
          </table:table-cell>
          <table:table-cell table:style-name="ce6" table:formula="of:=[raw.BJ20]+ORG.OPENOFFICE.STYLE(IF([raw.K20]&lt;[raw.BK20];&quot;Red&quot;;IF([raw.K20]&gt;[raw.BL20];&quot;Blue&quot;;&quot;Green&quot;)))" office:value-type="float" office:value="0.859362627111968" calcext:value-type="float">
            <text:p>0.8594</text:p>
          </table:table-cell>
          <table:table-cell table:style-name="ce61" table:formula="of:=[raw.BM20]+ORG.OPENOFFICE.STYLE(IF([raw.K20]&lt;[raw.BN20];&quot;Red&quot;;IF([raw.K20]&gt;[raw.BO20];&quot;Blue&quot;;&quot;Green&quot;)))" office:value-type="float" office:value="0.859598919568054" calcext:value-type="float">
            <text:p>0.8596</text:p>
          </table:table-cell>
          <table:table-cell table:style-name="ce6" table:formula="of:=[raw.BP20]+ORG.OPENOFFICE.STYLE(IF([raw.K20]&lt;[raw.BQ20];&quot;Red&quot;;IF([raw.K20]&gt;[raw.BR20];&quot;Blue&quot;;&quot;Green&quot;)))" office:value-type="float" office:value="0.665019122351289" calcext:value-type="float">
            <text:p>0.6650</text:p>
          </table:table-cell>
          <table:table-cell table:style-name="ce6" table:formula="of:=[raw.BS20]+ORG.OPENOFFICE.STYLE(IF([raw.K20]&lt;[raw.BT20];&quot;Red&quot;;IF([raw.K20]&gt;[raw.BU20];&quot;Blue&quot;;&quot;Green&quot;)))" office:value-type="float" office:value="0.715838000102728" calcext:value-type="float">
            <text:p>0.7158</text:p>
          </table:table-cell>
          <table:table-cell table:style-name="ce29" table:formula="of:=[raw.BV20]+ORG.OPENOFFICE.STYLE(IF([raw.K20]&lt;[raw.BW20];&quot;Red&quot;;IF([raw.K20]&gt;[raw.BX20];&quot;Blue&quot;;&quot;Green&quot;)))" office:value-type="float" office:value="0.66542733113907" calcext:value-type="float">
            <text:p>0.6654</text:p>
          </table:table-cell>
        </table:table-row>
        <table:table-row table:style-name="ro1">
          <table:table-cell table:style-name="ce11" table:formula="of:=[$raw.A21]" office:value-type="string" office:string-value="bky_posdep_unbalanced_pwr" calcext:value-type="string">
            <text:p>bky_posdep_unbalanced_pwr</text:p>
          </table:table-cell>
          <table:table-cell table:style-name="ce21" table:formula="of:=[$raw.B21]" office:value-type="float" office:value="10" calcext:value-type="float">
            <text:p>10</text:p>
          </table:table-cell>
          <table:table-cell table:style-name="ce21" table:formula="of:=[$raw.C21]" office:value-type="float" office:value="0.1" calcext:value-type="float">
            <text:p>0.1</text:p>
          </table:table-cell>
          <table:table-cell table:style-name="ce21" table:formula="of:=[$raw.D21]" office:value-type="float" office:value="0.4" calcext:value-type="float">
            <text:p>0.4</text:p>
          </table:table-cell>
          <table:table-cell table:style-name="ce21" table:formula="of:=[$raw.E21]" office:value-type="float" office:value="0.25" calcext:value-type="float">
            <text:p>0.25</text:p>
          </table:table-cell>
          <table:table-cell table:style-name="ce21" table:formula="of:=[$raw.F21]" office:value-type="string" office:string-value="BKY2006" calcext:value-type="string">
            <text:p>BKY2006</text:p>
          </table:table-cell>
          <table:table-cell table:style-name="ce37" table:formula="of:=[raw.N21]+ORG.OPENOFFICE.STYLE(IF([raw.K21]&lt;[raw.O21];&quot;Red&quot;;IF([raw.K21]&gt;[raw.P21];&quot;Blue&quot;;&quot;Green&quot;)))" office:value-type="float" office:value="0.8277" calcext:value-type="float">
            <text:p>0.8277</text:p>
          </table:table-cell>
          <table:table-cell table:style-name="ce87" table:formula="of:=[raw.Q21]+ORG.OPENOFFICE.STYLE(IF([raw.K21]&lt;[raw.R21];&quot;Red&quot;;IF([raw.K21]&gt;[raw.S21];&quot;Blue&quot;;&quot;Green&quot;)))" office:value-type="float" office:value="0.792943" calcext:value-type="float">
            <text:p>0.7929</text:p>
          </table:table-cell>
          <table:table-cell table:style-name="ce87" table:formula="of:=[raw.T21]+ORG.OPENOFFICE.STYLE(IF([raw.K21]&lt;[raw.U21];&quot;Red&quot;;IF([raw.K21]&gt;[raw.V21];&quot;Blue&quot;;&quot;Green&quot;)))" office:value-type="float" office:value="0.843083" calcext:value-type="float">
            <text:p>0.8431</text:p>
          </table:table-cell>
          <table:table-cell table:style-name="ce87" table:formula="of:=[raw.W21]+ORG.OPENOFFICE.STYLE(IF([raw.K21]&lt;[raw.X21];&quot;Red&quot;;IF([raw.K21]&gt;[raw.Y21];&quot;Blue&quot;;&quot;Green&quot;)))" office:value-type="float" office:value="0.8657635" calcext:value-type="float">
            <text:p>0.8658</text:p>
          </table:table-cell>
          <table:table-cell table:style-name="ce87" table:formula="of:=[raw.Z21]+ORG.OPENOFFICE.STYLE(IF([raw.K21]&lt;[raw.AA21];&quot;Red&quot;;IF([raw.K21]&gt;[raw.AB21];&quot;Blue&quot;;&quot;Green&quot;)))" office:value-type="float" office:value="0.7029235" calcext:value-type="float">
            <text:p>0.7029</text:p>
          </table:table-cell>
          <table:table-cell table:style-name="ce87" table:formula="of:=[raw.AC21]+ORG.OPENOFFICE.STYLE(IF([raw.K21]&lt;[raw.AD21];&quot;Red&quot;;IF([raw.K21]&gt;[raw.AE21];&quot;Blue&quot;;&quot;Green&quot;)))" office:value-type="float" office:value="0.726924" calcext:value-type="float">
            <text:p>0.7269</text:p>
          </table:table-cell>
          <table:table-cell table:style-name="ce57" table:formula="of:=[raw.AF21]+ORG.OPENOFFICE.STYLE(IF([raw.K21]&lt;[raw.AG21];&quot;Red&quot;;IF([raw.K21]&gt;[raw.AH21];&quot;Blue&quot;;&quot;Green&quot;)))" office:value-type="float" office:value="0.703708" calcext:value-type="float">
            <text:p>0.7037</text:p>
          </table:table-cell>
          <table:table-cell table:style-name="ce37" table:formula="of:=[raw.AI21]+ORG.OPENOFFICE.STYLE(IF([raw.K21]&lt;[raw.AJ21];&quot;Red&quot;;IF([raw.K21]&gt;[raw.AK21];&quot;Blue&quot;;&quot;Green&quot;)))" office:value-type="float" office:value="0.614659325412367" calcext:value-type="float">
            <text:p>0.6147</text:p>
          </table:table-cell>
          <table:table-cell table:style-name="ce87" table:formula="of:=[raw.AL21]+ORG.OPENOFFICE.STYLE(IF([raw.K21]&lt;[raw.AM21];&quot;Red&quot;;IF([raw.K21]&gt;[raw.AN21];&quot;Blue&quot;;&quot;Green&quot;)))" office:value-type="float" office:value="0.825527711935703" calcext:value-type="float">
            <text:p>0.8255</text:p>
          </table:table-cell>
          <table:table-cell table:style-name="ce87" table:formula="of:=[raw.AO21]+ORG.OPENOFFICE.STYLE(IF([raw.K21]&lt;[raw.AP21];&quot;Red&quot;;IF([raw.K21]&gt;[raw.AQ21];&quot;Blue&quot;;&quot;Green&quot;)))" office:value-type="float" office:value="0.88916111632379" calcext:value-type="float">
            <text:p>0.8892</text:p>
          </table:table-cell>
          <table:table-cell table:style-name="ce87" table:formula="of:=[raw.AR21]+ORG.OPENOFFICE.STYLE(IF([raw.K21]&lt;[raw.AS21];&quot;Red&quot;;IF([raw.K21]&gt;[raw.AT21];&quot;Blue&quot;;&quot;Green&quot;)))" office:value-type="float" office:value="0.726645278388152" calcext:value-type="float">
            <text:p>0.7266</text:p>
          </table:table-cell>
          <table:table-cell table:style-name="ce87" table:formula="of:=[raw.AU21]+ORG.OPENOFFICE.STYLE(IF([raw.K21]&lt;[raw.AV21];&quot;Red&quot;;IF([raw.K21]&gt;[raw.AW21];&quot;Blue&quot;;&quot;Green&quot;)))" office:value-type="float" office:value="0.614659325412367" calcext:value-type="float">
            <text:p>0.6147</text:p>
          </table:table-cell>
          <table:table-cell table:style-name="ce87" table:formula="of:=[raw.AX21]+ORG.OPENOFFICE.STYLE(IF([raw.K21]&lt;[raw.AY21];&quot;Red&quot;;IF([raw.K21]&gt;[raw.AZ21];&quot;Blue&quot;;&quot;Green&quot;)))" office:value-type="float" office:value="0.578532403512786" calcext:value-type="float">
            <text:p>0.5785</text:p>
          </table:table-cell>
          <table:table-cell table:style-name="ce57" table:formula="of:=[raw.BA21]+ORG.OPENOFFICE.STYLE(IF([raw.K21]&lt;[raw.BB21];&quot;Red&quot;;IF([raw.K21]&gt;[raw.BC21];&quot;Blue&quot;;&quot;Green&quot;)))" office:value-type="float" office:value="0.489011396052867" calcext:value-type="float">
            <text:p>0.4890</text:p>
          </table:table-cell>
          <table:table-cell table:style-name="ce17" table:formula="of:=[raw.BD21]+ORG.OPENOFFICE.STYLE(IF([raw.K21]&lt;[raw.BE21];&quot;Red&quot;;IF([raw.K21]&gt;[raw.BF21];&quot;Blue&quot;;&quot;Green&quot;)))" office:value-type="float" office:value="0.881621499476409" calcext:value-type="float">
            <text:p>0.8816</text:p>
          </table:table-cell>
          <table:table-cell table:style-name="ce23" table:formula="of:=[raw.BG21]+ORG.OPENOFFICE.STYLE(IF([raw.K21]&lt;[raw.BH21];&quot;Red&quot;;IF([raw.K21]&gt;[raw.BI21];&quot;Blue&quot;;&quot;Green&quot;)))" office:value-type="float" office:value="0.785525658132516" calcext:value-type="float">
            <text:p>0.7855</text:p>
          </table:table-cell>
          <table:table-cell table:style-name="ce23" table:formula="of:=[raw.BJ21]+ORG.OPENOFFICE.STYLE(IF([raw.K21]&lt;[raw.BK21];&quot;Red&quot;;IF([raw.K21]&gt;[raw.BL21];&quot;Blue&quot;;&quot;Green&quot;)))" office:value-type="float" office:value="0.832376728626621" calcext:value-type="float">
            <text:p>0.8324</text:p>
          </table:table-cell>
          <table:table-cell table:style-name="ce23" table:formula="of:=[raw.BM21]+ORG.OPENOFFICE.STYLE(IF([raw.K21]&lt;[raw.BN21];&quot;Red&quot;;IF([raw.K21]&gt;[raw.BO21];&quot;Blue&quot;;&quot;Green&quot;)))" office:value-type="float" office:value="0.901372801001533" calcext:value-type="float">
            <text:p>0.9014</text:p>
          </table:table-cell>
          <table:table-cell table:style-name="ce23" table:formula="of:=[raw.BP21]+ORG.OPENOFFICE.STYLE(IF([raw.K21]&lt;[raw.BQ21];&quot;Red&quot;;IF([raw.K21]&gt;[raw.BR21];&quot;Blue&quot;;&quot;Green&quot;)))" office:value-type="float" office:value="0.756866607367785" calcext:value-type="float">
            <text:p>0.7569</text:p>
          </table:table-cell>
          <table:table-cell table:style-name="ce23" table:formula="of:=[raw.BS21]+ORG.OPENOFFICE.STYLE(IF([raw.K21]&lt;[raw.BT21];&quot;Red&quot;;IF([raw.K21]&gt;[raw.BU21];&quot;Blue&quot;;&quot;Green&quot;)))" office:value-type="float" office:value="0.764531834024032" calcext:value-type="float">
            <text:p>0.7645</text:p>
          </table:table-cell>
          <table:table-cell table:style-name="ce32" table:formula="of:=[raw.BV21]+ORG.OPENOFFICE.STYLE(IF([raw.K21]&lt;[raw.BW21];&quot;Red&quot;;IF([raw.K21]&gt;[raw.BX21];&quot;Blue&quot;;&quot;Green&quot;)))" office:value-type="float" office:value="0.757815981157474" calcext:value-type="float">
            <text:p>0.7578</text:p>
          </table:table-cell>
        </table:table-row>
        <table:table-row table:style-name="ro1" table:number-rows-repeated="104855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number-columns-repeated="2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_sign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BothSides_reviewer1_mean</text:p>
          </table:table-cell>
          <table:table-cell office:value-type="string" calcext:value-type="string">
            <text:p>BothSides_reviewer1_lower</text:p>
          </table:table-cell>
          <table:table-cell office:value-type="string" calcext:value-type="string">
            <text:p>BothSides_reviewer1_upper</text:p>
          </table:table-cell>
          <table:table-cell office:value-type="string" calcext:value-type="string">
            <text:p>BothSides_reviewer2_mean</text:p>
          </table:table-cell>
          <table:table-cell office:value-type="string" calcext:value-type="string">
            <text:p>BothSides_reviewer2_lower</text:p>
          </table:table-cell>
          <table:table-cell office:value-type="string" calcext:value-type="string">
            <text:p>BothSides_reviewer2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PosSide_reviewer1_mean</text:p>
          </table:table-cell>
          <table:table-cell office:value-type="string" calcext:value-type="string">
            <text:p>PosSide_reviewer1_lower</text:p>
          </table:table-cell>
          <table:table-cell office:value-type="string" calcext:value-type="string">
            <text:p>PosSide_reviewer1_upper</text:p>
          </table:table-cell>
          <table:table-cell office:value-type="string" calcext:value-type="string">
            <text:p>PosSide_reviewer2_mean</text:p>
          </table:table-cell>
          <table:table-cell office:value-type="string" calcext:value-type="string">
            <text:p>PosSide_reviewer2_lower</text:p>
          </table:table-cell>
          <table:table-cell office:value-type="string" calcext:value-type="string">
            <text:p>PosSide_reviewer2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NegSide_reviewer1_mean</text:p>
          </table:table-cell>
          <table:table-cell office:value-type="string" calcext:value-type="string">
            <text:p>NegSide_reviewer1_lower</text:p>
          </table:table-cell>
          <table:table-cell office:value-type="string" calcext:value-type="string">
            <text:p>NegSide_reviewer1_upper</text:p>
          </table:table-cell>
          <table:table-cell office:value-type="string" calcext:value-type="string">
            <text:p>NegSide_reviewer2_mean</text:p>
          </table:table-cell>
          <table:table-cell office:value-type="string" calcext:value-type="string">
            <text:p>NegSide_reviewer2_lower</text:p>
          </table:table-cell>
          <table:table-cell office:value-type="string" calcext:value-type="string">
            <text:p>NegSide_reviewer2_upper</text:p>
          </table:table-cell>
          <table:table-cell office:value-type="string" calcext:value-type="string">
            <text:p>elaps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_indep_null_pw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63" office:value-type="string" calcext:value-type="string">
            <text:p>NaN</text:p>
          </table:table-cell>
          <table:table-cell office:value-type="float" office:value="3.20363466666667" calcext:value-type="float">
            <text:p>3.20363466666667</text:p>
          </table:table-cell>
        </table:table-row>
        <table:table-row table:style-name="ro1">
          <table:table-cell office:value-type="string" calcext:value-type="string">
            <text:p>bh_indep_posonly_pw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5969" calcext:value-type="float">
            <text:p>0.775969</text:p>
          </table:table-cell>
          <table:table-cell office:value-type="float" office:value="0.774831837691185" calcext:value-type="float">
            <text:p>0.774831837691185</text:p>
          </table:table-cell>
          <table:table-cell office:value-type="float" office:value="0.777106162308814" calcext:value-type="float">
            <text:p>0.777106162308814</text:p>
          </table:table-cell>
          <table:table-cell office:value-type="float" office:value="0.667054999999999" calcext:value-type="float">
            <text:p>0.667054999999999</text:p>
          </table:table-cell>
          <table:table-cell office:value-type="float" office:value="0.665798080554308" calcext:value-type="float">
            <text:p>0.665798080554308</text:p>
          </table:table-cell>
          <table:table-cell office:value-type="float" office:value="0.668311919445691" calcext:value-type="float">
            <text:p>0.668311919445691</text:p>
          </table:table-cell>
          <table:table-cell office:value-type="float" office:value="0.667054999999999" calcext:value-type="float">
            <text:p>0.667054999999999</text:p>
          </table:table-cell>
          <table:table-cell office:value-type="float" office:value="0.665798080554308" calcext:value-type="float">
            <text:p>0.665798080554308</text:p>
          </table:table-cell>
          <table:table-cell office:value-type="float" office:value="0.668311919445691" calcext:value-type="float">
            <text:p>0.668311919445691</text:p>
          </table:table-cell>
          <table:table-cell office:value-type="float" office:value="0.735558" calcext:value-type="float">
            <text:p>0.735558</text:p>
          </table:table-cell>
          <table:table-cell office:value-type="float" office:value="0.734393644834946" calcext:value-type="float">
            <text:p>0.734393644834946</text:p>
          </table:table-cell>
          <table:table-cell office:value-type="float" office:value="0.736722355165054" calcext:value-type="float">
            <text:p>0.736722355165054</text:p>
          </table:table-cell>
          <table:table-cell office:value-type="float" office:value="0.651344999999999" calcext:value-type="float">
            <text:p>0.651344999999999</text:p>
          </table:table-cell>
          <table:table-cell office:value-type="float" office:value="0.650144961046124" calcext:value-type="float">
            <text:p>0.650144961046124</text:p>
          </table:table-cell>
          <table:table-cell office:value-type="float" office:value="0.652545038953875" calcext:value-type="float">
            <text:p>0.652545038953875</text:p>
          </table:table-cell>
          <table:table-cell office:value-type="float" office:value="0.61145" calcext:value-type="float">
            <text:p>0.61145</text:p>
          </table:table-cell>
          <table:table-cell office:value-type="float" office:value="0.610220817520172" calcext:value-type="float">
            <text:p>0.610220817520172</text:p>
          </table:table-cell>
          <table:table-cell office:value-type="float" office:value="0.612679182479829" calcext:value-type="float">
            <text:p>0.612679182479829</text:p>
          </table:table-cell>
          <table:table-cell office:value-type="float" office:value="0.650955" calcext:value-type="float">
            <text:p>0.650955</text:p>
          </table:table-cell>
          <table:table-cell office:value-type="float" office:value="0.649756527394402" calcext:value-type="float">
            <text:p>0.649756527394402</text:p>
          </table:table-cell>
          <table:table-cell office:value-type="float" office:value="0.652153472605597" calcext:value-type="float">
            <text:p>0.652153472605597</text:p>
          </table:table-cell>
          <table:table-cell office:value-type="float" office:value="0.776901009073608" calcext:value-type="float">
            <text:p>0.776901009073608</text:p>
          </table:table-cell>
          <table:table-cell office:value-type="float" office:value="0.775763388899089" calcext:value-type="float">
            <text:p>0.775763388899089</text:p>
          </table:table-cell>
          <table:table-cell office:value-type="float" office:value="0.778038629248126" calcext:value-type="float">
            <text:p>0.778038629248126</text:p>
          </table:table-cell>
          <table:table-cell office:value-type="float" office:value="0.655227859763741" calcext:value-type="float">
            <text:p>0.655227859763741</text:p>
          </table:table-cell>
          <table:table-cell office:value-type="float" office:value="0.654024834760899" calcext:value-type="float">
            <text:p>0.654024834760899</text:p>
          </table:table-cell>
          <table:table-cell office:value-type="float" office:value="0.656430884766583" calcext:value-type="float">
            <text:p>0.656430884766583</text:p>
          </table:table-cell>
          <table:table-cell office:value-type="float" office:value="0.655227859763741" calcext:value-type="float">
            <text:p>0.655227859763741</text:p>
          </table:table-cell>
          <table:table-cell office:value-type="float" office:value="0.654024834760899" calcext:value-type="float">
            <text:p>0.654024834760899</text:p>
          </table:table-cell>
          <table:table-cell office:value-type="float" office:value="0.656430884766583" calcext:value-type="float">
            <text:p>0.656430884766583</text:p>
          </table:table-cell>
          <table:table-cell office:value-type="float" office:value="0.736415463900503" calcext:value-type="float">
            <text:p>0.736415463900503</text:p>
          </table:table-cell>
          <table:table-cell office:value-type="float" office:value="0.735250135977522" calcext:value-type="float">
            <text:p>0.735250135977522</text:p>
          </table:table-cell>
          <table:table-cell office:value-type="float" office:value="0.737580791823483" calcext:value-type="float">
            <text:p>0.737580791823483</text:p>
          </table:table-cell>
          <table:table-cell office:value-type="float" office:value="0.776901009073608" calcext:value-type="float">
            <text:p>0.776901009073608</text:p>
          </table:table-cell>
          <table:table-cell office:value-type="float" office:value="0.775763388899089" calcext:value-type="float">
            <text:p>0.775763388899089</text:p>
          </table:table-cell>
          <table:table-cell office:value-type="float" office:value="0.778038629248126" calcext:value-type="float">
            <text:p>0.778038629248126</text:p>
          </table:table-cell>
          <table:table-cell office:value-type="float" office:value="0.612194487778028" calcext:value-type="float">
            <text:p>0.612194487778028</text:p>
          </table:table-cell>
          <table:table-cell office:value-type="float" office:value="0.610963483300584" calcext:value-type="float">
            <text:p>0.610963483300584</text:p>
          </table:table-cell>
          <table:table-cell office:value-type="float" office:value="0.613425492255471" calcext:value-type="float">
            <text:p>0.613425492255471</text:p>
          </table:table-cell>
          <table:table-cell office:value-type="float" office:value="0.651764363335392" calcext:value-type="float">
            <text:p>0.651764363335392</text:p>
          </table:table-cell>
          <table:table-cell office:value-type="float" office:value="0.650565174504751" calcext:value-type="float">
            <text:p>0.650565174504751</text:p>
          </table:table-cell>
          <table:table-cell office:value-type="float" office:value="0.652963552166032" calcext:value-type="float">
            <text:p>0.652963552166032</text:p>
          </table:table-cell>
          <table:table-cell table:number-columns-repeated="21" office:value-type="string" calcext:value-type="string">
            <text:p>NaN</text:p>
          </table:table-cell>
          <table:table-cell office:value-type="float" office:value="3.07945570833333" calcext:value-type="float">
            <text:p>3.07945570833333</text:p>
          </table:table-cell>
        </table:table-row>
        <table:table-row table:style-name="ro1">
          <table:table-cell office:value-type="string" calcext:value-type="string">
            <text:p>bh_indep_negonly_pw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6173" calcext:value-type="float">
            <text:p>0.776173</text:p>
          </table:table-cell>
          <table:table-cell office:value-type="float" office:value="0.775036741274533" calcext:value-type="float">
            <text:p>0.775036741274533</text:p>
          </table:table-cell>
          <table:table-cell office:value-type="float" office:value="0.777309258725467" calcext:value-type="float">
            <text:p>0.777309258725467</text:p>
          </table:table-cell>
          <table:table-cell office:value-type="float" office:value="0.667649" calcext:value-type="float">
            <text:p>0.667649</text:p>
          </table:table-cell>
          <table:table-cell office:value-type="float" office:value="0.666365901998692" calcext:value-type="float">
            <text:p>0.666365901998692</text:p>
          </table:table-cell>
          <table:table-cell office:value-type="float" office:value="0.668932098001307" calcext:value-type="float">
            <text:p>0.668932098001307</text:p>
          </table:table-cell>
          <table:table-cell office:value-type="float" office:value="0.667649" calcext:value-type="float">
            <text:p>0.667649</text:p>
          </table:table-cell>
          <table:table-cell office:value-type="float" office:value="0.666365901998692" calcext:value-type="float">
            <text:p>0.666365901998692</text:p>
          </table:table-cell>
          <table:table-cell office:value-type="float" office:value="0.668932098001307" calcext:value-type="float">
            <text:p>0.668932098001307</text:p>
          </table:table-cell>
          <table:table-cell office:value-type="float" office:value="0.735696" calcext:value-type="float">
            <text:p>0.735696</text:p>
          </table:table-cell>
          <table:table-cell office:value-type="float" office:value="0.734536537965598" calcext:value-type="float">
            <text:p>0.734536537965598</text:p>
          </table:table-cell>
          <table:table-cell office:value-type="float" office:value="0.736855462034401" calcext:value-type="float">
            <text:p>0.736855462034401</text:p>
          </table:table-cell>
          <table:table-cell office:value-type="float" office:value="0.651791" calcext:value-type="float">
            <text:p>0.651791</text:p>
          </table:table-cell>
          <table:table-cell office:value-type="float" office:value="0.650566296332037" calcext:value-type="float">
            <text:p>0.650566296332037</text:p>
          </table:table-cell>
          <table:table-cell office:value-type="float" office:value="0.653015703667962" calcext:value-type="float">
            <text:p>0.653015703667962</text:p>
          </table:table-cell>
          <table:table-cell office:value-type="float" office:value="0.612403" calcext:value-type="float">
            <text:p>0.612403</text:p>
          </table:table-cell>
          <table:table-cell office:value-type="float" office:value="0.611147069663744" calcext:value-type="float">
            <text:p>0.611147069663744</text:p>
          </table:table-cell>
          <table:table-cell office:value-type="float" office:value="0.613658930336256" calcext:value-type="float">
            <text:p>0.613658930336256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0.650196142937051" calcext:value-type="float">
            <text:p>0.650196142937051</text:p>
          </table:table-cell>
          <table:table-cell office:value-type="float" office:value="0.652643857062948" calcext:value-type="float">
            <text:p>0.652643857062948</text:p>
          </table:table-cell>
          <table:table-cell table:number-columns-repeated="21" office:value-type="string" calcext:value-type="string">
            <text:p>NaN</text:p>
          </table:table-cell>
          <table:table-cell office:value-type="float" office:value="0.777163659325784" calcext:value-type="float">
            <text:p>0.777163659325784</text:p>
          </table:table-cell>
          <table:table-cell office:value-type="float" office:value="0.77602991676162" calcext:value-type="float">
            <text:p>0.77602991676162</text:p>
          </table:table-cell>
          <table:table-cell office:value-type="float" office:value="0.778297401889948" calcext:value-type="float">
            <text:p>0.778297401889948</text:p>
          </table:table-cell>
          <table:table-cell office:value-type="float" office:value="0.655691354007793" calcext:value-type="float">
            <text:p>0.655691354007793</text:p>
          </table:table-cell>
          <table:table-cell office:value-type="float" office:value="0.654469854998861" calcext:value-type="float">
            <text:p>0.654469854998861</text:p>
          </table:table-cell>
          <table:table-cell office:value-type="float" office:value="0.656912853016724" calcext:value-type="float">
            <text:p>0.656912853016724</text:p>
          </table:table-cell>
          <table:table-cell office:value-type="float" office:value="0.655691354007793" calcext:value-type="float">
            <text:p>0.655691354007793</text:p>
          </table:table-cell>
          <table:table-cell office:value-type="float" office:value="0.654469854998861" calcext:value-type="float">
            <text:p>0.654469854998861</text:p>
          </table:table-cell>
          <table:table-cell office:value-type="float" office:value="0.656912853016724" calcext:value-type="float">
            <text:p>0.656912853016724</text:p>
          </table:table-cell>
          <table:table-cell office:value-type="float" office:value="0.736602443860325" calcext:value-type="float">
            <text:p>0.736602443860325</text:p>
          </table:table-cell>
          <table:table-cell office:value-type="float" office:value="0.735445139537939" calcext:value-type="float">
            <text:p>0.735445139537939</text:p>
          </table:table-cell>
          <table:table-cell office:value-type="float" office:value="0.73775974818271" calcext:value-type="float">
            <text:p>0.73775974818271</text:p>
          </table:table-cell>
          <table:table-cell office:value-type="float" office:value="0.652661109866374" calcext:value-type="float">
            <text:p>0.652661109866374</text:p>
          </table:table-cell>
          <table:table-cell office:value-type="float" office:value="0.651437548003632" calcext:value-type="float">
            <text:p>0.651437548003632</text:p>
          </table:table-cell>
          <table:table-cell office:value-type="float" office:value="0.653884671729116" calcext:value-type="float">
            <text:p>0.653884671729116</text:p>
          </table:table-cell>
          <table:table-cell office:value-type="float" office:value="0.613199843497056" calcext:value-type="float">
            <text:p>0.613199843497056</text:p>
          </table:table-cell>
          <table:table-cell office:value-type="float" office:value="0.611944035397769" calcext:value-type="float">
            <text:p>0.611944035397769</text:p>
          </table:table-cell>
          <table:table-cell office:value-type="float" office:value="0.614455651596343" calcext:value-type="float">
            <text:p>0.614455651596343</text:p>
          </table:table-cell>
          <table:table-cell office:value-type="float" office:value="0.652289588107074" calcext:value-type="float">
            <text:p>0.652289588107074</text:p>
          </table:table-cell>
          <table:table-cell office:value-type="float" office:value="0.651066872702352" calcext:value-type="float">
            <text:p>0.651066872702352</text:p>
          </table:table-cell>
          <table:table-cell office:value-type="float" office:value="0.653512303511795" calcext:value-type="float">
            <text:p>0.653512303511795</text:p>
          </table:table-cell>
          <table:table-cell office:value-type="float" office:value="3.06813345833333" calcext:value-type="float">
            <text:p>3.06813345833333</text:p>
          </table:table-cell>
        </table:table-row>
        <table:table-row table:style-name="ro1">
          <table:table-cell office:value-type="string" calcext:value-type="string">
            <text:p>bh_indep_balanced_pw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638795" calcext:value-type="float">
            <text:p>0.7638795</text:p>
          </table:table-cell>
          <table:table-cell office:value-type="float" office:value="0.763111079516719" calcext:value-type="float">
            <text:p>0.763111079516719</text:p>
          </table:table-cell>
          <table:table-cell office:value-type="float" office:value="0.76464792048328" calcext:value-type="float">
            <text:p>0.76464792048328</text:p>
          </table:table-cell>
          <table:table-cell office:value-type="float" office:value="0.763798499999999" calcext:value-type="float">
            <text:p>0.763798499999999</text:p>
          </table:table-cell>
          <table:table-cell office:value-type="float" office:value="0.763029730832351" calcext:value-type="float">
            <text:p>0.763029730832351</text:p>
          </table:table-cell>
          <table:table-cell office:value-type="float" office:value="0.764567269167648" calcext:value-type="float">
            <text:p>0.764567269167648</text:p>
          </table:table-cell>
          <table:table-cell office:value-type="float" office:value="0.763798499999999" calcext:value-type="float">
            <text:p>0.763798499999999</text:p>
          </table:table-cell>
          <table:table-cell office:value-type="float" office:value="0.763029730832351" calcext:value-type="float">
            <text:p>0.763029730832351</text:p>
          </table:table-cell>
          <table:table-cell office:value-type="float" office:value="0.764567269167648" calcext:value-type="float">
            <text:p>0.764567269167648</text:p>
          </table:table-cell>
          <table:table-cell office:value-type="float" office:value="0.763897" calcext:value-type="float">
            <text:p>0.763897</text:p>
          </table:table-cell>
          <table:table-cell office:value-type="float" office:value="0.763126714395194" calcext:value-type="float">
            <text:p>0.763126714395194</text:p>
          </table:table-cell>
          <table:table-cell office:value-type="float" office:value="0.764667285604806" calcext:value-type="float">
            <text:p>0.764667285604806</text:p>
          </table:table-cell>
          <table:table-cell office:value-type="float" office:value="0.646604" calcext:value-type="float">
            <text:p>0.646604</text:p>
          </table:table-cell>
          <table:table-cell office:value-type="float" office:value="0.645755648505671" calcext:value-type="float">
            <text:p>0.645755648505671</text:p>
          </table:table-cell>
          <table:table-cell office:value-type="float" office:value="0.647452351494328" calcext:value-type="float">
            <text:p>0.647452351494328</text:p>
          </table:table-cell>
          <table:table-cell office:value-type="float" office:value="0.646279999999999" calcext:value-type="float">
            <text:p>0.646279999999999</text:p>
          </table:table-cell>
          <table:table-cell office:value-type="float" office:value="0.645433866304173" calcext:value-type="float">
            <text:p>0.645433866304173</text:p>
          </table:table-cell>
          <table:table-cell office:value-type="float" office:value="0.647126133695826" calcext:value-type="float">
            <text:p>0.647126133695826</text:p>
          </table:table-cell>
          <table:table-cell office:value-type="float" office:value="0.646275999999999" calcext:value-type="float">
            <text:p>0.646275999999999</text:p>
          </table:table-cell>
          <table:table-cell office:value-type="float" office:value="0.645427815422414" calcext:value-type="float">
            <text:p>0.645427815422414</text:p>
          </table:table-cell>
          <table:table-cell office:value-type="float" office:value="0.647124184577585" calcext:value-type="float">
            <text:p>0.647124184577585</text:p>
          </table:table-cell>
          <table:table-cell office:value-type="float" office:value="0.764027422244703" calcext:value-type="float">
            <text:p>0.764027422244703</text:p>
          </table:table-cell>
          <table:table-cell office:value-type="float" office:value="0.762959336042111" calcext:value-type="float">
            <text:p>0.762959336042111</text:p>
          </table:table-cell>
          <table:table-cell office:value-type="float" office:value="0.765095508447295" calcext:value-type="float">
            <text:p>0.765095508447295</text:p>
          </table:table-cell>
          <table:table-cell office:value-type="float" office:value="0.764096893912147" calcext:value-type="float">
            <text:p>0.764096893912147</text:p>
          </table:table-cell>
          <table:table-cell office:value-type="float" office:value="0.763119876962514" calcext:value-type="float">
            <text:p>0.763119876962514</text:p>
          </table:table-cell>
          <table:table-cell office:value-type="float" office:value="0.765073910861781" calcext:value-type="float">
            <text:p>0.765073910861781</text:p>
          </table:table-cell>
          <table:table-cell office:value-type="float" office:value="0.764096893912147" calcext:value-type="float">
            <text:p>0.764096893912147</text:p>
          </table:table-cell>
          <table:table-cell office:value-type="float" office:value="0.763119876962514" calcext:value-type="float">
            <text:p>0.763119876962514</text:p>
          </table:table-cell>
          <table:table-cell office:value-type="float" office:value="0.765073910861781" calcext:value-type="float">
            <text:p>0.765073910861781</text:p>
          </table:table-cell>
          <table:table-cell office:value-type="float" office:value="0.764237932253495" calcext:value-type="float">
            <text:p>0.764237932253495</text:p>
          </table:table-cell>
          <table:table-cell office:value-type="float" office:value="0.763163957219111" calcext:value-type="float">
            <text:p>0.763163957219111</text:p>
          </table:table-cell>
          <table:table-cell office:value-type="float" office:value="0.765311907287879" calcext:value-type="float">
            <text:p>0.765311907287879</text:p>
          </table:table-cell>
          <table:table-cell office:value-type="float" office:value="0.764027422244703" calcext:value-type="float">
            <text:p>0.764027422244703</text:p>
          </table:table-cell>
          <table:table-cell office:value-type="float" office:value="0.762959336042111" calcext:value-type="float">
            <text:p>0.762959336042111</text:p>
          </table:table-cell>
          <table:table-cell office:value-type="float" office:value="0.765095508447295" calcext:value-type="float">
            <text:p>0.765095508447295</text:p>
          </table:table-cell>
          <table:table-cell office:value-type="float" office:value="0.646564414035045" calcext:value-type="float">
            <text:p>0.646564414035045</text:p>
          </table:table-cell>
          <table:table-cell office:value-type="float" office:value="0.645389768878892" calcext:value-type="float">
            <text:p>0.645389768878892</text:p>
          </table:table-cell>
          <table:table-cell office:value-type="float" office:value="0.647739059191198" calcext:value-type="float">
            <text:p>0.647739059191198</text:p>
          </table:table-cell>
          <table:table-cell office:value-type="float" office:value="0.646445148999632" calcext:value-type="float">
            <text:p>0.646445148999632</text:p>
          </table:table-cell>
          <table:table-cell office:value-type="float" office:value="0.64527518708944" calcext:value-type="float">
            <text:p>0.64527518708944</text:p>
          </table:table-cell>
          <table:table-cell office:value-type="float" office:value="0.647615110909824" calcext:value-type="float">
            <text:p>0.647615110909824</text:p>
          </table:table-cell>
          <table:table-cell office:value-type="float" office:value="0.765822220174099" calcext:value-type="float">
            <text:p>0.765822220174099</text:p>
          </table:table-cell>
          <table:table-cell office:value-type="float" office:value="0.764725137527778" calcext:value-type="float">
            <text:p>0.764725137527778</text:p>
          </table:table-cell>
          <table:table-cell office:value-type="float" office:value="0.76691930282042" calcext:value-type="float">
            <text:p>0.76691930282042</text:p>
          </table:table-cell>
          <table:table-cell office:value-type="float" office:value="0.765591097775867" calcext:value-type="float">
            <text:p>0.765591097775867</text:p>
          </table:table-cell>
          <table:table-cell office:value-type="float" office:value="0.764584979953499" calcext:value-type="float">
            <text:p>0.764584979953499</text:p>
          </table:table-cell>
          <table:table-cell office:value-type="float" office:value="0.766597215598234" calcext:value-type="float">
            <text:p>0.766597215598234</text:p>
          </table:table-cell>
          <table:table-cell office:value-type="float" office:value="0.765591097775867" calcext:value-type="float">
            <text:p>0.765591097775867</text:p>
          </table:table-cell>
          <table:table-cell office:value-type="float" office:value="0.764584979953499" calcext:value-type="float">
            <text:p>0.764584979953499</text:p>
          </table:table-cell>
          <table:table-cell office:value-type="float" office:value="0.766597215598234" calcext:value-type="float">
            <text:p>0.766597215598234</text:p>
          </table:table-cell>
          <table:table-cell office:value-type="float" office:value="0.765647489673155" calcext:value-type="float">
            <text:p>0.765647489673155</text:p>
          </table:table-cell>
          <table:table-cell office:value-type="float" office:value="0.764549884571399" calcext:value-type="float">
            <text:p>0.764549884571399</text:p>
          </table:table-cell>
          <table:table-cell office:value-type="float" office:value="0.766745094774912" calcext:value-type="float">
            <text:p>0.766745094774912</text:p>
          </table:table-cell>
          <table:table-cell office:value-type="float" office:value="0.648205851239054" calcext:value-type="float">
            <text:p>0.648205851239054</text:p>
          </table:table-cell>
          <table:table-cell office:value-type="float" office:value="0.646983698686079" calcext:value-type="float">
            <text:p>0.646983698686079</text:p>
          </table:table-cell>
          <table:table-cell office:value-type="float" office:value="0.64942800379203" calcext:value-type="float">
            <text:p>0.64942800379203</text:p>
          </table:table-cell>
          <table:table-cell office:value-type="float" office:value="0.647765582597451" calcext:value-type="float">
            <text:p>0.647765582597451</text:p>
          </table:table-cell>
          <table:table-cell office:value-type="float" office:value="0.6465417747334" calcext:value-type="float">
            <text:p>0.6465417747334</text:p>
          </table:table-cell>
          <table:table-cell office:value-type="float" office:value="0.648989390461501" calcext:value-type="float">
            <text:p>0.648989390461501</text:p>
          </table:table-cell>
          <table:table-cell office:value-type="float" office:value="0.647876357438067" calcext:value-type="float">
            <text:p>0.647876357438067</text:p>
          </table:table-cell>
          <table:table-cell office:value-type="float" office:value="0.646655069775727" calcext:value-type="float">
            <text:p>0.646655069775727</text:p>
          </table:table-cell>
          <table:table-cell office:value-type="float" office:value="0.649097645100407" calcext:value-type="float">
            <text:p>0.649097645100407</text:p>
          </table:table-cell>
          <table:table-cell office:value-type="float" office:value="3.05973079166667" calcext:value-type="float">
            <text:p>3.05973079166667</text:p>
          </table:table-cell>
        </table:table-row>
        <table:table-row table:style-name="ro1">
          <table:table-cell office:value-type="string" calcext:value-type="string">
            <text:p>bh_indep_unbalanced_pwr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872715" calcext:value-type="float">
            <text:p>0.7872715</text:p>
          </table:table-cell>
          <table:table-cell office:value-type="float" office:value="0.786540082707627" calcext:value-type="float">
            <text:p>0.786540082707627</text:p>
          </table:table-cell>
          <table:table-cell office:value-type="float" office:value="0.788002917292373" calcext:value-type="float">
            <text:p>0.788002917292373</text:p>
          </table:table-cell>
          <table:table-cell office:value-type="float" office:value="0.7638015" calcext:value-type="float">
            <text:p>0.7638015</text:p>
          </table:table-cell>
          <table:table-cell office:value-type="float" office:value="0.763030572623448" calcext:value-type="float">
            <text:p>0.763030572623448</text:p>
          </table:table-cell>
          <table:table-cell office:value-type="float" office:value="0.764572427376551" calcext:value-type="float">
            <text:p>0.764572427376551</text:p>
          </table:table-cell>
          <table:table-cell office:value-type="float" office:value="0.7638015" calcext:value-type="float">
            <text:p>0.7638015</text:p>
          </table:table-cell>
          <table:table-cell office:value-type="float" office:value="0.763030572623448" calcext:value-type="float">
            <text:p>0.763030572623448</text:p>
          </table:table-cell>
          <table:table-cell office:value-type="float" office:value="0.764572427376551" calcext:value-type="float">
            <text:p>0.764572427376551</text:p>
          </table:table-cell>
          <table:table-cell office:value-type="float" office:value="0.7675765" calcext:value-type="float">
            <text:p>0.7675765</text:p>
          </table:table-cell>
          <table:table-cell office:value-type="float" office:value="0.766822758088356" calcext:value-type="float">
            <text:p>0.766822758088356</text:p>
          </table:table-cell>
          <table:table-cell office:value-type="float" office:value="0.768330241911643" calcext:value-type="float">
            <text:p>0.768330241911643</text:p>
          </table:table-cell>
          <table:table-cell office:value-type="float" office:value="0.6752305" calcext:value-type="float">
            <text:p>0.6752305</text:p>
          </table:table-cell>
          <table:table-cell office:value-type="float" office:value="0.674419737395396" calcext:value-type="float">
            <text:p>0.674419737395396</text:p>
          </table:table-cell>
          <table:table-cell office:value-type="float" office:value="0.676041262604603" calcext:value-type="float">
            <text:p>0.676041262604603</text:p>
          </table:table-cell>
          <table:table-cell office:value-type="float" office:value="0.652697499999999" calcext:value-type="float">
            <text:p>0.652697499999999</text:p>
          </table:table-cell>
          <table:table-cell office:value-type="float" office:value="0.651861693306045" calcext:value-type="float">
            <text:p>0.651861693306045</text:p>
          </table:table-cell>
          <table:table-cell office:value-type="float" office:value="0.653533306693954" calcext:value-type="float">
            <text:p>0.653533306693954</text:p>
          </table:table-cell>
          <table:table-cell office:value-type="float" office:value="0.6747775" calcext:value-type="float">
            <text:p>0.6747775</text:p>
          </table:table-cell>
          <table:table-cell office:value-type="float" office:value="0.673965895662752" calcext:value-type="float">
            <text:p>0.673965895662752</text:p>
          </table:table-cell>
          <table:table-cell office:value-type="float" office:value="0.675589104337247" calcext:value-type="float">
            <text:p>0.675589104337247</text:p>
          </table:table-cell>
          <table:table-cell office:value-type="float" office:value="0.620292473792848" calcext:value-type="float">
            <text:p>0.620292473792848</text:p>
          </table:table-cell>
          <table:table-cell office:value-type="float" office:value="0.618257549392306" calcext:value-type="float">
            <text:p>0.618257549392306</text:p>
          </table:table-cell>
          <table:table-cell office:value-type="float" office:value="0.622327398193389" calcext:value-type="float">
            <text:p>0.622327398193389</text:p>
          </table:table-cell>
          <table:table-cell office:value-type="float" office:value="0.793590199194326" calcext:value-type="float">
            <text:p>0.793590199194326</text:p>
          </table:table-cell>
          <table:table-cell office:value-type="float" office:value="0.792004681827876" calcext:value-type="float">
            <text:p>0.792004681827876</text:p>
          </table:table-cell>
          <table:table-cell office:value-type="float" office:value="0.795175716560776" calcext:value-type="float">
            <text:p>0.795175716560776</text:p>
          </table:table-cell>
          <table:table-cell office:value-type="float" office:value="0.793590199194326" calcext:value-type="float">
            <text:p>0.793590199194326</text:p>
          </table:table-cell>
          <table:table-cell office:value-type="float" office:value="0.792004681827876" calcext:value-type="float">
            <text:p>0.792004681827876</text:p>
          </table:table-cell>
          <table:table-cell office:value-type="float" office:value="0.795175716560776" calcext:value-type="float">
            <text:p>0.795175716560776</text:p>
          </table:table-cell>
          <table:table-cell office:value-type="float" office:value="0.687128857971728" calcext:value-type="float">
            <text:p>0.687128857971728</text:p>
          </table:table-cell>
          <table:table-cell office:value-type="float" office:value="0.685171576918727" calcext:value-type="float">
            <text:p>0.685171576918727</text:p>
          </table:table-cell>
          <table:table-cell office:value-type="float" office:value="0.689086139024728" calcext:value-type="float">
            <text:p>0.689086139024728</text:p>
          </table:table-cell>
          <table:table-cell office:value-type="float" office:value="0.620292473792848" calcext:value-type="float">
            <text:p>0.620292473792848</text:p>
          </table:table-cell>
          <table:table-cell office:value-type="float" office:value="0.618257549392306" calcext:value-type="float">
            <text:p>0.618257549392306</text:p>
          </table:table-cell>
          <table:table-cell office:value-type="float" office:value="0.622327398193389" calcext:value-type="float">
            <text:p>0.622327398193389</text:p>
          </table:table-cell>
          <table:table-cell office:value-type="float" office:value="0.559071801779883" calcext:value-type="float">
            <text:p>0.559071801779883</text:p>
          </table:table-cell>
          <table:table-cell office:value-type="float" office:value="0.556994751998948" calcext:value-type="float">
            <text:p>0.556994751998948</text:p>
          </table:table-cell>
          <table:table-cell office:value-type="float" office:value="0.561148851560819" calcext:value-type="float">
            <text:p>0.561148851560819</text:p>
          </table:table-cell>
          <table:table-cell office:value-type="float" office:value="0.497412541743352" calcext:value-type="float">
            <text:p>0.497412541743352</text:p>
          </table:table-cell>
          <table:table-cell office:value-type="float" office:value="0.495298620185212" calcext:value-type="float">
            <text:p>0.495298620185212</text:p>
          </table:table-cell>
          <table:table-cell office:value-type="float" office:value="0.499526463301492" calcext:value-type="float">
            <text:p>0.499526463301492</text:p>
          </table:table-cell>
          <table:table-cell office:value-type="float" office:value="0.830373844596136" calcext:value-type="float">
            <text:p>0.830373844596136</text:p>
          </table:table-cell>
          <table:table-cell office:value-type="float" office:value="0.829606099209037" calcext:value-type="float">
            <text:p>0.829606099209037</text:p>
          </table:table-cell>
          <table:table-cell office:value-type="float" office:value="0.831141589983234" calcext:value-type="float">
            <text:p>0.831141589983234</text:p>
          </table:table-cell>
          <table:table-cell office:value-type="float" office:value="0.757668860845046" calcext:value-type="float">
            <text:p>0.757668860845046</text:p>
          </table:table-cell>
          <table:table-cell office:value-type="float" office:value="0.75685560781974" calcext:value-type="float">
            <text:p>0.75685560781974</text:p>
          </table:table-cell>
          <table:table-cell office:value-type="float" office:value="0.758482113870353" calcext:value-type="float">
            <text:p>0.758482113870353</text:p>
          </table:table-cell>
          <table:table-cell office:value-type="float" office:value="0.757668860845046" calcext:value-type="float">
            <text:p>0.757668860845046</text:p>
          </table:table-cell>
          <table:table-cell office:value-type="float" office:value="0.75685560781974" calcext:value-type="float">
            <text:p>0.75685560781974</text:p>
          </table:table-cell>
          <table:table-cell office:value-type="float" office:value="0.758482113870353" calcext:value-type="float">
            <text:p>0.758482113870353</text:p>
          </table:table-cell>
          <table:table-cell office:value-type="float" office:value="0.789010761814931" calcext:value-type="float">
            <text:p>0.789010761814931</text:p>
          </table:table-cell>
          <table:table-cell office:value-type="float" office:value="0.788201770516129" calcext:value-type="float">
            <text:p>0.788201770516129</text:p>
          </table:table-cell>
          <table:table-cell office:value-type="float" office:value="0.789819753113734" calcext:value-type="float">
            <text:p>0.789819753113734</text:p>
          </table:table-cell>
          <table:table-cell office:value-type="float" office:value="0.720823461524914" calcext:value-type="float">
            <text:p>0.720823461524914</text:p>
          </table:table-cell>
          <table:table-cell office:value-type="float" office:value="0.719946238454519" calcext:value-type="float">
            <text:p>0.719946238454519</text:p>
          </table:table-cell>
          <table:table-cell office:value-type="float" office:value="0.721700684595309" calcext:value-type="float">
            <text:p>0.721700684595309</text:p>
          </table:table-cell>
          <table:table-cell office:value-type="float" office:value="0.677228114186655" calcext:value-type="float">
            <text:p>0.677228114186655</text:p>
          </table:table-cell>
          <table:table-cell office:value-type="float" office:value="0.676309154351833" calcext:value-type="float">
            <text:p>0.676309154351833</text:p>
          </table:table-cell>
          <table:table-cell office:value-type="float" office:value="0.678147074021477" calcext:value-type="float">
            <text:p>0.678147074021477</text:p>
          </table:table-cell>
          <table:table-cell office:value-type="float" office:value="0.72028210481877" calcext:value-type="float">
            <text:p>0.72028210481877</text:p>
          </table:table-cell>
          <table:table-cell office:value-type="float" office:value="0.719403981493595" calcext:value-type="float">
            <text:p>0.719403981493595</text:p>
          </table:table-cell>
          <table:table-cell office:value-type="float" office:value="0.721160228143945" calcext:value-type="float">
            <text:p>0.721160228143945</text:p>
          </table:table-cell>
          <table:table-cell office:value-type="float" office:value="3.05528391666667" calcext:value-type="float">
            <text:p>3.05528391666667</text:p>
          </table:table-cell>
        </table:table-row>
        <table:table-row table:style-name="ro1">
          <table:table-cell office:value-type="string" calcext:value-type="string">
            <text:p>bh_posdep_null_pw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63" office:value-type="string" calcext:value-type="string">
            <text:p>NaN</text:p>
          </table:table-cell>
          <table:table-cell office:value-type="float" office:value="3.11664420833333" calcext:value-type="float">
            <text:p>3.11664420833333</text:p>
          </table:table-cell>
        </table:table-row>
        <table:table-row table:style-name="ro1">
          <table:table-cell office:value-type="string" calcext:value-type="string">
            <text:p>bh_posdep_posonly_pwr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5919" calcext:value-type="float">
            <text:p>0.75919</text:p>
          </table:table-cell>
          <table:table-cell office:value-type="float" office:value="0.747584840286073" calcext:value-type="float">
            <text:p>0.747584840286073</text:p>
          </table:table-cell>
          <table:table-cell office:value-type="float" office:value="0.770795159713928" calcext:value-type="float">
            <text:p>0.770795159713928</text:p>
          </table:table-cell>
          <table:table-cell office:value-type="float" office:value="0.637313" calcext:value-type="float">
            <text:p>0.637313</text:p>
          </table:table-cell>
          <table:table-cell office:value-type="float" office:value="0.625851549344117" calcext:value-type="float">
            <text:p>0.625851549344117</text:p>
          </table:table-cell>
          <table:table-cell office:value-type="float" office:value="0.648774450655883" calcext:value-type="float">
            <text:p>0.648774450655883</text:p>
          </table:table-cell>
          <table:table-cell office:value-type="float" office:value="0.637313" calcext:value-type="float">
            <text:p>0.637313</text:p>
          </table:table-cell>
          <table:table-cell office:value-type="float" office:value="0.625851549344117" calcext:value-type="float">
            <text:p>0.625851549344117</text:p>
          </table:table-cell>
          <table:table-cell office:value-type="float" office:value="0.648774450655883" calcext:value-type="float">
            <text:p>0.648774450655883</text:p>
          </table:table-cell>
          <table:table-cell office:value-type="float" office:value="0.727973" calcext:value-type="float">
            <text:p>0.727973</text:p>
          </table:table-cell>
          <table:table-cell office:value-type="float" office:value="0.718569225418725" calcext:value-type="float">
            <text:p>0.718569225418725</text:p>
          </table:table-cell>
          <table:table-cell office:value-type="float" office:value="0.737376774581276" calcext:value-type="float">
            <text:p>0.737376774581276</text:p>
          </table:table-cell>
          <table:table-cell office:value-type="float" office:value="0.629527" calcext:value-type="float">
            <text:p>0.629527</text:p>
          </table:table-cell>
          <table:table-cell office:value-type="float" office:value="0.617713475478519" calcext:value-type="float">
            <text:p>0.617713475478519</text:p>
          </table:table-cell>
          <table:table-cell office:value-type="float" office:value="0.641340524521481" calcext:value-type="float">
            <text:p>0.641340524521481</text:p>
          </table:table-cell>
          <table:table-cell office:value-type="float" office:value="0.59896" calcext:value-type="float">
            <text:p>0.59896</text:p>
          </table:table-cell>
          <table:table-cell office:value-type="float" office:value="0.588806126901766" calcext:value-type="float">
            <text:p>0.588806126901766</text:p>
          </table:table-cell>
          <table:table-cell office:value-type="float" office:value="0.609113873098235" calcext:value-type="float">
            <text:p>0.609113873098235</text:p>
          </table:table-cell>
          <table:table-cell office:value-type="float" office:value="0.629189" calcext:value-type="float">
            <text:p>0.629189</text:p>
          </table:table-cell>
          <table:table-cell office:value-type="float" office:value="0.617380941921722" calcext:value-type="float">
            <text:p>0.617380941921722</text:p>
          </table:table-cell>
          <table:table-cell office:value-type="float" office:value="0.640997058078278" calcext:value-type="float">
            <text:p>0.640997058078278</text:p>
          </table:table-cell>
          <table:table-cell office:value-type="float" office:value="0.75901406095422" calcext:value-type="float">
            <text:p>0.75901406095422</text:p>
          </table:table-cell>
          <table:table-cell office:value-type="float" office:value="0.747361982020646" calcext:value-type="float">
            <text:p>0.747361982020646</text:p>
          </table:table-cell>
          <table:table-cell office:value-type="float" office:value="0.770666139887794" calcext:value-type="float">
            <text:p>0.770666139887794</text:p>
          </table:table-cell>
          <table:table-cell office:value-type="float" office:value="0.632442835391622" calcext:value-type="float">
            <text:p>0.632442835391622</text:p>
          </table:table-cell>
          <table:table-cell office:value-type="float" office:value="0.6208018281472" calcext:value-type="float">
            <text:p>0.6208018281472</text:p>
          </table:table-cell>
          <table:table-cell office:value-type="float" office:value="0.644083842636044" calcext:value-type="float">
            <text:p>0.644083842636044</text:p>
          </table:table-cell>
          <table:table-cell office:value-type="float" office:value="0.632442835391622" calcext:value-type="float">
            <text:p>0.632442835391622</text:p>
          </table:table-cell>
          <table:table-cell office:value-type="float" office:value="0.6208018281472" calcext:value-type="float">
            <text:p>0.6208018281472</text:p>
          </table:table-cell>
          <table:table-cell office:value-type="float" office:value="0.644083842636044" calcext:value-type="float">
            <text:p>0.644083842636044</text:p>
          </table:table-cell>
          <table:table-cell office:value-type="float" office:value="0.728207744070567" calcext:value-type="float">
            <text:p>0.728207744070567</text:p>
          </table:table-cell>
          <table:table-cell office:value-type="float" office:value="0.718798476911076" calcext:value-type="float">
            <text:p>0.718798476911076</text:p>
          </table:table-cell>
          <table:table-cell office:value-type="float" office:value="0.737617011230058" calcext:value-type="float">
            <text:p>0.737617011230058</text:p>
          </table:table-cell>
          <table:table-cell office:value-type="float" office:value="0.75901406095422" calcext:value-type="float">
            <text:p>0.75901406095422</text:p>
          </table:table-cell>
          <table:table-cell office:value-type="float" office:value="0.747361982020646" calcext:value-type="float">
            <text:p>0.747361982020646</text:p>
          </table:table-cell>
          <table:table-cell office:value-type="float" office:value="0.770666139887794" calcext:value-type="float">
            <text:p>0.770666139887794</text:p>
          </table:table-cell>
          <table:table-cell office:value-type="float" office:value="0.599203168387198" calcext:value-type="float">
            <text:p>0.599203168387198</text:p>
          </table:table-cell>
          <table:table-cell office:value-type="float" office:value="0.589056105370586" calcext:value-type="float">
            <text:p>0.589056105370586</text:p>
          </table:table-cell>
          <table:table-cell office:value-type="float" office:value="0.60935023140381" calcext:value-type="float">
            <text:p>0.60935023140381</text:p>
          </table:table-cell>
          <table:table-cell office:value-type="float" office:value="0.629339074705825" calcext:value-type="float">
            <text:p>0.629339074705825</text:p>
          </table:table-cell>
          <table:table-cell office:value-type="float" office:value="0.617529405370599" calcext:value-type="float">
            <text:p>0.617529405370599</text:p>
          </table:table-cell>
          <table:table-cell office:value-type="float" office:value="0.64114874404105" calcext:value-type="float">
            <text:p>0.64114874404105</text:p>
          </table:table-cell>
          <table:table-cell table:number-columns-repeated="21" office:value-type="string" calcext:value-type="string">
            <text:p>NaN</text:p>
          </table:table-cell>
          <table:table-cell office:value-type="float" office:value="3.00953558333333" calcext:value-type="float">
            <text:p>3.00953558333333</text:p>
          </table:table-cell>
        </table:table-row>
        <table:table-row table:style-name="ro1">
          <table:table-cell office:value-type="string" calcext:value-type="string">
            <text:p>bh_posdep_negonly_pw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3506" calcext:value-type="float">
            <text:p>0.773506</text:p>
          </table:table-cell>
          <table:table-cell office:value-type="float" office:value="0.761560929804447" calcext:value-type="float">
            <text:p>0.761560929804447</text:p>
          </table:table-cell>
          <table:table-cell office:value-type="float" office:value="0.785451070195552" calcext:value-type="float">
            <text:p>0.785451070195552</text:p>
          </table:table-cell>
          <table:table-cell office:value-type="float" office:value="0.65162" calcext:value-type="float">
            <text:p>0.65162</text:p>
          </table:table-cell>
          <table:table-cell office:value-type="float" office:value="0.639956922274186" calcext:value-type="float">
            <text:p>0.639956922274186</text:p>
          </table:table-cell>
          <table:table-cell office:value-type="float" office:value="0.663283077725814" calcext:value-type="float">
            <text:p>0.663283077725814</text:p>
          </table:table-cell>
          <table:table-cell office:value-type="float" office:value="0.65162" calcext:value-type="float">
            <text:p>0.65162</text:p>
          </table:table-cell>
          <table:table-cell office:value-type="float" office:value="0.639956922274186" calcext:value-type="float">
            <text:p>0.639956922274186</text:p>
          </table:table-cell>
          <table:table-cell office:value-type="float" office:value="0.663283077725814" calcext:value-type="float">
            <text:p>0.663283077725814</text:p>
          </table:table-cell>
          <table:table-cell office:value-type="float" office:value="0.739635" calcext:value-type="float">
            <text:p>0.739635</text:p>
          </table:table-cell>
          <table:table-cell office:value-type="float" office:value="0.72994162954031" calcext:value-type="float">
            <text:p>0.72994162954031</text:p>
          </table:table-cell>
          <table:table-cell office:value-type="float" office:value="0.749328370459691" calcext:value-type="float">
            <text:p>0.749328370459691</text:p>
          </table:table-cell>
          <table:table-cell office:value-type="float" office:value="0.64422" calcext:value-type="float">
            <text:p>0.64422</text:p>
          </table:table-cell>
          <table:table-cell office:value-type="float" office:value="0.632209397663702" calcext:value-type="float">
            <text:p>0.632209397663702</text:p>
          </table:table-cell>
          <table:table-cell office:value-type="float" office:value="0.656230602336298" calcext:value-type="float">
            <text:p>0.656230602336298</text:p>
          </table:table-cell>
          <table:table-cell office:value-type="float" office:value="0.610969" calcext:value-type="float">
            <text:p>0.610969</text:p>
          </table:table-cell>
          <table:table-cell office:value-type="float" office:value="0.600636662318981" calcext:value-type="float">
            <text:p>0.600636662318981</text:p>
          </table:table-cell>
          <table:table-cell office:value-type="float" office:value="0.621301337681019" calcext:value-type="float">
            <text:p>0.621301337681019</text:p>
          </table:table-cell>
          <table:table-cell office:value-type="float" office:value="0.643882" calcext:value-type="float">
            <text:p>0.643882</text:p>
          </table:table-cell>
          <table:table-cell office:value-type="float" office:value="0.631878231067797" calcext:value-type="float">
            <text:p>0.631878231067797</text:p>
          </table:table-cell>
          <table:table-cell office:value-type="float" office:value="0.655885768932204" calcext:value-type="float">
            <text:p>0.655885768932204</text:p>
          </table:table-cell>
          <table:table-cell table:number-columns-repeated="21" office:value-type="string" calcext:value-type="string">
            <text:p>NaN</text:p>
          </table:table-cell>
          <table:table-cell office:value-type="float" office:value="0.773139014782832" calcext:value-type="float">
            <text:p>0.773139014782832</text:p>
          </table:table-cell>
          <table:table-cell office:value-type="float" office:value="0.761139626868475" calcext:value-type="float">
            <text:p>0.761139626868475</text:p>
          </table:table-cell>
          <table:table-cell office:value-type="float" office:value="0.78513840269719" calcext:value-type="float">
            <text:p>0.78513840269719</text:p>
          </table:table-cell>
          <table:table-cell office:value-type="float" office:value="0.646907177603506" calcext:value-type="float">
            <text:p>0.646907177603506</text:p>
          </table:table-cell>
          <table:table-cell office:value-type="float" office:value="0.635062874515698" calcext:value-type="float">
            <text:p>0.635062874515698</text:p>
          </table:table-cell>
          <table:table-cell office:value-type="float" office:value="0.658751480691315" calcext:value-type="float">
            <text:p>0.658751480691315</text:p>
          </table:table-cell>
          <table:table-cell office:value-type="float" office:value="0.646907177603506" calcext:value-type="float">
            <text:p>0.646907177603506</text:p>
          </table:table-cell>
          <table:table-cell office:value-type="float" office:value="0.635062874515698" calcext:value-type="float">
            <text:p>0.635062874515698</text:p>
          </table:table-cell>
          <table:table-cell office:value-type="float" office:value="0.658751480691315" calcext:value-type="float">
            <text:p>0.658751480691315</text:p>
          </table:table-cell>
          <table:table-cell office:value-type="float" office:value="0.73980406879579" calcext:value-type="float">
            <text:p>0.73980406879579</text:p>
          </table:table-cell>
          <table:table-cell office:value-type="float" office:value="0.730101944289132" calcext:value-type="float">
            <text:p>0.730101944289132</text:p>
          </table:table-cell>
          <table:table-cell office:value-type="float" office:value="0.749506193302448" calcext:value-type="float">
            <text:p>0.749506193302448</text:p>
          </table:table-cell>
          <table:table-cell office:value-type="float" office:value="0.644320642470974" calcext:value-type="float">
            <text:p>0.644320642470974</text:p>
          </table:table-cell>
          <table:table-cell office:value-type="float" office:value="0.632305719148469" calcext:value-type="float">
            <text:p>0.632305719148469</text:p>
          </table:table-cell>
          <table:table-cell office:value-type="float" office:value="0.656335565793479" calcext:value-type="float">
            <text:p>0.656335565793479</text:p>
          </table:table-cell>
          <table:table-cell office:value-type="float" office:value="0.611184004332475" calcext:value-type="float">
            <text:p>0.611184004332475</text:p>
          </table:table-cell>
          <table:table-cell office:value-type="float" office:value="0.600857557734416" calcext:value-type="float">
            <text:p>0.600857557734416</text:p>
          </table:table-cell>
          <table:table-cell office:value-type="float" office:value="0.621510450930534" calcext:value-type="float">
            <text:p>0.621510450930534</text:p>
          </table:table-cell>
          <table:table-cell office:value-type="float" office:value="0.643982491839078" calcext:value-type="float">
            <text:p>0.643982491839078</text:p>
          </table:table-cell>
          <table:table-cell office:value-type="float" office:value="0.631974399672193" calcext:value-type="float">
            <text:p>0.631974399672193</text:p>
          </table:table-cell>
          <table:table-cell office:value-type="float" office:value="0.655990584005962" calcext:value-type="float">
            <text:p>0.655990584005962</text:p>
          </table:table-cell>
          <table:table-cell office:value-type="float" office:value="3.01180916666667" calcext:value-type="float">
            <text:p>3.01180916666667</text:p>
          </table:table-cell>
        </table:table-row>
        <table:table-row table:style-name="ro1">
          <table:table-cell office:value-type="string" calcext:value-type="string">
            <text:p>bh_posdep_balanced_pw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48587" calcext:value-type="float">
            <text:p>0.748587</text:p>
          </table:table-cell>
          <table:table-cell office:value-type="float" office:value="0.746626272165148" calcext:value-type="float">
            <text:p>0.746626272165148</text:p>
          </table:table-cell>
          <table:table-cell office:value-type="float" office:value="0.750547727834851" calcext:value-type="float">
            <text:p>0.750547727834851</text:p>
          </table:table-cell>
          <table:table-cell office:value-type="float" office:value="0.764275999999999" calcext:value-type="float">
            <text:p>0.764275999999999</text:p>
          </table:table-cell>
          <table:table-cell office:value-type="float" office:value="0.762993316159651" calcext:value-type="float">
            <text:p>0.762993316159651</text:p>
          </table:table-cell>
          <table:table-cell office:value-type="float" office:value="0.765558683840348" calcext:value-type="float">
            <text:p>0.765558683840348</text:p>
          </table:table-cell>
          <table:table-cell office:value-type="float" office:value="0.764275999999999" calcext:value-type="float">
            <text:p>0.764275999999999</text:p>
          </table:table-cell>
          <table:table-cell office:value-type="float" office:value="0.762993316159651" calcext:value-type="float">
            <text:p>0.762993316159651</text:p>
          </table:table-cell>
          <table:table-cell office:value-type="float" office:value="0.765558683840348" calcext:value-type="float">
            <text:p>0.765558683840348</text:p>
          </table:table-cell>
          <table:table-cell office:value-type="float" office:value="0.759339" calcext:value-type="float">
            <text:p>0.759339</text:p>
          </table:table-cell>
          <table:table-cell office:value-type="float" office:value="0.757707374952569" calcext:value-type="float">
            <text:p>0.757707374952569</text:p>
          </table:table-cell>
          <table:table-cell office:value-type="float" office:value="0.760970625047431" calcext:value-type="float">
            <text:p>0.760970625047431</text:p>
          </table:table-cell>
          <table:table-cell office:value-type="float" office:value="0.6279995" calcext:value-type="float">
            <text:p>0.6279995</text:p>
          </table:table-cell>
          <table:table-cell office:value-type="float" office:value="0.626206329742638" calcext:value-type="float">
            <text:p>0.626206329742638</text:p>
          </table:table-cell>
          <table:table-cell office:value-type="float" office:value="0.629792670257362" calcext:value-type="float">
            <text:p>0.629792670257362</text:p>
          </table:table-cell>
          <table:table-cell office:value-type="float" office:value="0.636102" calcext:value-type="float">
            <text:p>0.636102</text:p>
          </table:table-cell>
          <table:table-cell office:value-type="float" office:value="0.634514357940997" calcext:value-type="float">
            <text:p>0.634514357940997</text:p>
          </table:table-cell>
          <table:table-cell office:value-type="float" office:value="0.637689642059002" calcext:value-type="float">
            <text:p>0.637689642059002</text:p>
          </table:table-cell>
          <table:table-cell office:value-type="float" office:value="0.6276725" calcext:value-type="float">
            <text:p>0.6276725</text:p>
          </table:table-cell>
          <table:table-cell office:value-type="float" office:value="0.625882065265657" calcext:value-type="float">
            <text:p>0.625882065265657</text:p>
          </table:table-cell>
          <table:table-cell office:value-type="float" office:value="0.629462934734343" calcext:value-type="float">
            <text:p>0.629462934734343</text:p>
          </table:table-cell>
          <table:table-cell office:value-type="float" office:value="0.746947763091652" calcext:value-type="float">
            <text:p>0.746947763091652</text:p>
          </table:table-cell>
          <table:table-cell office:value-type="float" office:value="0.735976301269372" calcext:value-type="float">
            <text:p>0.735976301269372</text:p>
          </table:table-cell>
          <table:table-cell office:value-type="float" office:value="0.757919224913933" calcext:value-type="float">
            <text:p>0.757919224913933</text:p>
          </table:table-cell>
          <table:table-cell office:value-type="float" office:value="0.763479247629248" calcext:value-type="float">
            <text:p>0.763479247629248</text:p>
          </table:table-cell>
          <table:table-cell office:value-type="float" office:value="0.755073966545824" calcext:value-type="float">
            <text:p>0.755073966545824</text:p>
          </table:table-cell>
          <table:table-cell office:value-type="float" office:value="0.771884528712672" calcext:value-type="float">
            <text:p>0.771884528712672</text:p>
          </table:table-cell>
          <table:table-cell office:value-type="float" office:value="0.763479247629248" calcext:value-type="float">
            <text:p>0.763479247629248</text:p>
          </table:table-cell>
          <table:table-cell office:value-type="float" office:value="0.755073966545824" calcext:value-type="float">
            <text:p>0.755073966545824</text:p>
          </table:table-cell>
          <table:table-cell office:value-type="float" office:value="0.771884528712672" calcext:value-type="float">
            <text:p>0.771884528712672</text:p>
          </table:table-cell>
          <table:table-cell office:value-type="float" office:value="0.758138201715217" calcext:value-type="float">
            <text:p>0.758138201715217</text:p>
          </table:table-cell>
          <table:table-cell office:value-type="float" office:value="0.748951228857658" calcext:value-type="float">
            <text:p>0.748951228857658</text:p>
          </table:table-cell>
          <table:table-cell office:value-type="float" office:value="0.767325174572776" calcext:value-type="float">
            <text:p>0.767325174572776</text:p>
          </table:table-cell>
          <table:table-cell office:value-type="float" office:value="0.746947763091652" calcext:value-type="float">
            <text:p>0.746947763091652</text:p>
          </table:table-cell>
          <table:table-cell office:value-type="float" office:value="0.735976301269372" calcext:value-type="float">
            <text:p>0.735976301269372</text:p>
          </table:table-cell>
          <table:table-cell office:value-type="float" office:value="0.757919224913933" calcext:value-type="float">
            <text:p>0.757919224913933</text:p>
          </table:table-cell>
          <table:table-cell office:value-type="float" office:value="0.63562567089131" calcext:value-type="float">
            <text:p>0.63562567089131</text:p>
          </table:table-cell>
          <table:table-cell office:value-type="float" office:value="0.625475962088935" calcext:value-type="float">
            <text:p>0.625475962088935</text:p>
          </table:table-cell>
          <table:table-cell office:value-type="float" office:value="0.645775379693685" calcext:value-type="float">
            <text:p>0.645775379693685</text:p>
          </table:table-cell>
          <table:table-cell office:value-type="float" office:value="0.627091706539386" calcext:value-type="float">
            <text:p>0.627091706539386</text:p>
          </table:table-cell>
          <table:table-cell office:value-type="float" office:value="0.615528636484119" calcext:value-type="float">
            <text:p>0.615528636484119</text:p>
          </table:table-cell>
          <table:table-cell office:value-type="float" office:value="0.638654776594653" calcext:value-type="float">
            <text:p>0.638654776594653</text:p>
          </table:table-cell>
          <table:table-cell office:value-type="float" office:value="0.75104895706364" calcext:value-type="float">
            <text:p>0.75104895706364</text:p>
          </table:table-cell>
          <table:table-cell office:value-type="float" office:value="0.740226134812227" calcext:value-type="float">
            <text:p>0.740226134812227</text:p>
          </table:table-cell>
          <table:table-cell office:value-type="float" office:value="0.761871779315053" calcext:value-type="float">
            <text:p>0.761871779315053</text:p>
          </table:table-cell>
          <table:table-cell office:value-type="float" office:value="0.766244841407569" calcext:value-type="float">
            <text:p>0.766244841407569</text:p>
          </table:table-cell>
          <table:table-cell office:value-type="float" office:value="0.757938894629379" calcext:value-type="float">
            <text:p>0.757938894629379</text:p>
          </table:table-cell>
          <table:table-cell office:value-type="float" office:value="0.774550788185759" calcext:value-type="float">
            <text:p>0.774550788185759</text:p>
          </table:table-cell>
          <table:table-cell office:value-type="float" office:value="0.766244841407569" calcext:value-type="float">
            <text:p>0.766244841407569</text:p>
          </table:table-cell>
          <table:table-cell office:value-type="float" office:value="0.757938894629379" calcext:value-type="float">
            <text:p>0.757938894629379</text:p>
          </table:table-cell>
          <table:table-cell office:value-type="float" office:value="0.774550788185759" calcext:value-type="float">
            <text:p>0.774550788185759</text:p>
          </table:table-cell>
          <table:table-cell office:value-type="float" office:value="0.761553737370272" calcext:value-type="float">
            <text:p>0.761553737370272</text:p>
          </table:table-cell>
          <table:table-cell office:value-type="float" office:value="0.752511126387475" calcext:value-type="float">
            <text:p>0.752511126387475</text:p>
          </table:table-cell>
          <table:table-cell office:value-type="float" office:value="0.77059634835307" calcext:value-type="float">
            <text:p>0.77059634835307</text:p>
          </table:table-cell>
          <table:table-cell office:value-type="float" office:value="0.629116389530903" calcext:value-type="float">
            <text:p>0.629116389530903</text:p>
          </table:table-cell>
          <table:table-cell office:value-type="float" office:value="0.617656312959901" calcext:value-type="float">
            <text:p>0.617656312959901</text:p>
          </table:table-cell>
          <table:table-cell office:value-type="float" office:value="0.640576466101904" calcext:value-type="float">
            <text:p>0.640576466101904</text:p>
          </table:table-cell>
          <table:table-cell office:value-type="float" office:value="0.637232629462672" calcext:value-type="float">
            <text:p>0.637232629462672</text:p>
          </table:table-cell>
          <table:table-cell office:value-type="float" office:value="0.627170050250724" calcext:value-type="float">
            <text:p>0.627170050250724</text:p>
          </table:table-cell>
          <table:table-cell office:value-type="float" office:value="0.647295208674619" calcext:value-type="float">
            <text:p>0.647295208674619</text:p>
          </table:table-cell>
          <table:table-cell office:value-type="float" office:value="0.628784283254044" calcext:value-type="float">
            <text:p>0.628784283254044</text:p>
          </table:table-cell>
          <table:table-cell office:value-type="float" office:value="0.617329607552187" calcext:value-type="float">
            <text:p>0.617329607552187</text:p>
          </table:table-cell>
          <table:table-cell office:value-type="float" office:value="0.6402389589559" calcext:value-type="float">
            <text:p>0.6402389589559</text:p>
          </table:table-cell>
          <table:table-cell office:value-type="float" office:value="2.96772991666667" calcext:value-type="float">
            <text:p>2.96772991666667</text:p>
          </table:table-cell>
        </table:table-row>
        <table:table-row table:style-name="ro1">
          <table:table-cell office:value-type="string" calcext:value-type="string">
            <text:p>bh_posdep_unbalanced_pwr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2982" calcext:value-type="float">
            <text:p>0.772982</text:p>
          </table:table-cell>
          <table:table-cell office:value-type="float" office:value="0.767895713105356" calcext:value-type="float">
            <text:p>0.767895713105356</text:p>
          </table:table-cell>
          <table:table-cell office:value-type="float" office:value="0.778068286894645" calcext:value-type="float">
            <text:p>0.778068286894645</text:p>
          </table:table-cell>
          <table:table-cell office:value-type="float" office:value="0.757061" calcext:value-type="float">
            <text:p>0.757061</text:p>
          </table:table-cell>
          <table:table-cell office:value-type="float" office:value="0.751543114262709" calcext:value-type="float">
            <text:p>0.751543114262709</text:p>
          </table:table-cell>
          <table:table-cell office:value-type="float" office:value="0.762578885737291" calcext:value-type="float">
            <text:p>0.762578885737291</text:p>
          </table:table-cell>
          <table:table-cell office:value-type="float" office:value="0.757061" calcext:value-type="float">
            <text:p>0.757061</text:p>
          </table:table-cell>
          <table:table-cell office:value-type="float" office:value="0.751543114262709" calcext:value-type="float">
            <text:p>0.751543114262709</text:p>
          </table:table-cell>
          <table:table-cell office:value-type="float" office:value="0.762578885737291" calcext:value-type="float">
            <text:p>0.762578885737291</text:p>
          </table:table-cell>
          <table:table-cell office:value-type="float" office:value="0.762203" calcext:value-type="float">
            <text:p>0.762203</text:p>
          </table:table-cell>
          <table:table-cell office:value-type="float" office:value="0.757265509544409" calcext:value-type="float">
            <text:p>0.757265509544409</text:p>
          </table:table-cell>
          <table:table-cell office:value-type="float" office:value="0.767140490455591" calcext:value-type="float">
            <text:p>0.767140490455591</text:p>
          </table:table-cell>
          <table:table-cell office:value-type="float" office:value="0.657415" calcext:value-type="float">
            <text:p>0.657415</text:p>
          </table:table-cell>
          <table:table-cell office:value-type="float" office:value="0.651363217127217" calcext:value-type="float">
            <text:p>0.651363217127217</text:p>
          </table:table-cell>
          <table:table-cell office:value-type="float" office:value="0.663466782872783" calcext:value-type="float">
            <text:p>0.663466782872783</text:p>
          </table:table-cell>
          <table:table-cell office:value-type="float" office:value="0.641463" calcext:value-type="float">
            <text:p>0.641463</text:p>
          </table:table-cell>
          <table:table-cell office:value-type="float" office:value="0.635606083133695" calcext:value-type="float">
            <text:p>0.635606083133695</text:p>
          </table:table-cell>
          <table:table-cell office:value-type="float" office:value="0.647319916866305" calcext:value-type="float">
            <text:p>0.647319916866305</text:p>
          </table:table-cell>
          <table:table-cell office:value-type="float" office:value="0.656949" calcext:value-type="float">
            <text:p>0.656949</text:p>
          </table:table-cell>
          <table:table-cell office:value-type="float" office:value="0.650898916747189" calcext:value-type="float">
            <text:p>0.650898916747189</text:p>
          </table:table-cell>
          <table:table-cell office:value-type="float" office:value="0.662999083252811" calcext:value-type="float">
            <text:p>0.662999083252811</text:p>
          </table:table-cell>
          <table:table-cell office:value-type="float" office:value="0.609050599814654" calcext:value-type="float">
            <text:p>0.609050599814654</text:p>
          </table:table-cell>
          <table:table-cell office:value-type="float" office:value="0.596567958365441" calcext:value-type="float">
            <text:p>0.596567958365441</text:p>
          </table:table-cell>
          <table:table-cell office:value-type="float" office:value="0.621533241263867" calcext:value-type="float">
            <text:p>0.621533241263867</text:p>
          </table:table-cell>
          <table:table-cell office:value-type="float" office:value="0.788282208654976" calcext:value-type="float">
            <text:p>0.788282208654976</text:p>
          </table:table-cell>
          <table:table-cell office:value-type="float" office:value="0.780187125905409" calcext:value-type="float">
            <text:p>0.780187125905409</text:p>
          </table:table-cell>
          <table:table-cell office:value-type="float" office:value="0.796377291404543" calcext:value-type="float">
            <text:p>0.796377291404543</text:p>
          </table:table-cell>
          <table:table-cell office:value-type="float" office:value="0.788282208654976" calcext:value-type="float">
            <text:p>0.788282208654976</text:p>
          </table:table-cell>
          <table:table-cell office:value-type="float" office:value="0.780187125905409" calcext:value-type="float">
            <text:p>0.780187125905409</text:p>
          </table:table-cell>
          <table:table-cell office:value-type="float" office:value="0.796377291404543" calcext:value-type="float">
            <text:p>0.796377291404543</text:p>
          </table:table-cell>
          <table:table-cell office:value-type="float" office:value="0.688473643670045" calcext:value-type="float">
            <text:p>0.688473643670045</text:p>
          </table:table-cell>
          <table:table-cell office:value-type="float" office:value="0.678594316964622" calcext:value-type="float">
            <text:p>0.678594316964622</text:p>
          </table:table-cell>
          <table:table-cell office:value-type="float" office:value="0.698352970375469" calcext:value-type="float">
            <text:p>0.698352970375469</text:p>
          </table:table-cell>
          <table:table-cell office:value-type="float" office:value="0.609050599814654" calcext:value-type="float">
            <text:p>0.609050599814654</text:p>
          </table:table-cell>
          <table:table-cell office:value-type="float" office:value="0.596567958365441" calcext:value-type="float">
            <text:p>0.596567958365441</text:p>
          </table:table-cell>
          <table:table-cell office:value-type="float" office:value="0.621533241263867" calcext:value-type="float">
            <text:p>0.621533241263867</text:p>
          </table:table-cell>
          <table:table-cell office:value-type="float" office:value="0.552636129911932" calcext:value-type="float">
            <text:p>0.552636129911932</text:p>
          </table:table-cell>
          <table:table-cell office:value-type="float" office:value="0.542375937116959" calcext:value-type="float">
            <text:p>0.542375937116959</text:p>
          </table:table-cell>
          <table:table-cell office:value-type="float" office:value="0.562896322706906" calcext:value-type="float">
            <text:p>0.562896322706906</text:p>
          </table:table-cell>
          <table:table-cell office:value-type="float" office:value="0.484576394886319" calcext:value-type="float">
            <text:p>0.484576394886319</text:p>
          </table:table-cell>
          <table:table-cell office:value-type="float" office:value="0.472505076329897" calcext:value-type="float">
            <text:p>0.472505076329897</text:p>
          </table:table-cell>
          <table:table-cell office:value-type="float" office:value="0.496647713442742" calcext:value-type="float">
            <text:p>0.496647713442742</text:p>
          </table:table-cell>
          <table:table-cell office:value-type="float" office:value="0.814543348119856" calcext:value-type="float">
            <text:p>0.814543348119856</text:p>
          </table:table-cell>
          <table:table-cell office:value-type="float" office:value="0.805352314166511" calcext:value-type="float">
            <text:p>0.805352314166511</text:p>
          </table:table-cell>
          <table:table-cell office:value-type="float" office:value="0.8237343820732" calcext:value-type="float">
            <text:p>0.8237343820732</text:p>
          </table:table-cell>
          <table:table-cell office:value-type="float" office:value="0.749904679629861" calcext:value-type="float">
            <text:p>0.749904679629861</text:p>
          </table:table-cell>
          <table:table-cell office:value-type="float" office:value="0.741143156567668" calcext:value-type="float">
            <text:p>0.741143156567668</text:p>
          </table:table-cell>
          <table:table-cell office:value-type="float" office:value="0.758666202692055" calcext:value-type="float">
            <text:p>0.758666202692055</text:p>
          </table:table-cell>
          <table:table-cell office:value-type="float" office:value="0.749904679629861" calcext:value-type="float">
            <text:p>0.749904679629861</text:p>
          </table:table-cell>
          <table:table-cell office:value-type="float" office:value="0.741143156567668" calcext:value-type="float">
            <text:p>0.741143156567668</text:p>
          </table:table-cell>
          <table:table-cell office:value-type="float" office:value="0.758666202692055" calcext:value-type="float">
            <text:p>0.758666202692055</text:p>
          </table:table-cell>
          <table:table-cell office:value-type="float" office:value="0.781258842913498" calcext:value-type="float">
            <text:p>0.781258842913498</text:p>
          </table:table-cell>
          <table:table-cell office:value-type="float" office:value="0.772834886383169" calcext:value-type="float">
            <text:p>0.772834886383169</text:p>
          </table:table-cell>
          <table:table-cell office:value-type="float" office:value="0.789682799443827" calcext:value-type="float">
            <text:p>0.789682799443827</text:p>
          </table:table-cell>
          <table:table-cell office:value-type="float" office:value="0.70097646252342" calcext:value-type="float">
            <text:p>0.70097646252342</text:p>
          </table:table-cell>
          <table:table-cell office:value-type="float" office:value="0.690581354594852" calcext:value-type="float">
            <text:p>0.690581354594852</text:p>
          </table:table-cell>
          <table:table-cell office:value-type="float" office:value="0.711371570451987" calcext:value-type="float">
            <text:p>0.711371570451987</text:p>
          </table:table-cell>
          <table:table-cell office:value-type="float" office:value="0.664073227561857" calcext:value-type="float">
            <text:p>0.664073227561857</text:p>
          </table:table-cell>
          <table:table-cell office:value-type="float" office:value="0.654361173554049" calcext:value-type="float">
            <text:p>0.654361173554049</text:p>
          </table:table-cell>
          <table:table-cell office:value-type="float" office:value="0.673785281569664" calcext:value-type="float">
            <text:p>0.673785281569664</text:p>
          </table:table-cell>
          <table:table-cell office:value-type="float" office:value="0.70042358997848" calcext:value-type="float">
            <text:p>0.70042358997848</text:p>
          </table:table-cell>
          <table:table-cell office:value-type="float" office:value="0.690031263860525" calcext:value-type="float">
            <text:p>0.690031263860525</text:p>
          </table:table-cell>
          <table:table-cell office:value-type="float" office:value="0.710815916096436" calcext:value-type="float">
            <text:p>0.710815916096436</text:p>
          </table:table-cell>
          <table:table-cell office:value-type="float" office:value="2.97185133333333" calcext:value-type="float">
            <text:p>2.97185133333333</text:p>
          </table:table-cell>
        </table:table-row>
        <table:table-row table:style-name="ro1">
          <table:table-cell office:value-type="string" calcext:value-type="string">
            <text:p>bky_indep_null_pw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63" office:value-type="string" calcext:value-type="string">
            <text:p>NaN</text:p>
          </table:table-cell>
          <table:table-cell office:value-type="float" office:value="96.4863729166667" calcext:value-type="float">
            <text:p>96.4863729166667</text:p>
          </table:table-cell>
        </table:table-row>
        <table:table-row table:style-name="ro1">
          <table:table-cell office:value-type="string" calcext:value-type="string">
            <text:p>bky_indep_posonly_pw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13957" calcext:value-type="float">
            <text:p>0.813957</text:p>
          </table:table-cell>
          <table:table-cell office:value-type="float" office:value="0.812786695767958" calcext:value-type="float">
            <text:p>0.812786695767958</text:p>
          </table:table-cell>
          <table:table-cell office:value-type="float" office:value="0.815127304232042" calcext:value-type="float">
            <text:p>0.815127304232042</text:p>
          </table:table-cell>
          <table:table-cell office:value-type="float" office:value="0.681593" calcext:value-type="float">
            <text:p>0.681593</text:p>
          </table:table-cell>
          <table:table-cell office:value-type="float" office:value="0.680276234033254" calcext:value-type="float">
            <text:p>0.680276234033254</text:p>
          </table:table-cell>
          <table:table-cell office:value-type="float" office:value="0.682909765966745" calcext:value-type="float">
            <text:p>0.682909765966745</text:p>
          </table:table-cell>
          <table:table-cell office:value-type="float" office:value="0.701099" calcext:value-type="float">
            <text:p>0.701099</text:p>
          </table:table-cell>
          <table:table-cell office:value-type="float" office:value="0.699742536989679" calcext:value-type="float">
            <text:p>0.699742536989679</text:p>
          </table:table-cell>
          <table:table-cell office:value-type="float" office:value="0.702455463010322" calcext:value-type="float">
            <text:p>0.702455463010322</text:p>
          </table:table-cell>
          <table:table-cell office:value-type="float" office:value="0.799757" calcext:value-type="float">
            <text:p>0.799757</text:p>
          </table:table-cell>
          <table:table-cell office:value-type="float" office:value="0.798510454082384" calcext:value-type="float">
            <text:p>0.798510454082384</text:p>
          </table:table-cell>
          <table:table-cell office:value-type="float" office:value="0.801003545917615" calcext:value-type="float">
            <text:p>0.801003545917615</text:p>
          </table:table-cell>
          <table:table-cell office:value-type="float" office:value="0.680914" calcext:value-type="float">
            <text:p>0.680914</text:p>
          </table:table-cell>
          <table:table-cell office:value-type="float" office:value="0.679628049210559" calcext:value-type="float">
            <text:p>0.679628049210559</text:p>
          </table:table-cell>
          <table:table-cell office:value-type="float" office:value="0.682199950789441" calcext:value-type="float">
            <text:p>0.682199950789441</text:p>
          </table:table-cell>
          <table:table-cell office:value-type="float" office:value="0.662883" calcext:value-type="float">
            <text:p>0.662883</text:p>
          </table:table-cell>
          <table:table-cell office:value-type="float" office:value="0.661516321361205" calcext:value-type="float">
            <text:p>0.661516321361205</text:p>
          </table:table-cell>
          <table:table-cell office:value-type="float" office:value="0.664249678638794" calcext:value-type="float">
            <text:p>0.664249678638794</text:p>
          </table:table-cell>
          <table:table-cell office:value-type="float" office:value="0.681382999999999" calcext:value-type="float">
            <text:p>0.681382999999999</text:p>
          </table:table-cell>
          <table:table-cell office:value-type="float" office:value="0.680096728926342" calcext:value-type="float">
            <text:p>0.680096728926342</text:p>
          </table:table-cell>
          <table:table-cell office:value-type="float" office:value="0.682669271073657" calcext:value-type="float">
            <text:p>0.682669271073657</text:p>
          </table:table-cell>
          <table:table-cell office:value-type="float" office:value="0.81499494478289" calcext:value-type="float">
            <text:p>0.81499494478289</text:p>
          </table:table-cell>
          <table:table-cell office:value-type="float" office:value="0.81382522147822" calcext:value-type="float">
            <text:p>0.81382522147822</text:p>
          </table:table-cell>
          <table:table-cell office:value-type="float" office:value="0.816164668087559" calcext:value-type="float">
            <text:p>0.816164668087559</text:p>
          </table:table-cell>
          <table:table-cell office:value-type="float" office:value="0.668745604761536" calcext:value-type="float">
            <text:p>0.668745604761536</text:p>
          </table:table-cell>
          <table:table-cell office:value-type="float" office:value="0.667486261099579" calcext:value-type="float">
            <text:p>0.667486261099579</text:p>
          </table:table-cell>
          <table:table-cell office:value-type="float" office:value="0.670004948423494" calcext:value-type="float">
            <text:p>0.670004948423494</text:p>
          </table:table-cell>
          <table:table-cell office:value-type="float" office:value="0.686397346640559" calcext:value-type="float">
            <text:p>0.686397346640559</text:p>
          </table:table-cell>
          <table:table-cell office:value-type="float" office:value="0.685112892085672" calcext:value-type="float">
            <text:p>0.685112892085672</text:p>
          </table:table-cell>
          <table:table-cell office:value-type="float" office:value="0.687681801195445" calcext:value-type="float">
            <text:p>0.687681801195445</text:p>
          </table:table-cell>
          <table:table-cell office:value-type="float" office:value="0.800737443110679" calcext:value-type="float">
            <text:p>0.800737443110679</text:p>
          </table:table-cell>
          <table:table-cell office:value-type="float" office:value="0.799491199346975" calcext:value-type="float">
            <text:p>0.799491199346975</text:p>
          </table:table-cell>
          <table:table-cell office:value-type="float" office:value="0.801983686874382" calcext:value-type="float">
            <text:p>0.801983686874382</text:p>
          </table:table-cell>
          <table:table-cell office:value-type="float" office:value="0.81499494478289" calcext:value-type="float">
            <text:p>0.81499494478289</text:p>
          </table:table-cell>
          <table:table-cell office:value-type="float" office:value="0.81382522147822" calcext:value-type="float">
            <text:p>0.81382522147822</text:p>
          </table:table-cell>
          <table:table-cell office:value-type="float" office:value="0.816164668087559" calcext:value-type="float">
            <text:p>0.816164668087559</text:p>
          </table:table-cell>
          <table:table-cell office:value-type="float" office:value="0.663740971680039" calcext:value-type="float">
            <text:p>0.663740971680039</text:p>
          </table:table-cell>
          <table:table-cell office:value-type="float" office:value="0.662372512697938" calcext:value-type="float">
            <text:p>0.662372512697938</text:p>
          </table:table-cell>
          <table:table-cell office:value-type="float" office:value="0.66510943066214" calcext:value-type="float">
            <text:p>0.66510943066214</text:p>
          </table:table-cell>
          <table:table-cell office:value-type="float" office:value="0.682276658074943" calcext:value-type="float">
            <text:p>0.682276658074943</text:p>
          </table:table-cell>
          <table:table-cell office:value-type="float" office:value="0.680989237550037" calcext:value-type="float">
            <text:p>0.680989237550037</text:p>
          </table:table-cell>
          <table:table-cell office:value-type="float" office:value="0.683564078599849" calcext:value-type="float">
            <text:p>0.683564078599849</text:p>
          </table:table-cell>
          <table:table-cell table:number-columns-repeated="21" office:value-type="string" calcext:value-type="string">
            <text:p>NaN</text:p>
          </table:table-cell>
          <table:table-cell office:value-type="float" office:value="99.6986273333333" calcext:value-type="float">
            <text:p>99.6986273333333</text:p>
          </table:table-cell>
        </table:table-row>
        <table:table-row table:style-name="ro1">
          <table:table-cell office:value-type="string" calcext:value-type="string">
            <text:p>bky_indep_negonly_pw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16922" calcext:value-type="float">
            <text:p>0.816922</text:p>
          </table:table-cell>
          <table:table-cell office:value-type="float" office:value="0.815757485348018" calcext:value-type="float">
            <text:p>0.815757485348018</text:p>
          </table:table-cell>
          <table:table-cell office:value-type="float" office:value="0.818086514651982" calcext:value-type="float">
            <text:p>0.818086514651982</text:p>
          </table:table-cell>
          <table:table-cell office:value-type="float" office:value="0.683465" calcext:value-type="float">
            <text:p>0.683465</text:p>
          </table:table-cell>
          <table:table-cell office:value-type="float" office:value="0.682191902914397" calcext:value-type="float">
            <text:p>0.682191902914397</text:p>
          </table:table-cell>
          <table:table-cell office:value-type="float" office:value="0.684738097085602" calcext:value-type="float">
            <text:p>0.684738097085602</text:p>
          </table:table-cell>
          <table:table-cell office:value-type="float" office:value="0.703218" calcext:value-type="float">
            <text:p>0.703218</text:p>
          </table:table-cell>
          <table:table-cell office:value-type="float" office:value="0.701907817707687" calcext:value-type="float">
            <text:p>0.701907817707687</text:p>
          </table:table-cell>
          <table:table-cell office:value-type="float" office:value="0.704528182292313" calcext:value-type="float">
            <text:p>0.704528182292313</text:p>
          </table:table-cell>
          <table:table-cell office:value-type="float" office:value="0.802651" calcext:value-type="float">
            <text:p>0.802651</text:p>
          </table:table-cell>
          <table:table-cell office:value-type="float" office:value="0.801402396765992" calcext:value-type="float">
            <text:p>0.801402396765992</text:p>
          </table:table-cell>
          <table:table-cell office:value-type="float" office:value="0.803899603234008" calcext:value-type="float">
            <text:p>0.803899603234008</text:p>
          </table:table-cell>
          <table:table-cell office:value-type="float" office:value="0.683107999999999" calcext:value-type="float">
            <text:p>0.683107999999999</text:p>
          </table:table-cell>
          <table:table-cell office:value-type="float" office:value="0.681858305935026" calcext:value-type="float">
            <text:p>0.681858305935026</text:p>
          </table:table-cell>
          <table:table-cell office:value-type="float" office:value="0.684357694064973" calcext:value-type="float">
            <text:p>0.684357694064973</text:p>
          </table:table-cell>
          <table:table-cell office:value-type="float" office:value="0.664667999999999" calcext:value-type="float">
            <text:p>0.664667999999999</text:p>
          </table:table-cell>
          <table:table-cell office:value-type="float" office:value="0.663338611296035" calcext:value-type="float">
            <text:p>0.663338611296035</text:p>
          </table:table-cell>
          <table:table-cell office:value-type="float" office:value="0.665997388703964" calcext:value-type="float">
            <text:p>0.665997388703964</text:p>
          </table:table-cell>
          <table:table-cell office:value-type="float" office:value="0.683535999999999" calcext:value-type="float">
            <text:p>0.683535999999999</text:p>
          </table:table-cell>
          <table:table-cell office:value-type="float" office:value="0.682286976281526" calcext:value-type="float">
            <text:p>0.682286976281526</text:p>
          </table:table-cell>
          <table:table-cell office:value-type="float" office:value="0.684785023718473" calcext:value-type="float">
            <text:p>0.684785023718473</text:p>
          </table:table-cell>
          <table:table-cell table:number-columns-repeated="21" office:value-type="string" calcext:value-type="string">
            <text:p>NaN</text:p>
          </table:table-cell>
          <table:table-cell office:value-type="float" office:value="0.817913146082384" calcext:value-type="float">
            <text:p>0.817913146082384</text:p>
          </table:table-cell>
          <table:table-cell office:value-type="float" office:value="0.816746988445947" calcext:value-type="float">
            <text:p>0.816746988445947</text:p>
          </table:table-cell>
          <table:table-cell office:value-type="float" office:value="0.819079303718822" calcext:value-type="float">
            <text:p>0.819079303718822</text:p>
          </table:table-cell>
          <table:table-cell office:value-type="float" office:value="0.67050153532222" calcext:value-type="float">
            <text:p>0.67050153532222</text:p>
          </table:table-cell>
          <table:table-cell office:value-type="float" office:value="0.669278641498046" calcext:value-type="float">
            <text:p>0.669278641498046</text:p>
          </table:table-cell>
          <table:table-cell office:value-type="float" office:value="0.671724429146394" calcext:value-type="float">
            <text:p>0.671724429146394</text:p>
          </table:table-cell>
          <table:table-cell office:value-type="float" office:value="0.688454395294631" calcext:value-type="float">
            <text:p>0.688454395294631</text:p>
          </table:table-cell>
          <table:table-cell office:value-type="float" office:value="0.687207914948561" calcext:value-type="float">
            <text:p>0.687207914948561</text:p>
          </table:table-cell>
          <table:table-cell office:value-type="float" office:value="0.689700875640701" calcext:value-type="float">
            <text:p>0.689700875640701</text:p>
          </table:table-cell>
          <table:table-cell office:value-type="float" office:value="0.803599806967395" calcext:value-type="float">
            <text:p>0.803599806967395</text:p>
          </table:table-cell>
          <table:table-cell office:value-type="float" office:value="0.80234927793893" calcext:value-type="float">
            <text:p>0.80234927793893</text:p>
          </table:table-cell>
          <table:table-cell office:value-type="float" office:value="0.804850335995859" calcext:value-type="float">
            <text:p>0.804850335995859</text:p>
          </table:table-cell>
          <table:table-cell office:value-type="float" office:value="0.683970087470698" calcext:value-type="float">
            <text:p>0.683970087470698</text:p>
          </table:table-cell>
          <table:table-cell office:value-type="float" office:value="0.682720108191906" calcext:value-type="float">
            <text:p>0.682720108191906</text:p>
          </table:table-cell>
          <table:table-cell office:value-type="float" office:value="0.68522006674949" calcext:value-type="float">
            <text:p>0.68522006674949</text:p>
          </table:table-cell>
          <table:table-cell office:value-type="float" office:value="0.665492809057073" calcext:value-type="float">
            <text:p>0.665492809057073</text:p>
          </table:table-cell>
          <table:table-cell office:value-type="float" office:value="0.664162941662305" calcext:value-type="float">
            <text:p>0.664162941662305</text:p>
          </table:table-cell>
          <table:table-cell office:value-type="float" office:value="0.66682267645184" calcext:value-type="float">
            <text:p>0.66682267645184</text:p>
          </table:table-cell>
          <table:table-cell office:value-type="float" office:value="0.684398657398575" calcext:value-type="float">
            <text:p>0.684398657398575</text:p>
          </table:table-cell>
          <table:table-cell office:value-type="float" office:value="0.683149334135203" calcext:value-type="float">
            <text:p>0.683149334135203</text:p>
          </table:table-cell>
          <table:table-cell office:value-type="float" office:value="0.685647980661948" calcext:value-type="float">
            <text:p>0.685647980661948</text:p>
          </table:table-cell>
          <table:table-cell office:value-type="float" office:value="100.047528375" calcext:value-type="float">
            <text:p>100.047528375</text:p>
          </table:table-cell>
        </table:table-row>
        <table:table-row table:style-name="ro1">
          <table:table-cell office:value-type="string" calcext:value-type="string">
            <text:p>bky_indep_balanced_pw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99759" calcext:value-type="float">
            <text:p>0.799759</text:p>
          </table:table-cell>
          <table:table-cell office:value-type="float" office:value="0.798964007533165" calcext:value-type="float">
            <text:p>0.798964007533165</text:p>
          </table:table-cell>
          <table:table-cell office:value-type="float" office:value="0.800553992466835" calcext:value-type="float">
            <text:p>0.800553992466835</text:p>
          </table:table-cell>
          <table:table-cell office:value-type="float" office:value="0.7997635" calcext:value-type="float">
            <text:p>0.7997635</text:p>
          </table:table-cell>
          <table:table-cell office:value-type="float" office:value="0.798970525290646" calcext:value-type="float">
            <text:p>0.798970525290646</text:p>
          </table:table-cell>
          <table:table-cell office:value-type="float" office:value="0.800556474709354" calcext:value-type="float">
            <text:p>0.800556474709354</text:p>
          </table:table-cell>
          <table:table-cell office:value-type="float" office:value="0.852388500000001" calcext:value-type="float">
            <text:p>0.852388500000001</text:p>
          </table:table-cell>
          <table:table-cell office:value-type="float" office:value="0.851542186939544" calcext:value-type="float">
            <text:p>0.851542186939544</text:p>
          </table:table-cell>
          <table:table-cell office:value-type="float" office:value="0.853234813060457" calcext:value-type="float">
            <text:p>0.853234813060457</text:p>
          </table:table-cell>
          <table:table-cell office:value-type="float" office:value="0.8523545" calcext:value-type="float">
            <text:p>0.8523545</text:p>
          </table:table-cell>
          <table:table-cell office:value-type="float" office:value="0.851510845219913" calcext:value-type="float">
            <text:p>0.851510845219913</text:p>
          </table:table-cell>
          <table:table-cell office:value-type="float" office:value="0.853198154780088" calcext:value-type="float">
            <text:p>0.853198154780088</text:p>
          </table:table-cell>
          <table:table-cell office:value-type="float" office:value="0.6755565" calcext:value-type="float">
            <text:p>0.6755565</text:p>
          </table:table-cell>
          <table:table-cell office:value-type="float" office:value="0.674678070162666" calcext:value-type="float">
            <text:p>0.674678070162666</text:p>
          </table:table-cell>
          <table:table-cell office:value-type="float" office:value="0.676434929837334" calcext:value-type="float">
            <text:p>0.676434929837334</text:p>
          </table:table-cell>
          <table:table-cell office:value-type="float" office:value="0.7189655" calcext:value-type="float">
            <text:p>0.7189655</text:p>
          </table:table-cell>
          <table:table-cell office:value-type="float" office:value="0.718038919065062" calcext:value-type="float">
            <text:p>0.718038919065062</text:p>
          </table:table-cell>
          <table:table-cell office:value-type="float" office:value="0.719892080934939" calcext:value-type="float">
            <text:p>0.719892080934939</text:p>
          </table:table-cell>
          <table:table-cell office:value-type="float" office:value="0.6759915" calcext:value-type="float">
            <text:p>0.6759915</text:p>
          </table:table-cell>
          <table:table-cell office:value-type="float" office:value="0.675112038616835" calcext:value-type="float">
            <text:p>0.675112038616835</text:p>
          </table:table-cell>
          <table:table-cell office:value-type="float" office:value="0.676870961383165" calcext:value-type="float">
            <text:p>0.676870961383165</text:p>
          </table:table-cell>
          <table:table-cell office:value-type="float" office:value="0.799771985808122" calcext:value-type="float">
            <text:p>0.799771985808122</text:p>
          </table:table-cell>
          <table:table-cell office:value-type="float" office:value="0.798650033889428" calcext:value-type="float">
            <text:p>0.798650033889428</text:p>
          </table:table-cell>
          <table:table-cell office:value-type="float" office:value="0.800893937726817" calcext:value-type="float">
            <text:p>0.800893937726817</text:p>
          </table:table-cell>
          <table:table-cell office:value-type="float" office:value="0.799964517358848" calcext:value-type="float">
            <text:p>0.799964517358848</text:p>
          </table:table-cell>
          <table:table-cell office:value-type="float" office:value="0.798956077641632" calcext:value-type="float">
            <text:p>0.798956077641632</text:p>
          </table:table-cell>
          <table:table-cell office:value-type="float" office:value="0.800972957076063" calcext:value-type="float">
            <text:p>0.800972957076063</text:p>
          </table:table-cell>
          <table:table-cell office:value-type="float" office:value="0.852719496255059" calcext:value-type="float">
            <text:p>0.852719496255059</text:p>
          </table:table-cell>
          <table:table-cell office:value-type="float" office:value="0.851686566626766" calcext:value-type="float">
            <text:p>0.851686566626766</text:p>
          </table:table-cell>
          <table:table-cell office:value-type="float" office:value="0.853752425883352" calcext:value-type="float">
            <text:p>0.853752425883352</text:p>
          </table:table-cell>
          <table:table-cell office:value-type="float" office:value="0.852598844454046" calcext:value-type="float">
            <text:p>0.852598844454046</text:p>
          </table:table-cell>
          <table:table-cell office:value-type="float" office:value="0.851408030235354" calcext:value-type="float">
            <text:p>0.851408030235354</text:p>
          </table:table-cell>
          <table:table-cell office:value-type="float" office:value="0.853789658672738" calcext:value-type="float">
            <text:p>0.853789658672738</text:p>
          </table:table-cell>
          <table:table-cell office:value-type="float" office:value="0.799771985808122" calcext:value-type="float">
            <text:p>0.799771985808122</text:p>
          </table:table-cell>
          <table:table-cell office:value-type="float" office:value="0.798650033889428" calcext:value-type="float">
            <text:p>0.798650033889428</text:p>
          </table:table-cell>
          <table:table-cell office:value-type="float" office:value="0.800893937726817" calcext:value-type="float">
            <text:p>0.800893937726817</text:p>
          </table:table-cell>
          <table:table-cell office:value-type="float" office:value="0.719350192508795" calcext:value-type="float">
            <text:p>0.719350192508795</text:p>
          </table:table-cell>
          <table:table-cell office:value-type="float" office:value="0.718024453448036" calcext:value-type="float">
            <text:p>0.718024453448036</text:p>
          </table:table-cell>
          <table:table-cell office:value-type="float" office:value="0.720675931569554" calcext:value-type="float">
            <text:p>0.720675931569554</text:p>
          </table:table-cell>
          <table:table-cell office:value-type="float" office:value="0.67634110524681" calcext:value-type="float">
            <text:p>0.67634110524681</text:p>
          </table:table-cell>
          <table:table-cell office:value-type="float" office:value="0.675083821673317" calcext:value-type="float">
            <text:p>0.675083821673317</text:p>
          </table:table-cell>
          <table:table-cell office:value-type="float" office:value="0.677598388820303" calcext:value-type="float">
            <text:p>0.677598388820303</text:p>
          </table:table-cell>
          <table:table-cell office:value-type="float" office:value="0.801908454446387" calcext:value-type="float">
            <text:p>0.801908454446387</text:p>
          </table:table-cell>
          <table:table-cell office:value-type="float" office:value="0.800801706012925" calcext:value-type="float">
            <text:p>0.800801706012925</text:p>
          </table:table-cell>
          <table:table-cell office:value-type="float" office:value="0.803015202879849" calcext:value-type="float">
            <text:p>0.803015202879849</text:p>
          </table:table-cell>
          <table:table-cell office:value-type="float" office:value="0.801725581634577" calcext:value-type="float">
            <text:p>0.801725581634577</text:p>
          </table:table-cell>
          <table:table-cell office:value-type="float" office:value="0.80072761160071" calcext:value-type="float">
            <text:p>0.80072761160071</text:p>
          </table:table-cell>
          <table:table-cell office:value-type="float" office:value="0.802723551668443" calcext:value-type="float">
            <text:p>0.802723551668443</text:p>
          </table:table-cell>
          <table:table-cell office:value-type="float" office:value="0.854362491669635" calcext:value-type="float">
            <text:p>0.854362491669635</text:p>
          </table:table-cell>
          <table:table-cell office:value-type="float" office:value="0.853336424165222" calcext:value-type="float">
            <text:p>0.853336424165222</text:p>
          </table:table-cell>
          <table:table-cell office:value-type="float" office:value="0.855388559174047" calcext:value-type="float">
            <text:p>0.855388559174047</text:p>
          </table:table-cell>
          <table:table-cell office:value-type="float" office:value="0.854415677928438" calcext:value-type="float">
            <text:p>0.854415677928438</text:p>
          </table:table-cell>
          <table:table-cell office:value-type="float" office:value="0.853238894370591" calcext:value-type="float">
            <text:p>0.853238894370591</text:p>
          </table:table-cell>
          <table:table-cell office:value-type="float" office:value="0.855592461486286" calcext:value-type="float">
            <text:p>0.855592461486286</text:p>
          </table:table-cell>
          <table:table-cell office:value-type="float" office:value="0.67700483628317" calcext:value-type="float">
            <text:p>0.67700483628317</text:p>
          </table:table-cell>
          <table:table-cell office:value-type="float" office:value="0.675768933376214" calcext:value-type="float">
            <text:p>0.675768933376214</text:p>
          </table:table-cell>
          <table:table-cell office:value-type="float" office:value="0.678240739190126" calcext:value-type="float">
            <text:p>0.678240739190126</text:p>
          </table:table-cell>
          <table:table-cell office:value-type="float" office:value="0.720526357223049" calcext:value-type="float">
            <text:p>0.720526357223049</text:p>
          </table:table-cell>
          <table:table-cell office:value-type="float" office:value="0.71920730593508" calcext:value-type="float">
            <text:p>0.71920730593508</text:p>
          </table:table-cell>
          <table:table-cell office:value-type="float" office:value="0.721845408511018" calcext:value-type="float">
            <text:p>0.721845408511018</text:p>
          </table:table-cell>
          <table:table-cell office:value-type="float" office:value="0.67747038615492" calcext:value-type="float">
            <text:p>0.67747038615492</text:p>
          </table:table-cell>
          <table:table-cell office:value-type="float" office:value="0.676233349528652" calcext:value-type="float">
            <text:p>0.676233349528652</text:p>
          </table:table-cell>
          <table:table-cell office:value-type="float" office:value="0.678707422781187" calcext:value-type="float">
            <text:p>0.678707422781187</text:p>
          </table:table-cell>
          <table:table-cell office:value-type="float" office:value="128.978591541667" calcext:value-type="float">
            <text:p>128.978591541667</text:p>
          </table:table-cell>
        </table:table-row>
        <table:table-row table:style-name="ro1">
          <table:table-cell office:value-type="string" calcext:value-type="string">
            <text:p>bky_indep_unbalanced_pwr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41365500000001" calcext:value-type="float">
            <text:p>0.841365500000001</text:p>
          </table:table-cell>
          <table:table-cell office:value-type="float" office:value="0.840625459183028" calcext:value-type="float">
            <text:p>0.840625459183028</text:p>
          </table:table-cell>
          <table:table-cell office:value-type="float" office:value="0.842105540816973" calcext:value-type="float">
            <text:p>0.842105540816973</text:p>
          </table:table-cell>
          <table:table-cell office:value-type="float" office:value="0.8002355" calcext:value-type="float">
            <text:p>0.8002355</text:p>
          </table:table-cell>
          <table:table-cell office:value-type="float" office:value="0.799452524895078" calcext:value-type="float">
            <text:p>0.799452524895078</text:p>
          </table:table-cell>
          <table:table-cell office:value-type="float" office:value="0.801018475104922" calcext:value-type="float">
            <text:p>0.801018475104922</text:p>
          </table:table-cell>
          <table:table-cell office:value-type="float" office:value="0.85292" calcext:value-type="float">
            <text:p>0.85292</text:p>
          </table:table-cell>
          <table:table-cell office:value-type="float" office:value="0.852079553050367" calcext:value-type="float">
            <text:p>0.852079553050367</text:p>
          </table:table-cell>
          <table:table-cell office:value-type="float" office:value="0.853760446949634" calcext:value-type="float">
            <text:p>0.853760446949634</text:p>
          </table:table-cell>
          <table:table-cell office:value-type="float" office:value="0.870504000000001" calcext:value-type="float">
            <text:p>0.870504000000001</text:p>
          </table:table-cell>
          <table:table-cell office:value-type="float" office:value="0.869704781260687" calcext:value-type="float">
            <text:p>0.869704781260687</text:p>
          </table:table-cell>
          <table:table-cell office:value-type="float" office:value="0.871303218739314" calcext:value-type="float">
            <text:p>0.871303218739314</text:p>
          </table:table-cell>
          <table:table-cell office:value-type="float" office:value="0.722457000000001" calcext:value-type="float">
            <text:p>0.722457000000001</text:p>
          </table:table-cell>
          <table:table-cell office:value-type="float" office:value="0.72160691968778" calcext:value-type="float">
            <text:p>0.72160691968778</text:p>
          </table:table-cell>
          <table:table-cell office:value-type="float" office:value="0.723307080312221" calcext:value-type="float">
            <text:p>0.723307080312221</text:p>
          </table:table-cell>
          <table:table-cell office:value-type="float" office:value="0.74116" calcext:value-type="float">
            <text:p>0.74116</text:p>
          </table:table-cell>
          <table:table-cell office:value-type="float" office:value="0.740247485557262" calcext:value-type="float">
            <text:p>0.740247485557262</text:p>
          </table:table-cell>
          <table:table-cell office:value-type="float" office:value="0.742072514442738" calcext:value-type="float">
            <text:p>0.742072514442738</text:p>
          </table:table-cell>
          <table:table-cell office:value-type="float" office:value="0.723230500000001" calcext:value-type="float">
            <text:p>0.723230500000001</text:p>
          </table:table-cell>
          <table:table-cell office:value-type="float" office:value="0.72238120536157" calcext:value-type="float">
            <text:p>0.72238120536157</text:p>
          </table:table-cell>
          <table:table-cell office:value-type="float" office:value="0.724079794638431" calcext:value-type="float">
            <text:p>0.724079794638431</text:p>
          </table:table-cell>
          <table:table-cell office:value-type="float" office:value="0.631703776083154" calcext:value-type="float">
            <text:p>0.631703776083154</text:p>
          </table:table-cell>
          <table:table-cell office:value-type="float" office:value="0.629726232641248" calcext:value-type="float">
            <text:p>0.629726232641248</text:p>
          </table:table-cell>
          <table:table-cell office:value-type="float" office:value="0.633681319525061" calcext:value-type="float">
            <text:p>0.633681319525061</text:p>
          </table:table-cell>
          <table:table-cell office:value-type="float" office:value="0.837554269409525" calcext:value-type="float">
            <text:p>0.837554269409525</text:p>
          </table:table-cell>
          <table:table-cell office:value-type="float" office:value="0.835977476530967" calcext:value-type="float">
            <text:p>0.835977476530967</text:p>
          </table:table-cell>
          <table:table-cell office:value-type="float" office:value="0.839131062288083" calcext:value-type="float">
            <text:p>0.839131062288083</text:p>
          </table:table-cell>
          <table:table-cell office:value-type="float" office:value="0.907192196031173" calcext:value-type="float">
            <text:p>0.907192196031173</text:p>
          </table:table-cell>
          <table:table-cell office:value-type="float" office:value="0.905524832366643" calcext:value-type="float">
            <text:p>0.905524832366643</text:p>
          </table:table-cell>
          <table:table-cell office:value-type="float" office:value="0.908859559695703" calcext:value-type="float">
            <text:p>0.908859559695703</text:p>
          </table:table-cell>
          <table:table-cell office:value-type="float" office:value="0.731109320650837" calcext:value-type="float">
            <text:p>0.731109320650837</text:p>
          </table:table-cell>
          <table:table-cell office:value-type="float" office:value="0.729063674406247" calcext:value-type="float">
            <text:p>0.729063674406247</text:p>
          </table:table-cell>
          <table:table-cell office:value-type="float" office:value="0.733154966895426" calcext:value-type="float">
            <text:p>0.733154966895426</text:p>
          </table:table-cell>
          <table:table-cell office:value-type="float" office:value="0.631703776083154" calcext:value-type="float">
            <text:p>0.631703776083154</text:p>
          </table:table-cell>
          <table:table-cell office:value-type="float" office:value="0.629726232641248" calcext:value-type="float">
            <text:p>0.629726232641248</text:p>
          </table:table-cell>
          <table:table-cell office:value-type="float" office:value="0.633681319525061" calcext:value-type="float">
            <text:p>0.633681319525061</text:p>
          </table:table-cell>
          <table:table-cell office:value-type="float" office:value="0.590931020582583" calcext:value-type="float">
            <text:p>0.590931020582583</text:p>
          </table:table-cell>
          <table:table-cell office:value-type="float" office:value="0.588793326195176" calcext:value-type="float">
            <text:p>0.588793326195176</text:p>
          </table:table-cell>
          <table:table-cell office:value-type="float" office:value="0.59306871496999" calcext:value-type="float">
            <text:p>0.59306871496999</text:p>
          </table:table-cell>
          <table:table-cell office:value-type="float" office:value="0.505048274262406" calcext:value-type="float">
            <text:p>0.505048274262406</text:p>
          </table:table-cell>
          <table:table-cell office:value-type="float" office:value="0.502954550357971" calcext:value-type="float">
            <text:p>0.502954550357971</text:p>
          </table:table-cell>
          <table:table-cell office:value-type="float" office:value="0.507141998166841" calcext:value-type="float">
            <text:p>0.507141998166841</text:p>
          </table:table-cell>
          <table:table-cell office:value-type="float" office:value="0.89521579117561" calcext:value-type="float">
            <text:p>0.89521579117561</text:p>
          </table:table-cell>
          <table:table-cell office:value-type="float" office:value="0.894424644641203" calcext:value-type="float">
            <text:p>0.894424644641203</text:p>
          </table:table-cell>
          <table:table-cell office:value-type="float" office:value="0.896006937710018" calcext:value-type="float">
            <text:p>0.896006937710018</text:p>
          </table:table-cell>
          <table:table-cell office:value-type="float" office:value="0.792268987556196" calcext:value-type="float">
            <text:p>0.792268987556196</text:p>
          </table:table-cell>
          <table:table-cell office:value-type="float" office:value="0.791453579565004" calcext:value-type="float">
            <text:p>0.791453579565004</text:p>
          </table:table-cell>
          <table:table-cell office:value-type="float" office:value="0.793084395547388" calcext:value-type="float">
            <text:p>0.793084395547388</text:p>
          </table:table-cell>
          <table:table-cell office:value-type="float" office:value="0.840804418278098" calcext:value-type="float">
            <text:p>0.840804418278098</text:p>
          </table:table-cell>
          <table:table-cell office:value-type="float" office:value="0.839953164836223" calcext:value-type="float">
            <text:p>0.839953164836223</text:p>
          </table:table-cell>
          <table:table-cell office:value-type="float" office:value="0.841655671719973" calcext:value-type="float">
            <text:p>0.841655671719973</text:p>
          </table:table-cell>
          <table:table-cell office:value-type="float" office:value="0.906837321922659" calcext:value-type="float">
            <text:p>0.906837321922659</text:p>
          </table:table-cell>
          <table:table-cell office:value-type="float" office:value="0.905950462352813" calcext:value-type="float">
            <text:p>0.905950462352813</text:p>
          </table:table-cell>
          <table:table-cell office:value-type="float" office:value="0.907724181492505" calcext:value-type="float">
            <text:p>0.907724181492505</text:p>
          </table:table-cell>
          <table:table-cell office:value-type="float" office:value="0.778064874203229" calcext:value-type="float">
            <text:p>0.778064874203229</text:p>
          </table:table-cell>
          <table:table-cell office:value-type="float" office:value="0.777161974313965" calcext:value-type="float">
            <text:p>0.777161974313965</text:p>
          </table:table-cell>
          <table:table-cell office:value-type="float" office:value="0.778967774092493" calcext:value-type="float">
            <text:p>0.778967774092493</text:p>
          </table:table-cell>
          <table:table-cell office:value-type="float" office:value="0.779980748686402" calcext:value-type="float">
            <text:p>0.779980748686402</text:p>
          </table:table-cell>
          <table:table-cell office:value-type="float" office:value="0.778973648234889" calcext:value-type="float">
            <text:p>0.778973648234889</text:p>
          </table:table-cell>
          <table:table-cell office:value-type="float" office:value="0.780987849137914" calcext:value-type="float">
            <text:p>0.780987849137914</text:p>
          </table:table-cell>
          <table:table-cell office:value-type="float" office:value="0.779009911972233" calcext:value-type="float">
            <text:p>0.779009911972233</text:p>
          </table:table-cell>
          <table:table-cell office:value-type="float" office:value="0.778106874161815" calcext:value-type="float">
            <text:p>0.778106874161815</text:p>
          </table:table-cell>
          <table:table-cell office:value-type="float" office:value="0.779912949782651" calcext:value-type="float">
            <text:p>0.779912949782651</text:p>
          </table:table-cell>
          <table:table-cell office:value-type="float" office:value="126.753280791667" calcext:value-type="float">
            <text:p>126.753280791667</text:p>
          </table:table-cell>
        </table:table-row>
        <table:table-row table:style-name="ro1">
          <table:table-cell office:value-type="string" calcext:value-type="string">
            <text:p>bky_posdep_null_pw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63" office:value-type="string" calcext:value-type="string">
            <text:p>NaN</text:p>
          </table:table-cell>
          <table:table-cell office:value-type="float" office:value="91.89289775" calcext:value-type="float">
            <text:p>91.89289775</text:p>
          </table:table-cell>
        </table:table-row>
        <table:table-row table:style-name="ro1">
          <table:table-cell office:value-type="string" calcext:value-type="string">
            <text:p>bky_posdep_posonly_pwr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21387" calcext:value-type="float">
            <text:p>0.821387</text:p>
          </table:table-cell>
          <table:table-cell office:value-type="float" office:value="0.807014030490853" calcext:value-type="float">
            <text:p>0.807014030490853</text:p>
          </table:table-cell>
          <table:table-cell office:value-type="float" office:value="0.835759969509147" calcext:value-type="float">
            <text:p>0.835759969509147</text:p>
          </table:table-cell>
          <table:table-cell office:value-type="float" office:value="0.665641" calcext:value-type="float">
            <text:p>0.665641</text:p>
          </table:table-cell>
          <table:table-cell office:value-type="float" office:value="0.653675262634973" calcext:value-type="float">
            <text:p>0.653675262634973</text:p>
          </table:table-cell>
          <table:table-cell office:value-type="float" office:value="0.677606737365027" calcext:value-type="float">
            <text:p>0.677606737365027</text:p>
          </table:table-cell>
          <table:table-cell office:value-type="float" office:value="0.684214999999999" calcext:value-type="float">
            <text:p>0.684214999999999</text:p>
          </table:table-cell>
          <table:table-cell office:value-type="float" office:value="0.67182767529072" calcext:value-type="float">
            <text:p>0.67182767529072</text:p>
          </table:table-cell>
          <table:table-cell office:value-type="float" office:value="0.696602324709279" calcext:value-type="float">
            <text:p>0.696602324709279</text:p>
          </table:table-cell>
          <table:table-cell office:value-type="float" office:value="0.807656" calcext:value-type="float">
            <text:p>0.807656</text:p>
          </table:table-cell>
          <table:table-cell office:value-type="float" office:value="0.79802076911349" calcext:value-type="float">
            <text:p>0.79802076911349</text:p>
          </table:table-cell>
          <table:table-cell office:value-type="float" office:value="0.81729123088651" calcext:value-type="float">
            <text:p>0.81729123088651</text:p>
          </table:table-cell>
          <table:table-cell office:value-type="float" office:value="0.674796" calcext:value-type="float">
            <text:p>0.674796</text:p>
          </table:table-cell>
          <table:table-cell office:value-type="float" office:value="0.66198591199066" calcext:value-type="float">
            <text:p>0.66198591199066</text:p>
          </table:table-cell>
          <table:table-cell office:value-type="float" office:value="0.68760608800934" calcext:value-type="float">
            <text:p>0.68760608800934</text:p>
          </table:table-cell>
          <table:table-cell office:value-type="float" office:value="0.661808" calcext:value-type="float">
            <text:p>0.661808</text:p>
          </table:table-cell>
          <table:table-cell office:value-type="float" office:value="0.651247106852914" calcext:value-type="float">
            <text:p>0.651247106852914</text:p>
          </table:table-cell>
          <table:table-cell office:value-type="float" office:value="0.672368893147086" calcext:value-type="float">
            <text:p>0.672368893147086</text:p>
          </table:table-cell>
          <table:table-cell office:value-type="float" office:value="0.675408999999999" calcext:value-type="float">
            <text:p>0.675408999999999</text:p>
          </table:table-cell>
          <table:table-cell office:value-type="float" office:value="0.662576612168945" calcext:value-type="float">
            <text:p>0.662576612168945</text:p>
          </table:table-cell>
          <table:table-cell office:value-type="float" office:value="0.688241387831054" calcext:value-type="float">
            <text:p>0.688241387831054</text:p>
          </table:table-cell>
          <table:table-cell office:value-type="float" office:value="0.820442672231592" calcext:value-type="float">
            <text:p>0.820442672231592</text:p>
          </table:table-cell>
          <table:table-cell office:value-type="float" office:value="0.806058172181258" calcext:value-type="float">
            <text:p>0.806058172181258</text:p>
          </table:table-cell>
          <table:table-cell office:value-type="float" office:value="0.834827172281925" calcext:value-type="float">
            <text:p>0.834827172281925</text:p>
          </table:table-cell>
          <table:table-cell office:value-type="float" office:value="0.660349140006658" calcext:value-type="float">
            <text:p>0.660349140006658</text:p>
          </table:table-cell>
          <table:table-cell office:value-type="float" office:value="0.648184353077" calcext:value-type="float">
            <text:p>0.648184353077</text:p>
          </table:table-cell>
          <table:table-cell office:value-type="float" office:value="0.672513926936316" calcext:value-type="float">
            <text:p>0.672513926936316</text:p>
          </table:table-cell>
          <table:table-cell office:value-type="float" office:value="0.678315792130852" calcext:value-type="float">
            <text:p>0.678315792130852</text:p>
          </table:table-cell>
          <table:table-cell office:value-type="float" office:value="0.665720199572923" calcext:value-type="float">
            <text:p>0.665720199572923</text:p>
          </table:table-cell>
          <table:table-cell office:value-type="float" office:value="0.690911384688782" calcext:value-type="float">
            <text:p>0.690911384688782</text:p>
          </table:table-cell>
          <table:table-cell office:value-type="float" office:value="0.807812546234303" calcext:value-type="float">
            <text:p>0.807812546234303</text:p>
          </table:table-cell>
          <table:table-cell office:value-type="float" office:value="0.798153148491822" calcext:value-type="float">
            <text:p>0.798153148491822</text:p>
          </table:table-cell>
          <table:table-cell office:value-type="float" office:value="0.817471943976784" calcext:value-type="float">
            <text:p>0.817471943976784</text:p>
          </table:table-cell>
          <table:table-cell office:value-type="float" office:value="0.820442672231592" calcext:value-type="float">
            <text:p>0.820442672231592</text:p>
          </table:table-cell>
          <table:table-cell office:value-type="float" office:value="0.806058172181258" calcext:value-type="float">
            <text:p>0.806058172181258</text:p>
          </table:table-cell>
          <table:table-cell office:value-type="float" office:value="0.834827172281925" calcext:value-type="float">
            <text:p>0.834827172281925</text:p>
          </table:table-cell>
          <table:table-cell office:value-type="float" office:value="0.662067176764494" calcext:value-type="float">
            <text:p>0.662067176764494</text:p>
          </table:table-cell>
          <table:table-cell office:value-type="float" office:value="0.651512687327422" calcext:value-type="float">
            <text:p>0.651512687327422</text:p>
          </table:table-cell>
          <table:table-cell office:value-type="float" office:value="0.672621666201565" calcext:value-type="float">
            <text:p>0.672621666201565</text:p>
          </table:table-cell>
          <table:table-cell office:value-type="float" office:value="0.675556633638518" calcext:value-type="float">
            <text:p>0.675556633638518</text:p>
          </table:table-cell>
          <table:table-cell office:value-type="float" office:value="0.662722215740725" calcext:value-type="float">
            <text:p>0.662722215740725</text:p>
          </table:table-cell>
          <table:table-cell office:value-type="float" office:value="0.688391051536311" calcext:value-type="float">
            <text:p>0.688391051536311</text:p>
          </table:table-cell>
          <table:table-cell table:number-columns-repeated="21" office:value-type="string" calcext:value-type="string">
            <text:p>NaN</text:p>
          </table:table-cell>
          <table:table-cell office:value-type="float" office:value="101.775172666667" calcext:value-type="float">
            <text:p>101.775172666667</text:p>
          </table:table-cell>
        </table:table-row>
        <table:table-row table:style-name="ro1">
          <table:table-cell office:value-type="string" calcext:value-type="string">
            <text:p>bky_posdep_negonly_pw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24255" calcext:value-type="float">
            <text:p>0.824255</text:p>
          </table:table-cell>
          <table:table-cell office:value-type="float" office:value="0.809467258995681" calcext:value-type="float">
            <text:p>0.809467258995681</text:p>
          </table:table-cell>
          <table:table-cell office:value-type="float" office:value="0.839042741004319" calcext:value-type="float">
            <text:p>0.839042741004319</text:p>
          </table:table-cell>
          <table:table-cell office:value-type="float" office:value="0.664196" calcext:value-type="float">
            <text:p>0.664196</text:p>
          </table:table-cell>
          <table:table-cell office:value-type="float" office:value="0.652122409274172" calcext:value-type="float">
            <text:p>0.652122409274172</text:p>
          </table:table-cell>
          <table:table-cell office:value-type="float" office:value="0.676269590725827" calcext:value-type="float">
            <text:p>0.676269590725827</text:p>
          </table:table-cell>
          <table:table-cell office:value-type="float" office:value="0.68335" calcext:value-type="float">
            <text:p>0.68335</text:p>
          </table:table-cell>
          <table:table-cell office:value-type="float" office:value="0.670784741519518" calcext:value-type="float">
            <text:p>0.670784741519518</text:p>
          </table:table-cell>
          <table:table-cell office:value-type="float" office:value="0.695915258480483" calcext:value-type="float">
            <text:p>0.695915258480483</text:p>
          </table:table-cell>
          <table:table-cell office:value-type="float" office:value="0.808433" calcext:value-type="float">
            <text:p>0.808433</text:p>
          </table:table-cell>
          <table:table-cell office:value-type="float" office:value="0.798449634922968" calcext:value-type="float">
            <text:p>0.798449634922968</text:p>
          </table:table-cell>
          <table:table-cell office:value-type="float" office:value="0.818416365077031" calcext:value-type="float">
            <text:p>0.818416365077031</text:p>
          </table:table-cell>
          <table:table-cell office:value-type="float" office:value="0.674277" calcext:value-type="float">
            <text:p>0.674277</text:p>
          </table:table-cell>
          <table:table-cell office:value-type="float" office:value="0.661311607800289" calcext:value-type="float">
            <text:p>0.661311607800289</text:p>
          </table:table-cell>
          <table:table-cell office:value-type="float" office:value="0.687242392199711" calcext:value-type="float">
            <text:p>0.687242392199711</text:p>
          </table:table-cell>
          <table:table-cell office:value-type="float" office:value="0.660335" calcext:value-type="float">
            <text:p>0.660335</text:p>
          </table:table-cell>
          <table:table-cell office:value-type="float" office:value="0.6496841513538" calcext:value-type="float">
            <text:p>0.6496841513538</text:p>
          </table:table-cell>
          <table:table-cell office:value-type="float" office:value="0.6709858486462" calcext:value-type="float">
            <text:p>0.6709858486462</text:p>
          </table:table-cell>
          <table:table-cell office:value-type="float" office:value="0.674774" calcext:value-type="float">
            <text:p>0.674774</text:p>
          </table:table-cell>
          <table:table-cell office:value-type="float" office:value="0.661790583543357" calcext:value-type="float">
            <text:p>0.661790583543357</text:p>
          </table:table-cell>
          <table:table-cell office:value-type="float" office:value="0.687757416456644" calcext:value-type="float">
            <text:p>0.687757416456644</text:p>
          </table:table-cell>
          <table:table-cell table:number-columns-repeated="21" office:value-type="string" calcext:value-type="string">
            <text:p>NaN</text:p>
          </table:table-cell>
          <table:table-cell office:value-type="float" office:value="0.82215015315186" calcext:value-type="float">
            <text:p>0.82215015315186</text:p>
          </table:table-cell>
          <table:table-cell office:value-type="float" office:value="0.807372658714534" calcext:value-type="float">
            <text:p>0.807372658714534</text:p>
          </table:table-cell>
          <table:table-cell office:value-type="float" office:value="0.836927647589186" calcext:value-type="float">
            <text:p>0.836927647589186</text:p>
          </table:table-cell>
          <table:table-cell office:value-type="float" office:value="0.658490826118342" calcext:value-type="float">
            <text:p>0.658490826118342</text:p>
          </table:table-cell>
          <table:table-cell office:value-type="float" office:value="0.64622735196611" calcext:value-type="float">
            <text:p>0.64622735196611</text:p>
          </table:table-cell>
          <table:table-cell office:value-type="float" office:value="0.670754300270574" calcext:value-type="float">
            <text:p>0.670754300270574</text:p>
          </table:table-cell>
          <table:table-cell office:value-type="float" office:value="0.676919066962633" calcext:value-type="float">
            <text:p>0.676919066962633</text:p>
          </table:table-cell>
          <table:table-cell office:value-type="float" office:value="0.664167554562149" calcext:value-type="float">
            <text:p>0.664167554562149</text:p>
          </table:table-cell>
          <table:table-cell office:value-type="float" office:value="0.689670579363117" calcext:value-type="float">
            <text:p>0.689670579363117</text:p>
          </table:table-cell>
          <table:table-cell office:value-type="float" office:value="0.807422804187746" calcext:value-type="float">
            <text:p>0.807422804187746</text:p>
          </table:table-cell>
          <table:table-cell office:value-type="float" office:value="0.797433752233656" calcext:value-type="float">
            <text:p>0.797433752233656</text:p>
          </table:table-cell>
          <table:table-cell office:value-type="float" office:value="0.817411856141836" calcext:value-type="float">
            <text:p>0.817411856141836</text:p>
          </table:table-cell>
          <table:table-cell office:value-type="float" office:value="0.673685395321955" calcext:value-type="float">
            <text:p>0.673685395321955</text:p>
          </table:table-cell>
          <table:table-cell office:value-type="float" office:value="0.660710557177726" calcext:value-type="float">
            <text:p>0.660710557177726</text:p>
          </table:table-cell>
          <table:table-cell office:value-type="float" office:value="0.686660233466184" calcext:value-type="float">
            <text:p>0.686660233466184</text:p>
          </table:table-cell>
          <table:table-cell office:value-type="float" office:value="0.660113546094435" calcext:value-type="float">
            <text:p>0.660113546094435</text:p>
          </table:table-cell>
          <table:table-cell office:value-type="float" office:value="0.649450953270396" calcext:value-type="float">
            <text:p>0.649450953270396</text:p>
          </table:table-cell>
          <table:table-cell office:value-type="float" office:value="0.670776138918473" calcext:value-type="float">
            <text:p>0.670776138918473</text:p>
          </table:table-cell>
          <table:table-cell office:value-type="float" office:value="0.674170543925403" calcext:value-type="float">
            <text:p>0.674170543925403</text:p>
          </table:table-cell>
          <table:table-cell office:value-type="float" office:value="0.661178322599527" calcext:value-type="float">
            <text:p>0.661178322599527</text:p>
          </table:table-cell>
          <table:table-cell office:value-type="float" office:value="0.687162765251279" calcext:value-type="float">
            <text:p>0.687162765251279</text:p>
          </table:table-cell>
          <table:table-cell office:value-type="float" office:value="101.626288875" calcext:value-type="float">
            <text:p>101.626288875</text:p>
          </table:table-cell>
        </table:table-row>
        <table:table-row table:style-name="ro1">
          <table:table-cell office:value-type="string" calcext:value-type="string">
            <text:p>bky_posdep_balanced_pw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83146" calcext:value-type="float">
            <text:p>0.783146</text:p>
          </table:table-cell>
          <table:table-cell office:value-type="float" office:value="0.78110576020522" calcext:value-type="float">
            <text:p>0.78110576020522</text:p>
          </table:table-cell>
          <table:table-cell office:value-type="float" office:value="0.785186239794779" calcext:value-type="float">
            <text:p>0.785186239794779</text:p>
          </table:table-cell>
          <table:table-cell office:value-type="float" office:value="0.798996" calcext:value-type="float">
            <text:p>0.798996</text:p>
          </table:table-cell>
          <table:table-cell office:value-type="float" office:value="0.797727175663191" calcext:value-type="float">
            <text:p>0.797727175663191</text:p>
          </table:table-cell>
          <table:table-cell office:value-type="float" office:value="0.800264824336809" calcext:value-type="float">
            <text:p>0.800264824336809</text:p>
          </table:table-cell>
          <table:table-cell office:value-type="float" office:value="0.8517165" calcext:value-type="float">
            <text:p>0.8517165</text:p>
          </table:table-cell>
          <table:table-cell office:value-type="float" office:value="0.850483667246261" calcext:value-type="float">
            <text:p>0.850483667246261</text:p>
          </table:table-cell>
          <table:table-cell office:value-type="float" office:value="0.852949332753739" calcext:value-type="float">
            <text:p>0.852949332753739</text:p>
          </table:table-cell>
          <table:table-cell office:value-type="float" office:value="0.850905" calcext:value-type="float">
            <text:p>0.850905</text:p>
          </table:table-cell>
          <table:table-cell office:value-type="float" office:value="0.849267397556256" calcext:value-type="float">
            <text:p>0.849267397556256</text:p>
          </table:table-cell>
          <table:table-cell office:value-type="float" office:value="0.852542602443744" calcext:value-type="float">
            <text:p>0.852542602443744</text:p>
          </table:table-cell>
          <table:table-cell office:value-type="float" office:value="0.654782" calcext:value-type="float">
            <text:p>0.654782</text:p>
          </table:table-cell>
          <table:table-cell office:value-type="float" office:value="0.652736805832213" calcext:value-type="float">
            <text:p>0.652736805832213</text:p>
          </table:table-cell>
          <table:table-cell office:value-type="float" office:value="0.656827194167787" calcext:value-type="float">
            <text:p>0.656827194167787</text:p>
          </table:table-cell>
          <table:table-cell office:value-type="float" office:value="0.706721" calcext:value-type="float">
            <text:p>0.706721</text:p>
          </table:table-cell>
          <table:table-cell office:value-type="float" office:value="0.70459058196129" calcext:value-type="float">
            <text:p>0.70459058196129</text:p>
          </table:table-cell>
          <table:table-cell office:value-type="float" office:value="0.708851418038711" calcext:value-type="float">
            <text:p>0.708851418038711</text:p>
          </table:table-cell>
          <table:table-cell office:value-type="float" office:value="0.6552175" calcext:value-type="float">
            <text:p>0.6552175</text:p>
          </table:table-cell>
          <table:table-cell office:value-type="float" office:value="0.653166005231529" calcext:value-type="float">
            <text:p>0.653166005231529</text:p>
          </table:table-cell>
          <table:table-cell office:value-type="float" office:value="0.657268994768471" calcext:value-type="float">
            <text:p>0.657268994768471</text:p>
          </table:table-cell>
          <table:table-cell office:value-type="float" office:value="0.773623461492557" calcext:value-type="float">
            <text:p>0.773623461492557</text:p>
          </table:table-cell>
          <table:table-cell office:value-type="float" office:value="0.76243565430922" calcext:value-type="float">
            <text:p>0.76243565430922</text:p>
          </table:table-cell>
          <table:table-cell office:value-type="float" office:value="0.784811268675893" calcext:value-type="float">
            <text:p>0.784811268675893</text:p>
          </table:table-cell>
          <table:table-cell office:value-type="float" office:value="0.792617147243891" calcext:value-type="float">
            <text:p>0.792617147243891</text:p>
          </table:table-cell>
          <table:table-cell office:value-type="float" office:value="0.784597663233007" calcext:value-type="float">
            <text:p>0.784597663233007</text:p>
          </table:table-cell>
          <table:table-cell office:value-type="float" office:value="0.800636631254776" calcext:value-type="float">
            <text:p>0.800636631254776</text:p>
          </table:table-cell>
          <table:table-cell office:value-type="float" office:value="0.845465098985336" calcext:value-type="float">
            <text:p>0.845465098985336</text:p>
          </table:table-cell>
          <table:table-cell office:value-type="float" office:value="0.837693366336788" calcext:value-type="float">
            <text:p>0.837693366336788</text:p>
          </table:table-cell>
          <table:table-cell office:value-type="float" office:value="0.853236831633883" calcext:value-type="float">
            <text:p>0.853236831633883</text:p>
          </table:table-cell>
          <table:table-cell office:value-type="float" office:value="0.843453700777653" calcext:value-type="float">
            <text:p>0.843453700777653</text:p>
          </table:table-cell>
          <table:table-cell office:value-type="float" office:value="0.834882111837077" calcext:value-type="float">
            <text:p>0.834882111837077</text:p>
          </table:table-cell>
          <table:table-cell office:value-type="float" office:value="0.852025289718229" calcext:value-type="float">
            <text:p>0.852025289718229</text:p>
          </table:table-cell>
          <table:table-cell office:value-type="float" office:value="0.773623461492557" calcext:value-type="float">
            <text:p>0.773623461492557</text:p>
          </table:table-cell>
          <table:table-cell office:value-type="float" office:value="0.76243565430922" calcext:value-type="float">
            <text:p>0.76243565430922</text:p>
          </table:table-cell>
          <table:table-cell office:value-type="float" office:value="0.784811268675893" calcext:value-type="float">
            <text:p>0.784811268675893</text:p>
          </table:table-cell>
          <table:table-cell office:value-type="float" office:value="0.698379019792589" calcext:value-type="float">
            <text:p>0.698379019792589</text:p>
          </table:table-cell>
          <table:table-cell office:value-type="float" office:value="0.688296112154962" calcext:value-type="float">
            <text:p>0.688296112154962</text:p>
          </table:table-cell>
          <table:table-cell office:value-type="float" office:value="0.708461927430215" calcext:value-type="float">
            <text:p>0.708461927430215</text:p>
          </table:table-cell>
          <table:table-cell office:value-type="float" office:value="0.645571815241159" calcext:value-type="float">
            <text:p>0.645571815241159</text:p>
          </table:table-cell>
          <table:table-cell office:value-type="float" office:value="0.633734539753983" calcext:value-type="float">
            <text:p>0.633734539753983</text:p>
          </table:table-cell>
          <table:table-cell office:value-type="float" office:value="0.657409090728334" calcext:value-type="float">
            <text:p>0.657409090728334</text:p>
          </table:table-cell>
          <table:table-cell office:value-type="float" office:value="0.793540698210541" calcext:value-type="float">
            <text:p>0.793540698210541</text:p>
          </table:table-cell>
          <table:table-cell office:value-type="float" office:value="0.782564770070483" calcext:value-type="float">
            <text:p>0.782564770070483</text:p>
          </table:table-cell>
          <table:table-cell office:value-type="float" office:value="0.804516626350599" calcext:value-type="float">
            <text:p>0.804516626350599</text:p>
          </table:table-cell>
          <table:table-cell office:value-type="float" office:value="0.806608083709951" calcext:value-type="float">
            <text:p>0.806608083709951</text:p>
          </table:table-cell>
          <table:table-cell office:value-type="float" office:value="0.798719200279704" calcext:value-type="float">
            <text:p>0.798719200279704</text:p>
          </table:table-cell>
          <table:table-cell office:value-type="float" office:value="0.814496967140198" calcext:value-type="float">
            <text:p>0.814496967140198</text:p>
          </table:table-cell>
          <table:table-cell office:value-type="float" office:value="0.859362627111968" calcext:value-type="float">
            <text:p>0.859362627111968</text:p>
          </table:table-cell>
          <table:table-cell office:value-type="float" office:value="0.851688747013797" calcext:value-type="float">
            <text:p>0.851688747013797</text:p>
          </table:table-cell>
          <table:table-cell office:value-type="float" office:value="0.867036507210139" calcext:value-type="float">
            <text:p>0.867036507210139</text:p>
          </table:table-cell>
          <table:table-cell office:value-type="float" office:value="0.859598919568054" calcext:value-type="float">
            <text:p>0.859598919568054</text:p>
          </table:table-cell>
          <table:table-cell office:value-type="float" office:value="0.851309374902344" calcext:value-type="float">
            <text:p>0.851309374902344</text:p>
          </table:table-cell>
          <table:table-cell office:value-type="float" office:value="0.867888464233764" calcext:value-type="float">
            <text:p>0.867888464233764</text:p>
          </table:table-cell>
          <table:table-cell office:value-type="float" office:value="0.665019122351289" calcext:value-type="float">
            <text:p>0.665019122351289</text:p>
          </table:table-cell>
          <table:table-cell office:value-type="float" office:value="0.653360384505746" calcext:value-type="float">
            <text:p>0.653360384505746</text:p>
          </table:table-cell>
          <table:table-cell office:value-type="float" office:value="0.676677860196832" calcext:value-type="float">
            <text:p>0.676677860196832</text:p>
          </table:table-cell>
          <table:table-cell office:value-type="float" office:value="0.715838000102728" calcext:value-type="float">
            <text:p>0.715838000102728</text:p>
          </table:table-cell>
          <table:table-cell office:value-type="float" office:value="0.705987064738946" calcext:value-type="float">
            <text:p>0.705987064738946</text:p>
          </table:table-cell>
          <table:table-cell office:value-type="float" office:value="0.72568893546651" calcext:value-type="float">
            <text:p>0.72568893546651</text:p>
          </table:table-cell>
          <table:table-cell office:value-type="float" office:value="0.66542733113907" calcext:value-type="float">
            <text:p>0.66542733113907</text:p>
          </table:table-cell>
          <table:table-cell office:value-type="float" office:value="0.653761190843077" calcext:value-type="float">
            <text:p>0.653761190843077</text:p>
          </table:table-cell>
          <table:table-cell office:value-type="float" office:value="0.677093471435063" calcext:value-type="float">
            <text:p>0.677093471435063</text:p>
          </table:table-cell>
          <table:table-cell office:value-type="float" office:value="127.684915916667" calcext:value-type="float">
            <text:p>127.684915916667</text:p>
          </table:table-cell>
        </table:table-row>
        <table:table-row table:style-name="ro1">
          <table:table-cell office:value-type="string" calcext:value-type="string">
            <text:p>bky_posdep_unbalanced_pwr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822197530408695" calcext:value-type="float">
            <text:p>0.822197530408695</text:p>
          </table:table-cell>
          <table:table-cell office:value-type="float" office:value="0.833202469591304" calcext:value-type="float">
            <text:p>0.833202469591304</text:p>
          </table:table-cell>
          <table:table-cell office:value-type="float" office:value="0.792943" calcext:value-type="float">
            <text:p>0.792943</text:p>
          </table:table-cell>
          <table:table-cell office:value-type="float" office:value="0.787401052379642" calcext:value-type="float">
            <text:p>0.787401052379642</text:p>
          </table:table-cell>
          <table:table-cell office:value-type="float" office:value="0.798484947620358" calcext:value-type="float">
            <text:p>0.798484947620358</text:p>
          </table:table-cell>
          <table:table-cell office:value-type="float" office:value="0.843083" calcext:value-type="float">
            <text:p>0.843083</text:p>
          </table:table-cell>
          <table:table-cell office:value-type="float" office:value="0.837489192632408" calcext:value-type="float">
            <text:p>0.837489192632408</text:p>
          </table:table-cell>
          <table:table-cell office:value-type="float" office:value="0.848676807367592" calcext:value-type="float">
            <text:p>0.848676807367592</text:p>
          </table:table-cell>
          <table:table-cell office:value-type="float" office:value="0.8657635" calcext:value-type="float">
            <text:p>0.8657635</text:p>
          </table:table-cell>
          <table:table-cell office:value-type="float" office:value="0.861431793337784" calcext:value-type="float">
            <text:p>0.861431793337784</text:p>
          </table:table-cell>
          <table:table-cell office:value-type="float" office:value="0.870095206662216" calcext:value-type="float">
            <text:p>0.870095206662216</text:p>
          </table:table-cell>
          <table:table-cell office:value-type="float" office:value="0.7029235" calcext:value-type="float">
            <text:p>0.7029235</text:p>
          </table:table-cell>
          <table:table-cell office:value-type="float" office:value="0.696497632814617" calcext:value-type="float">
            <text:p>0.696497632814617</text:p>
          </table:table-cell>
          <table:table-cell office:value-type="float" office:value="0.709349367185383" calcext:value-type="float">
            <text:p>0.709349367185383</text:p>
          </table:table-cell>
          <table:table-cell office:value-type="float" office:value="0.726924" calcext:value-type="float">
            <text:p>0.726924</text:p>
          </table:table-cell>
          <table:table-cell office:value-type="float" office:value="0.720978021841477" calcext:value-type="float">
            <text:p>0.720978021841477</text:p>
          </table:table-cell>
          <table:table-cell office:value-type="float" office:value="0.732869978158523" calcext:value-type="float">
            <text:p>0.732869978158523</text:p>
          </table:table-cell>
          <table:table-cell office:value-type="float" office:value="0.703708" calcext:value-type="float">
            <text:p>0.703708</text:p>
          </table:table-cell>
          <table:table-cell office:value-type="float" office:value="0.697273215624191" calcext:value-type="float">
            <text:p>0.697273215624191</text:p>
          </table:table-cell>
          <table:table-cell office:value-type="float" office:value="0.710142784375809" calcext:value-type="float">
            <text:p>0.710142784375809</text:p>
          </table:table-cell>
          <table:table-cell office:value-type="float" office:value="0.614659325412367" calcext:value-type="float">
            <text:p>0.614659325412367</text:p>
          </table:table-cell>
          <table:table-cell office:value-type="float" office:value="0.601667870745008" calcext:value-type="float">
            <text:p>0.601667870745008</text:p>
          </table:table-cell>
          <table:table-cell office:value-type="float" office:value="0.627650780079726" calcext:value-type="float">
            <text:p>0.627650780079726</text:p>
          </table:table-cell>
          <table:table-cell office:value-type="float" office:value="0.825527711935703" calcext:value-type="float">
            <text:p>0.825527711935703</text:p>
          </table:table-cell>
          <table:table-cell office:value-type="float" office:value="0.817492242909367" calcext:value-type="float">
            <text:p>0.817492242909367</text:p>
          </table:table-cell>
          <table:table-cell office:value-type="float" office:value="0.833563180962039" calcext:value-type="float">
            <text:p>0.833563180962039</text:p>
          </table:table-cell>
          <table:table-cell office:value-type="float" office:value="0.88916111632379" calcext:value-type="float">
            <text:p>0.88916111632379</text:p>
          </table:table-cell>
          <table:table-cell office:value-type="float" office:value="0.881429864374775" calcext:value-type="float">
            <text:p>0.881429864374775</text:p>
          </table:table-cell>
          <table:table-cell office:value-type="float" office:value="0.896892368272805" calcext:value-type="float">
            <text:p>0.896892368272805</text:p>
          </table:table-cell>
          <table:table-cell office:value-type="float" office:value="0.726645278388152" calcext:value-type="float">
            <text:p>0.726645278388152</text:p>
          </table:table-cell>
          <table:table-cell office:value-type="float" office:value="0.716315343872906" calcext:value-type="float">
            <text:p>0.716315343872906</text:p>
          </table:table-cell>
          <table:table-cell office:value-type="float" office:value="0.736975212903399" calcext:value-type="float">
            <text:p>0.736975212903399</text:p>
          </table:table-cell>
          <table:table-cell office:value-type="float" office:value="0.614659325412367" calcext:value-type="float">
            <text:p>0.614659325412367</text:p>
          </table:table-cell>
          <table:table-cell office:value-type="float" office:value="0.601667870745008" calcext:value-type="float">
            <text:p>0.601667870745008</text:p>
          </table:table-cell>
          <table:table-cell office:value-type="float" office:value="0.627650780079726" calcext:value-type="float">
            <text:p>0.627650780079726</text:p>
          </table:table-cell>
          <table:table-cell office:value-type="float" office:value="0.578532403512786" calcext:value-type="float">
            <text:p>0.578532403512786</text:p>
          </table:table-cell>
          <table:table-cell office:value-type="float" office:value="0.567926563146124" calcext:value-type="float">
            <text:p>0.567926563146124</text:p>
          </table:table-cell>
          <table:table-cell office:value-type="float" office:value="0.589138243879448" calcext:value-type="float">
            <text:p>0.589138243879448</text:p>
          </table:table-cell>
          <table:table-cell office:value-type="float" office:value="0.489011396052867" calcext:value-type="float">
            <text:p>0.489011396052867</text:p>
          </table:table-cell>
          <table:table-cell office:value-type="float" office:value="0.476658216419364" calcext:value-type="float">
            <text:p>0.476658216419364</text:p>
          </table:table-cell>
          <table:table-cell office:value-type="float" office:value="0.501364575686371" calcext:value-type="float">
            <text:p>0.501364575686371</text:p>
          </table:table-cell>
          <table:table-cell office:value-type="float" office:value="0.881621499476409" calcext:value-type="float">
            <text:p>0.881621499476409</text:p>
          </table:table-cell>
          <table:table-cell office:value-type="float" office:value="0.871793519896772" calcext:value-type="float">
            <text:p>0.871793519896772</text:p>
          </table:table-cell>
          <table:table-cell office:value-type="float" office:value="0.891449479056046" calcext:value-type="float">
            <text:p>0.891449479056046</text:p>
          </table:table-cell>
          <table:table-cell office:value-type="float" office:value="0.785525658132516" calcext:value-type="float">
            <text:p>0.785525658132516</text:p>
          </table:table-cell>
          <table:table-cell office:value-type="float" office:value="0.776758815250787" calcext:value-type="float">
            <text:p>0.776758815250787</text:p>
          </table:table-cell>
          <table:table-cell office:value-type="float" office:value="0.794292501014245" calcext:value-type="float">
            <text:p>0.794292501014245</text:p>
          </table:table-cell>
          <table:table-cell office:value-type="float" office:value="0.832376728626621" calcext:value-type="float">
            <text:p>0.832376728626621</text:p>
          </table:table-cell>
          <table:table-cell office:value-type="float" office:value="0.823616173461402" calcext:value-type="float">
            <text:p>0.823616173461402</text:p>
          </table:table-cell>
          <table:table-cell office:value-type="float" office:value="0.841137283791841" calcext:value-type="float">
            <text:p>0.841137283791841</text:p>
          </table:table-cell>
          <table:table-cell office:value-type="float" office:value="0.901372801001533" calcext:value-type="float">
            <text:p>0.901372801001533</text:p>
          </table:table-cell>
          <table:table-cell office:value-type="float" office:value="0.893671222458829" calcext:value-type="float">
            <text:p>0.893671222458829</text:p>
          </table:table-cell>
          <table:table-cell office:value-type="float" office:value="0.909074379544237" calcext:value-type="float">
            <text:p>0.909074379544237</text:p>
          </table:table-cell>
          <table:table-cell office:value-type="float" office:value="0.756866607367785" calcext:value-type="float">
            <text:p>0.756866607367785</text:p>
          </table:table-cell>
          <table:table-cell office:value-type="float" office:value="0.745975699889712" calcext:value-type="float">
            <text:p>0.745975699889712</text:p>
          </table:table-cell>
          <table:table-cell office:value-type="float" office:value="0.767757514845857" calcext:value-type="float">
            <text:p>0.767757514845857</text:p>
          </table:table-cell>
          <table:table-cell office:value-type="float" office:value="0.764531834024032" calcext:value-type="float">
            <text:p>0.764531834024032</text:p>
          </table:table-cell>
          <table:table-cell office:value-type="float" office:value="0.754745904541556" calcext:value-type="float">
            <text:p>0.754745904541556</text:p>
          </table:table-cell>
          <table:table-cell office:value-type="float" office:value="0.774317763506508" calcext:value-type="float">
            <text:p>0.774317763506508</text:p>
          </table:table-cell>
          <table:table-cell office:value-type="float" office:value="0.757815981157474" calcext:value-type="float">
            <text:p>0.757815981157474</text:p>
          </table:table-cell>
          <table:table-cell office:value-type="float" office:value="0.746913855266831" calcext:value-type="float">
            <text:p>0.746913855266831</text:p>
          </table:table-cell>
          <table:table-cell office:value-type="float" office:value="0.768718107048116" calcext:value-type="float">
            <text:p>0.768718107048116</text:p>
          </table:table-cell>
          <table:table-cell office:value-type="float" office:value="125.222846541667" calcext:value-type="float">
            <text:p>125.222846541667</text:p>
          </table:table-cell>
        </table:table-row>
      </table:table>
      <table:named-expressions/>
      <table:database-ranges>
        <table:database-range table:name="__Anonymous_Sheet_DB__0" table:target-range-address="formatted.O1:formatted.O22"/>
        <table:database-range table:name="__Anonymous_Sheet_DB__1" table:target-range-address="raw.A17:raw.XFD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7T00:43:39.116455698</dc:date>
    <meta:editing-duration>PT17H5M55S</meta:editing-duration>
    <meta:editing-cycles>27</meta:editing-cycles>
    <meta:generator>LibreOffice/7.4.1.2$MacOSX_AARCH64 LibreOffice_project/3c58a8f3a960df8bc8fd77b461821e42c061c5f0</meta:generator>
    <meta:document-statistic meta:table-count="2" meta:cell-count="2178" meta:object-count="0"/>
  </office:meta>
</office:document-meta>
</file>